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meta.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createTimeTable.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6.07mm"/>
    </style:style>
    <style:style style:name="co2" style:family="table-column">
      <style:table-column-properties fo:break-before="auto" style:column-width="30.74mm"/>
    </style:style>
    <style:style style:name="co3" style:family="table-column">
      <style:table-column-properties fo:break-before="auto" style:column-width="48.37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3.21mm" fo:break-before="auto" style:use-optimal-row-height="false"/>
    </style:style>
    <style:style style:name="ro3" style:family="table-row">
      <style:table-row-properties style:row-height="7.88mm" fo:break-before="auto" style:use-optimal-row-height="true"/>
    </style:style>
    <style:style style:name="ro4" style:family="table-row">
      <style:table-row-properties style:row-height="7.36mm" fo:break-before="auto" style:use-optimal-row-height="true"/>
    </style:style>
    <style:style style:name="ro5" style:family="table-row">
      <style:table-row-properties style:row-height="11.31mm" fo:break-before="auto" style:use-optimal-row-height="true"/>
    </style:style>
    <style:style style:name="ro6" style:family="table-row">
      <style:table-row-properties style:row-height="14.2mm" fo:break-before="auto" style:use-optimal-row-height="true"/>
    </style:style>
    <style:style style:name="ro7" style:family="table-row">
      <style:table-row-properties style:row-height="10.78mm"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ext-properties fo:font-weight="bold" style:font-weight-asian="bold" style:font-weight-complex="bold"/>
    </style:style>
    <style:style style:name="ce2" style:family="table-cell" style:parent-style-name="Default" style:data-style-name="N112">
      <style:text-properties fo:color="#6666ff" fo:font-weight="bold" style:font-weight-asian="bold" style:font-weight-complex="bold"/>
    </style:style>
    <style:style style:name="ce3" style:family="table-cell" style:parent-style-name="Default" style:data-style-name="N112">
      <style:text-properties fo:color="#ff3333" fo:font-weight="bold" style:font-weight-asian="bold" style:font-weight-complex="bold"/>
    </style:style>
    <style:style style:name="ce17" style:family="table-cell" style:parent-style-name="Default">
      <style:table-cell-properties style:vertical-align="middle"/>
      <style:text-properties fo:color="#6666ff" style:font-name="Liberation Sans" fo:font-weight="bold" style:font-name-asian="TakaoPGothic" style:font-weight-asian="bold" style:font-name-complex="TakaoPGothic" style:font-weight-complex="bold"/>
    </style:style>
    <style:style style:name="ce20" style:family="table-cell" style:parent-style-name="Default" style:data-style-name="N112">
      <style:table-cell-properties style:vertical-align="top"/>
      <style:text-properties style:font-name="Liberation Sans" fo:font-weight="normal" style:font-name-asian="TakaoPGothic" style:font-weight-asian="normal" style:font-name-complex="TakaoPGothic" style:font-weight-complex="normal"/>
    </style:style>
    <style:style style:name="ce21" style:family="table-cell" style:parent-style-name="Default">
      <style:table-cell-properties style:vertical-align="top"/>
      <style:text-properties style:font-name="Liberation Sans" fo:font-weight="normal" style:font-name-asian="TakaoPGothic" style:font-weight-asian="normal" style:font-name-complex="TakaoPGothic" style:font-weight-complex="normal"/>
    </style:style>
    <style:style style:name="ce8" style:family="table-cell" style:parent-style-name="Default">
      <style:table-cell-properties fo:background-color="#ffff00" style:text-align-source="fix" style:repeat-content="false"/>
      <style:paragraph-properties fo:text-align="end" fo:margin-left="0mm"/>
      <style:text-properties fo:font-weight="bold" style:font-weight-asian="bold" style:font-weight-complex="bold"/>
    </style:style>
    <style:style style:name="ce9" style:family="table-cell" style:parent-style-name="Default">
      <style:table-cell-properties fo:border-bottom="0.74pt solid #000000" fo:background-color="#ffff00" style:text-align-source="fix" style:repeat-content="false" fo:border-left="none" fo:border-right="none" fo:border-top="none"/>
      <style:paragraph-properties fo:text-align="end" fo:margin-left="0mm"/>
      <style:text-properties fo:font-weight="bold" style:font-weight-asian="bold" style:font-weight-complex="bold"/>
    </style:style>
    <style:style style:name="ce10" style:family="table-cell" style:parent-style-name="Default" style:data-style-name="N84">
      <style:table-cell-properties fo:border-bottom="none" fo:background-color="#ffff00" style:text-align-source="fix" style:repeat-content="false" fo:border-left="none" fo:border-right="none" fo:border-top="0.74pt solid #000000"/>
      <style:paragraph-properties fo:text-align="end" fo:margin-left="0mm"/>
      <style:text-properties fo:font-weight="bold" style:font-weight-asian="bold" style:font-weight-complex="bold"/>
    </style:style>
    <style:style style:name="ce11" style:family="table-cell" style:parent-style-name="Default" style:data-style-name="N84"/>
    <style:style style:name="ce12" style:family="table-cell" style:parent-style-name="Default" style:data-style-name="N112"/>
    <style:style style:name="ce13" style:family="table-cell" style:parent-style-name="Default">
      <style:table-cell-properties fo:background-color="#ffff00" style:text-align-source="fix" style:repeat-content="false"/>
      <style:paragraph-properties fo:text-align="start" fo:margin-left="0mm"/>
      <style:text-properties fo:font-weight="bold" style:font-weight-asian="bold" style:font-weight-complex="bold"/>
    </style:style>
    <style:style style:name="ce14" style:family="table-cell" style:parent-style-name="Default">
      <style:table-cell-properties fo:background-color="#ffff00" style:text-align-source="fix" style:repeat-content="false" fo:border="0.74pt solid #000000"/>
      <style:paragraph-properties fo:text-align="center" fo:margin-left="0mm"/>
    </style:style>
    <style:style style:name="ce7" style:family="table-cell" style:parent-style-name="Default">
      <style:table-cell-properties style:vertical-align="top"/>
      <style:text-properties fo:font-weight="normal" style:font-weight-asian="normal" style:font-weight-complex="normal"/>
    </style:style>
    <style:style style:name="ce6" style:family="table-cell" style:parent-style-name="Default" style:data-style-name="N112">
      <style:table-cell-properties style:vertical-align="top"/>
      <style:text-properties fo:font-weight="normal" style:font-weight-asian="normal" style:font-weight-complex="normal"/>
    </style:style>
    <style:style style:name="ce32" style:family="table-cell" style:parent-style-name="Default">
      <style:text-properties fo:font-weight="bold" style:font-name-asian="TakaoPGothic" style:font-weight-asian="bold" style:font-name-complex="TakaoPGothic" style:font-weight-complex="bold"/>
    </style:style>
    <style:style style:name="ce29" style:family="table-cell" style:parent-style-name="Default">
      <style:table-cell-properties style:vertical-align="top"/>
      <style:text-properties fo:font-size="12pt" fo:font-weight="normal" style:font-weight-asian="normal" style:font-weight-complex="normal"/>
    </style:style>
    <style:style style:name="P1" style:family="paragraph">
      <style:paragraph-properties fo:text-align="center"/>
    </style:style>
    <style:style style:name="T1" style:family="text">
      <style:text-properties fo:color="#6666ff" style:font-name="Liberation Sans" fo:font-size="10pt" fo:font-weight="bold"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TakaoPGothic" style:font-name-complex="TakaoPGothic" style:font-size-asian="10pt" style:font-size-complex="10pt" style:font-weight-asian="bold" style:font-weight-complex="bold"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時間割"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自動割振実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reateTimeTable.Main?language=Basic&amp;location=document" xlink:type="simple"/>
              </office:event-listeners>
            </form:button>
          </form:form>
        </office:forms>
        <table:shapes>
          <draw:control draw:z-index="0" draw:text-style-name="P1" svg:width="27.8mm" svg:height="7.25mm" svg:x="52.92mm" svg:y="156.68mm" draw:control="control1"/>
        </table:shapes>
        <table:table-column table:style-name="co1" table:number-columns-repeated="2" table:default-cell-style-name="Default"/>
        <table:table-column table:style-name="co2" table:default-cell-style-name="ce1"/>
        <table:table-column table:style-name="co3" table:number-columns-repeated="30" table:default-cell-style-name="Default"/>
        <table:table-column table:style-name="co4" table:number-columns-repeated="982" table:default-cell-style-name="Default"/>
        <table:table-row table:style-name="ro1">
          <table:table-cell table:number-columns-repeated="1015"/>
        </table:table-row>
        <table:table-row table:style-name="ro1">
          <table:table-cell table:style-name="ce1" table:number-columns-repeated="2"/>
          <table:table-cell/>
          <table:table-cell table:style-name="ce1" office:value-type="string" calcext:value-type="string">
            <text:p>普通教室１</text:p>
          </table:table-cell>
          <table:table-cell table:style-name="ce1" office:value-type="string" calcext:value-type="string">
            <text:p>普通教室２</text:p>
          </table:table-cell>
          <table:table-cell table:style-name="ce1" office:value-type="string" calcext:value-type="string">
            <text:p>普通教室３</text:p>
          </table:table-cell>
          <table:table-cell table:style-name="ce1" office:value-type="string" calcext:value-type="string">
            <text:p>普通教室４</text:p>
          </table:table-cell>
          <table:table-cell table:style-name="ce1" office:value-type="string" calcext:value-type="string">
            <text:p>普通教室５</text:p>
          </table:table-cell>
          <table:table-cell table:style-name="ce1" office:value-type="string" calcext:value-type="string">
            <text:p>普通教室６</text:p>
          </table:table-cell>
          <table:table-cell table:style-name="ce1" office:value-type="string" calcext:value-type="string">
            <text:p>普通教室７</text:p>
          </table:table-cell>
          <table:table-cell table:style-name="ce1" office:value-type="string" calcext:value-type="string">
            <text:p>普通教室８</text:p>
          </table:table-cell>
          <table:table-cell table:style-name="ce1" office:value-type="string" calcext:value-type="string">
            <text:p>普通教室９</text:p>
          </table:table-cell>
          <table:table-cell table:style-name="ce1" office:value-type="string" calcext:value-type="string">
            <text:p>普通教室１０</text:p>
          </table:table-cell>
          <table:table-cell table:style-name="ce1" office:value-type="string" calcext:value-type="string">
            <text:p>普通教室１１</text:p>
          </table:table-cell>
          <table:table-cell table:style-name="ce1" office:value-type="string" calcext:value-type="string">
            <text:p>普通教室１２</text:p>
          </table:table-cell>
          <table:table-cell table:style-name="ce1" office:value-type="string" calcext:value-type="string">
            <text:p>普通教室１３</text:p>
          </table:table-cell>
          <table:table-cell table:style-name="ce1" office:value-type="string" calcext:value-type="string">
            <text:p>普通教室１４</text:p>
          </table:table-cell>
          <table:table-cell table:style-name="ce1" office:value-type="string" calcext:value-type="string">
            <text:p>普通教室１５</text:p>
          </table:table-cell>
          <table:table-cell table:style-name="ce1" office:value-type="string" calcext:value-type="string">
            <text:p>普通教室１６</text:p>
          </table:table-cell>
          <table:table-cell table:style-name="ce1" office:value-type="string" calcext:value-type="string">
            <text:p>普通教室１７</text:p>
          </table:table-cell>
          <table:table-cell table:style-name="ce1" office:value-type="string" calcext:value-type="string">
            <text:p>普通教室１８</text:p>
          </table:table-cell>
          <table:table-cell table:style-name="ce1" office:value-type="string" calcext:value-type="string">
            <text:p>普通教室１９</text:p>
          </table:table-cell>
          <table:table-cell table:style-name="ce1" office:value-type="string" calcext:value-type="string">
            <text:p>普通教室２０</text:p>
          </table:table-cell>
          <table:table-cell table:style-name="ce1" office:value-type="string" calcext:value-type="string">
            <text:p>普通教室２１</text:p>
          </table:table-cell>
          <table:table-cell table:style-name="ce1" office:value-type="string" calcext:value-type="string">
            <text:p>普通教室２２</text:p>
          </table:table-cell>
          <table:table-cell table:style-name="ce1" office:value-type="string" calcext:value-type="string">
            <text:p>普通教室２３</text:p>
          </table:table-cell>
          <table:table-cell table:style-name="ce1" office:value-type="string" calcext:value-type="string">
            <text:p>普通教室２４</text:p>
          </table:table-cell>
          <table:table-cell table:style-name="ce1" office:value-type="string" calcext:value-type="string">
            <text:p>普通教室２５</text:p>
          </table:table-cell>
          <table:table-cell table:style-name="ce32" office:value-type="string" calcext:value-type="string">
            <text:p>調理教室</text:p>
          </table:table-cell>
          <table:table-cell table:style-name="ce1" office:value-type="string" calcext:value-type="string">
            <text:p>グラウンド</text:p>
          </table:table-cell>
          <table:table-cell table:style-name="ce32" office:value-type="string" calcext:value-type="string">
            <text:p>体育館・柔剣道場</text:p>
          </table:table-cell>
          <table:table-cell table:style-name="ce1" office:value-type="string" calcext:value-type="string">
            <text:p>その他</text:p>
          </table:table-cell>
          <table:table-cell table:style-name="ce1" table:number-columns-repeated="983"/>
        </table:table-row>
        <table:table-row table:style-name="ro2">
          <table:table-cell/>
          <table:table-cell table:style-name="ce2"/>
          <table:table-cell table:style-name="ce17" office:value-type="string" calcext:value-type="string">
            <text:p>８月３日（土）1限目</text:p>
          </table:table-cell>
          <table:table-cell table:style-name="ce20" office:value-type="string" calcext:value-type="string">
            <text:p>外伝・尼崎人物史1</text:p>
            <text:p>楞野 一裕</text:p>
            <text:p>プロジェクター（VGA端子のみ）</text:p>
          </table:table-cell>
          <table:table-cell table:style-name="ce21" office:value-type="string" calcext:value-type="string">
            <text:p>親子で楽しむ大道芸講座</text:p>
            <text:p>丹後　和也</text:p>
            <text:p/>
          </table:table-cell>
          <table:table-cell table:style-name="ce21" office:value-type="string" calcext:value-type="string">
            <text:p>落書きアートで「自分再発見」</text:p>
            <text:p>よし田たかし</text:p>
            <text:p/>
          </table:table-cell>
          <table:table-cell table:style-name="ce21" office:value-type="string" calcext:value-type="string">
            <text:p>写真をもっと楽しく！カメラ教室（基礎編）</text:p>
            <text:p>吉本　しゅうじ</text:p>
            <text:p/>
          </table:table-cell>
          <table:table-cell table:style-name="ce21" office:value-type="string" calcext:value-type="string">
            <text:p>全国のコミュニティカレッジが尼崎に集結！</text:p>
            <text:p>奥平裕久</text:p>
            <text:p>プロジェクター（VGA端子のみ）</text:p>
          </table:table-cell>
          <table:table-cell table:style-name="ce6" office:value-type="string" calcext:value-type="string">
            <text:p>失敗展 in サマセミ！</text:p>
            <text:p>遠藤百笑</text:p>
            <text:p/>
          </table:table-cell>
          <table:table-cell table:style-name="ce6" office:value-type="string" calcext:value-type="string">
            <text:p>自分でできる身近な害虫駆除方法</text:p>
            <text:p>当銘　英世</text:p>
            <text:p>プロジェクター</text:p>
          </table:table-cell>
          <table:table-cell table:style-name="ce6" office:value-type="string" calcext:value-type="string">
            <text:p>コミュニティ・カフェのつくり方</text:p>
            <text:p>田中晃代</text:p>
            <text:p>プロジェクター（VGA端子のみ）</text:p>
          </table:table-cell>
          <table:table-cell table:style-name="ce6" office:value-type="string" calcext:value-type="string">
            <text:p>みんなで楽しくまちづくり</text:p>
            <text:p>久　隆浩</text:p>
            <text:p>プロジェクター（VGA端子のみ）</text:p>
          </table:table-cell>
          <table:table-cell table:style-name="ce6" office:value-type="string" calcext:value-type="string">
            <text:p>ただいま～と言える子どもの居場所づくり</text:p>
            <text:p>岡本　工介</text:p>
            <text:p>プロジェクター（VGA端子のみ）</text:p>
          </table:table-cell>
          <table:table-cell table:style-name="ce6" office:value-type="string" calcext:value-type="string">
            <text:p>誰でもできるお手玉遊び（脳の活性化で元気を）</text:p>
            <text:p>黒田　治子・池　美保子　初級から上級２コマ</text:p>
            <text:p/>
          </table:table-cell>
          <table:table-cell table:style-name="ce6" office:value-type="string" calcext:value-type="string">
            <text:p>木工教室　ケンチック</text:p>
            <text:p>ケンチック</text:p>
            <text:p/>
          </table:table-cell>
          <table:table-cell table:style-name="ce6" office:value-type="string" calcext:value-type="string">
            <text:p>みんなで考える児童虐待のお話し</text:p>
            <text:p>曽我　智史</text:p>
            <text:p>プロジェクター（VGA端子のみ）</text:p>
          </table:table-cell>
          <table:table-cell table:style-name="ce6" office:value-type="string" calcext:value-type="string">
            <text:p>阪神水道企業団の概要説明など</text:p>
            <text:p>阪神水道企業団</text:p>
            <text:p>プロジェクター（VGA端子のみ）</text:p>
          </table:table-cell>
          <table:table-cell table:style-name="ce6" office:value-type="string" calcext:value-type="string">
            <text:p>まんまるはーと ワークショップ</text:p>
            <text:p>啓発事業部からの有志</text:p>
            <text:p>プロジェクター（VGA端子のみ）</text:p>
          </table:table-cell>
          <table:table-cell table:style-name="ce6" office:value-type="string" calcext:value-type="string">
            <text:p>「森の会議」サマセミ出張版</text:p>
            <text:p>藤本遼　綱本武雄</text:p>
            <text:p>プロジェクター（VGA端子のみ）</text:p>
          </table:table-cell>
          <table:table-cell table:style-name="ce6" office:value-type="string" calcext:value-type="string">
            <text:p>読みたくなる新聞編集のあれこれ</text:p>
            <text:p>村瀬隆三</text:p>
            <text:p/>
          </table:table-cell>
          <table:table-cell table:style-name="ce6" office:value-type="string" calcext:value-type="string">
            <text:p>ありたいまちってなんだ！？</text:p>
            <text:p>都市政策課</text:p>
            <text:p/>
          </table:table-cell>
          <table:table-cell table:style-name="ce6" office:value-type="string" calcext:value-type="string">
            <text:p>尼崎にコミュニティナースを広げたい！</text:p>
            <text:p>立浪　雅美</text:p>
            <text:p/>
          </table:table-cell>
          <table:table-cell table:style-name="ce6" office:value-type="string" calcext:value-type="string">
            <text:p>尼崎の未来を語ろう“議員の活動を通して”</text:p>
            <text:p>「あまがさき志誠の会」所属議員一同</text:p>
            <text:p/>
          </table:table-cell>
          <table:table-cell table:style-name="ce6" office:value-type="string" calcext:value-type="string">
            <text:p>　　　親鸞聖人は仏説から何を聞いたか</text:p>
            <text:p>波多　正文　　お寺の住職</text:p>
            <text:p/>
          </table:table-cell>
          <table:table-cell table:style-name="ce6" office:value-type="string" calcext:value-type="string">
            <text:p>世界から新しい健康法イロイロ　</text:p>
            <text:p>久保　光</text:p>
            <text:p/>
          </table:table-cell>
          <table:table-cell table:style-name="ce6" office:value-type="string" calcext:value-type="string">
            <text:p>赤ちゃん感察～みんな昔は赤ちゃんだった～</text:p>
            <text:p>赤ちゃん先生</text:p>
            <text:p/>
          </table:table-cell>
          <table:table-cell table:style-name="ce6" office:value-type="string" calcext:value-type="string">
            <text:p>手づくりパズルを作ってみよう！</text:p>
            <text:p>吉田いつむ</text:p>
            <text:p/>
          </table:table-cell>
          <table:table-cell table:style-name="ce6" office:value-type="string" calcext:value-type="string">
            <text:p>こころではなす　アドラー心理学体験</text:p>
            <text:p>いしだいくみ</text:p>
            <text:p/>
          </table:table-cell>
          <table:table-cell table:style-name="ce7" office:value-type="string" calcext:value-type="string">
            <text:p>薬膳×オーガニックから考える夏の過ごし方</text:p>
            <text:p>林檎×さやか</text:p>
            <text:p/>
          </table:table-cell>
          <table:table-cell table:style-name="ce7" office:value-type="string" calcext:value-type="string">
            <text:p>ラグビーを100万倍楽しむ方法！</text:p>
            <text:p>赤松魁 小泉公平</text:p>
            <text:p/>
          </table:table-cell>
          <table:table-cell table:style-name="ce7" office:value-type="string" calcext:value-type="string">
            <text:p>楽しくリズムに合わせて体を動かそう！</text:p>
            <text:p>山地・竹前・黒田</text:p>
            <text:p/>
          </table:table-cell>
          <table:table-cell table:style-name="ce7" office:value-type="string" calcext:value-type="string">
            <text:p>体験しよう！発達障害</text:p>
            <text:p>いくしあ（発達相談支援課）</text:p>
            <text:p/>
          </table:table-cell>
          <table:table-cell table:style-name="ce7"/>
          <table:table-cell table:number-columns-repeated="982"/>
        </table:table-row>
        <table:table-row table:style-name="ro2">
          <table:table-cell/>
          <table:table-cell table:style-name="ce2"/>
          <table:table-cell table:style-name="ce17" office:value-type="string" calcext:value-type="string">
            <text:p>８月３日（土）2限目</text:p>
          </table:table-cell>
          <table:table-cell table:style-name="ce20" office:value-type="string" calcext:value-type="string">
            <text:p>デートDVってなに？</text:p>
            <text:p>岩田さやか</text:p>
            <text:p>プロジェクター（VGA端子のみ）</text:p>
          </table:table-cell>
          <table:table-cell table:style-name="ce21" office:value-type="string" calcext:value-type="string">
            <text:p>諦めないで！フェイスエクササイズで表情改革</text:p>
            <text:p>樋口　まり</text:p>
            <text:p>プロジェクター（VGA端子のみ）</text:p>
          </table:table-cell>
          <table:table-cell table:style-name="ce21" office:value-type="string" calcext:value-type="string">
            <text:p>動物系ジイサンと考えよう結婚、不倫、浮気</text:p>
            <text:p>海野　隆</text:p>
            <text:p>プロジェクター（VGA端子のみ）</text:p>
          </table:table-cell>
          <table:table-cell table:style-name="ce21" office:value-type="string" calcext:value-type="string">
            <text:p>サマセミ副音声vol.4</text:p>
            <text:p>船木成記、広石拓司、毛受芳高</text:p>
            <text:p>プロジェクター（VGA端子のみ）</text:p>
          </table:table-cell>
          <table:table-cell table:style-name="ce21" office:value-type="string" calcext:value-type="string">
            <text:p>外伝・尼崎人物史２　抽象画家 白髪一雄</text:p>
            <text:p>妹尾　綾</text:p>
            <text:p>プロジェクター（VGA端子のみ）</text:p>
          </table:table-cell>
          <table:table-cell table:style-name="ce7" office:value-type="string" calcext:value-type="string">
            <text:p>みんなで一緒にハコマネ（公共施設の今後について）</text:p>
            <text:p>尼崎市ファシリティマネジメント推進担当</text:p>
            <text:p/>
          </table:table-cell>
          <table:table-cell table:style-name="ce7" office:value-type="string" calcext:value-type="string">
            <text:p>写真をもっと楽しく！カメラ教室（実習編）</text:p>
            <text:p>尼崎市役所　本庁写真部</text:p>
            <text:p/>
          </table:table-cell>
          <table:table-cell table:style-name="ce7" office:value-type="string" calcext:value-type="string">
            <text:p>自分流の英語学習法を確立しよう</text:p>
            <text:p>井田　則文</text:p>
            <text:p/>
          </table:table-cell>
          <table:table-cell table:style-name="ce7" office:value-type="string" calcext:value-type="string">
            <text:p>投資の基礎から学ぶマネーセミナー</text:p>
            <text:p>夫津木良介</text:p>
            <text:p/>
          </table:table-cell>
          <table:table-cell table:style-name="ce7" office:value-type="string" calcext:value-type="string">
            <text:p>ただいま～と言える子どもの居場所づくり</text:p>
            <text:p>岡本　工介</text:p>
            <text:p>プロジェクター（VGA端子のみ）</text:p>
          </table:table-cell>
          <table:table-cell table:style-name="ce7" office:value-type="string" calcext:value-type="string">
            <text:p>誰でもできるお手玉遊び（脳の活性化で元気を）</text:p>
            <text:p>黒田　治子・池　美保子　初級から上級２コマ</text:p>
            <text:p/>
          </table:table-cell>
          <table:table-cell table:style-name="ce7" office:value-type="string" calcext:value-type="string">
            <text:p>木工教室　ケンチック</text:p>
            <text:p>ケンチック</text:p>
            <text:p/>
          </table:table-cell>
          <table:table-cell table:style-name="ce7" office:value-type="string" calcext:value-type="string">
            <text:p>認知症サポーター養成講座</text:p>
            <text:p>キャラバンメイト</text:p>
            <text:p>プロジェクター</text:p>
          </table:table-cell>
          <table:table-cell table:style-name="ce7" office:value-type="string" calcext:value-type="string">
            <text:p>みんなの防災</text:p>
            <text:p>藤田　朝代</text:p>
            <text:p>プロジェクター（VGA端子のみ）</text:p>
          </table:table-cell>
          <table:table-cell table:style-name="ce7" office:value-type="string" calcext:value-type="string">
            <text:p>整膚で、美容と健康！セルフリンパレッスン</text:p>
            <text:p>穴田美緒</text:p>
            <text:p/>
          </table:table-cell>
          <table:table-cell table:style-name="ce7" office:value-type="string" calcext:value-type="string">
            <text:p>アロマで手作り虫除けスプレー</text:p>
            <text:p>南野美恵子/穴田美緒</text:p>
            <text:p/>
          </table:table-cell>
          <table:table-cell table:style-name="ce7" office:value-type="string" calcext:value-type="string">
            <text:p>「未病」への気づき</text:p>
            <text:p>健康管理士一般指導員　西口　泰</text:p>
            <text:p>プロジェクター（VGA端子のみ）</text:p>
          </table:table-cell>
          <table:table-cell table:style-name="ce7" office:value-type="string" calcext:value-type="string">
            <text:p>自分に合った「婚活」ってなんだ？？</text:p>
            <text:p>木村　惠</text:p>
            <text:p>プロジェクター（VGA端子のみ）</text:p>
          </table:table-cell>
          <table:table-cell table:style-name="ce7" office:value-type="string" calcext:value-type="string">
            <text:p>「フェアトレード」について考えよう！</text:p>
            <text:p>上馬里奈、槇原杏菜、坂口絵美、上田未来</text:p>
            <text:p>プロジェクター（VGA端子のみ）</text:p>
          </table:table-cell>
          <table:table-cell table:style-name="ce7" office:value-type="string" calcext:value-type="string">
            <text:p>令和☆僕たち・私たちのみらい会議</text:p>
            <text:p>特定非営利活動法人　愛逢</text:p>
            <text:p>プロジェクター（VGA端子のみ）</text:p>
          </table:table-cell>
          <table:table-cell table:style-name="ce7" office:value-type="string" calcext:value-type="string">
            <text:p>周りも自分も幸せな「生涯現役人生」とは？</text:p>
            <text:p>岩田　加奈子</text:p>
            <text:p>プロジェクター（VGA端子のみ）</text:p>
          </table:table-cell>
          <table:table-cell table:style-name="ce7" office:value-type="string" calcext:value-type="string">
            <text:p>子連れ韓国旅行を楽しもう！</text:p>
            <text:p>大永尉惠</text:p>
            <text:p>プロジェクター（VGA端子のみ）</text:p>
          </table:table-cell>
          <table:table-cell table:style-name="ce7" office:value-type="string" calcext:value-type="string">
            <text:p>ちょっと変わったつみきで、心に遊びを</text:p>
            <text:p>koto</text:p>
            <text:p>プロジェクター（VGA端子のみ）</text:p>
          </table:table-cell>
          <table:table-cell table:style-name="ce7" office:value-type="string" calcext:value-type="string">
            <text:p>★夏に気持ちい～ひんやりアロマジェル＆ハンドマッサージ講習</text:p>
            <text:p>みっちゃん</text:p>
            <text:p/>
          </table:table-cell>
          <table:table-cell table:style-name="ce7" office:value-type="string" calcext:value-type="string">
            <text:p>自分に合った食材で健康ごはん教室</text:p>
            <text:p>辻本由美</text:p>
            <text:p/>
          </table:table-cell>
          <table:table-cell table:style-name="ce7" office:value-type="string" calcext:value-type="string">
            <text:p>発酵調味料！醤（ひしお）を作ろう！</text:p>
            <text:p>西村　邦子（マクロビPRANA認定講師）</text:p>
            <text:p/>
          </table:table-cell>
          <table:table-cell table:style-name="ce7"/>
          <table:table-cell table:style-name="ce7" office:value-type="string" calcext:value-type="string">
            <text:p>キッズコーディネーション</text:p>
            <text:p>津田　小百合</text:p>
            <text:p/>
          </table:table-cell>
          <table:table-cell table:style-name="ce7" table:number-columns-repeated="2"/>
          <table:table-cell table:number-columns-repeated="982"/>
        </table:table-row>
        <table:table-row table:style-name="ro2">
          <table:table-cell/>
          <table:table-cell table:style-name="ce2"/>
          <table:table-cell table:style-name="ce17" office:value-type="string" calcext:value-type="string">
            <text:p>８月３日（土）3限目</text:p>
          </table:table-cell>
          <table:table-cell table:style-name="ce20" office:value-type="string" calcext:value-type="string">
            <text:p>非営利活動の運営の疑問に答えます</text:p>
            <text:p>広石拓司・江上昇</text:p>
            <text:p>プロジェクター（VGA端子のみ）</text:p>
          </table:table-cell>
          <table:table-cell table:style-name="ce21" office:value-type="string" calcext:value-type="string">
            <text:p>外伝・尼崎人物史３　藩主を取り巻く女性</text:p>
            <text:p>河野　未央</text:p>
            <text:p>プロジェクター（VGA端子のみ）</text:p>
          </table:table-cell>
          <table:table-cell table:style-name="ce21" office:value-type="string" calcext:value-type="string">
            <text:p>「ブッダの教えを、パーリ語で学ぶ」</text:p>
            <text:p>RIE</text:p>
            <text:p/>
          </table:table-cell>
          <table:table-cell table:style-name="ce21" office:value-type="string" calcext:value-type="string">
            <text:p>主婦も「マネジメント」、「ドラッカー」で家庭円満</text:p>
            <text:p>松崎　克彦</text:p>
            <text:p/>
          </table:table-cell>
          <table:table-cell table:style-name="ce21" office:value-type="string" calcext:value-type="string">
            <text:p>Magic room</text:p>
            <text:p>Daiki</text:p>
            <text:p/>
          </table:table-cell>
          <table:table-cell table:style-name="ce7" office:value-type="string" calcext:value-type="string">
            <text:p>税理士YouTuberが語る！YouTubeのお仕事とは？</text:p>
            <text:p>税理士YouTuber・ヒロ税理士</text:p>
            <text:p>プロジェクター（VGA端子のみ）</text:p>
          </table:table-cell>
          <table:table-cell table:style-name="ce7" office:value-type="string" calcext:value-type="string">
            <text:p>レクチャー・体験</text:p>
            <text:p>上井　滋子</text:p>
            <text:p>プロジェクター（VGA端子のみ）</text:p>
          </table:table-cell>
          <table:table-cell table:style-name="ce7" office:value-type="string" calcext:value-type="string">
            <text:p>ＧｏＧｏ！“りんぽかん”　笑顔と共に</text:p>
            <text:p>細見義博</text:p>
            <text:p/>
          </table:table-cell>
          <table:table-cell table:style-name="ce7" office:value-type="string" calcext:value-type="string">
            <text:p>バンドやろうぜ♪キッズ体験ワークショップ</text:p>
            <text:p>ミュージシャン里佳</text:p>
            <text:p/>
          </table:table-cell>
          <table:table-cell table:style-name="ce7" office:value-type="string" calcext:value-type="string">
            <text:p>CADによるﾓﾃﾞﾙ作成と3Dプリンタ実習</text:p>
            <text:p>八束　康</text:p>
            <text:p>プロジェクター（VGA端子のみ）</text:p>
          </table:table-cell>
          <table:table-cell table:style-name="ce7" office:value-type="string" calcext:value-type="string">
            <text:p>英語で歌おう！あのミュージカルの名曲♪</text:p>
            <text:p>髙本裕子、松原沙織</text:p>
            <text:p>プロジェクター（VGA端子のみ）</text:p>
          </table:table-cell>
          <table:table-cell table:style-name="ce7" office:value-type="string" calcext:value-type="string">
            <text:p>本で遊ぼう！読書へのアニマシオン</text:p>
            <text:p>みんなの尼崎大学図書部</text:p>
            <text:p/>
          </table:table-cell>
          <table:table-cell table:style-name="ce7" office:value-type="string" calcext:value-type="string">
            <text:p>自分を知る「マイトリセツ手帳」を作ろう！</text:p>
            <text:p>坂 彬光</text:p>
            <text:p>プロジェクター（VGA端子のみ）</text:p>
          </table:table-cell>
          <table:table-cell table:style-name="ce7" office:value-type="string" calcext:value-type="string">
            <text:p>ダーツの投げ方講座</text:p>
            <text:p>吉松俊貴</text:p>
            <text:p>プロジェクター（VGA端子のみ）</text:p>
          </table:table-cell>
          <table:table-cell table:style-name="ce7" office:value-type="string" calcext:value-type="string">
            <text:p>モデル講師が伝えるメンタル強化のコツ</text:p>
            <text:p>宮脇　春男</text:p>
            <text:p>プロジェクター（VGA端子のみ）</text:p>
          </table:table-cell>
          <table:table-cell table:style-name="ce7" office:value-type="string" calcext:value-type="string">
            <text:p>高校生がモノづくりの現場を潜入調査！？</text:p>
            <text:p>畠中裕介</text:p>
            <text:p>プロジェクター（VGA端子のみ）</text:p>
          </table:table-cell>
          <table:table-cell table:style-name="ce7" office:value-type="string" calcext:value-type="string">
            <text:p>3Dプリンタをみてみよう</text:p>
            <text:p>久次米利彦</text:p>
            <text:p>プロジェクター（VGA端子のみ）</text:p>
          </table:table-cell>
          <table:table-cell table:style-name="ce7" office:value-type="string" calcext:value-type="string">
            <text:p>元虐待児が話す虐待のお話</text:p>
            <text:p>二村　卓朋敷</text:p>
            <text:p/>
          </table:table-cell>
          <table:table-cell table:style-name="ce7" office:value-type="string" calcext:value-type="string">
            <text:p>明日が5倍楽しくなる～メンタル強化塾～</text:p>
            <text:p>圓句 美沙</text:p>
            <text:p/>
          </table:table-cell>
          <table:table-cell table:style-name="ce7" office:value-type="string" calcext:value-type="string">
            <text:p>貴方の意見を兵庫県に届けませんか？</text:p>
            <text:p>丸尾　牧</text:p>
            <text:p/>
          </table:table-cell>
          <table:table-cell table:style-name="ce7" office:value-type="string" calcext:value-type="string">
            <text:p>iphoneを使ってLINEスタンプを作ろう</text:p>
            <text:p>湧川 佑香</text:p>
            <text:p/>
          </table:table-cell>
          <table:table-cell table:style-name="ce7" office:value-type="string" calcext:value-type="string">
            <text:p>親子で学べる アンガーマネジメント</text:p>
            <text:p>柏 美香</text:p>
            <text:p/>
          </table:table-cell>
          <table:table-cell table:style-name="ce7" office:value-type="string" calcext:value-type="string">
            <text:p>男性必見！ちょっと工夫でおしゃれ度アップ</text:p>
            <text:p>市川　多恵子</text:p>
            <text:p/>
          </table:table-cell>
          <table:table-cell table:style-name="ce7" office:value-type="string" calcext:value-type="string">
            <text:p>アイデアを形にしよう！（プチ発明家になる</text:p>
            <text:p>渡部 恭三</text:p>
            <text:p/>
          </table:table-cell>
          <table:table-cell table:style-name="ce7" office:value-type="string" calcext:value-type="string">
            <text:p>みんなの楽しい工作教室</text:p>
            <text:p>中川ひなた</text:p>
            <text:p/>
          </table:table-cell>
          <table:table-cell office:value-type="string" calcext:value-type="string">
            <text:p>仮)未来の食事を考える 昆虫食</text:p>
            <text:p>モリヒロ</text:p>
            <text:p>調理器具（食器を除く） 20で③調理教室を選択した場合のみ 詳細を23へご記入下さい</text:p>
          </table:table-cell>
          <table:table-cell table:style-name="ce7"/>
          <table:table-cell table:style-name="ce7" office:value-type="string" calcext:value-type="string">
            <text:p>紙飛行機教室</text:p>
            <text:p>上玉利　敦</text:p>
            <text:p/>
          </table:table-cell>
          <table:table-cell table:style-name="ce7"/>
          <table:table-cell table:number-columns-repeated="983"/>
        </table:table-row>
        <table:table-row table:style-name="ro2">
          <table:table-cell/>
          <table:table-cell table:style-name="ce2"/>
          <table:table-cell table:style-name="ce17" office:value-type="string" calcext:value-type="string">
            <text:p>８月３日（土）4限目</text:p>
          </table:table-cell>
          <table:table-cell table:style-name="ce20" office:value-type="string" calcext:value-type="string">
            <text:p>「とりあえず大学進学」が危ない！</text:p>
            <text:p>毛受芳高</text:p>
            <text:p>プロジェクター（VGA端子のみ）</text:p>
          </table:table-cell>
          <table:table-cell table:style-name="ce21" office:value-type="string" calcext:value-type="string">
            <text:p>外伝・尼崎人物史４　勝海舟家の嫁櫻井栄子</text:p>
            <text:p>桃谷和則</text:p>
            <text:p>プロジェクター（VGA端子のみ）</text:p>
          </table:table-cell>
          <table:table-cell table:style-name="ce21" office:value-type="string" calcext:value-type="string">
            <text:p>じぶん探検の旅</text:p>
            <text:p>じぶん探検支援人  しょうこ</text:p>
            <text:p/>
          </table:table-cell>
          <table:table-cell table:style-name="ce21" office:value-type="string" calcext:value-type="string">
            <text:p>デコ教室 フェイクスイーツ</text:p>
            <text:p>くぅくぅしゅしゅ</text:p>
            <text:p/>
          </table:table-cell>
          <table:table-cell table:style-name="ce7" office:value-type="string" calcext:value-type="string">
            <text:p>口の体操アイウエオ！</text:p>
            <text:p>林　順子</text:p>
            <text:p/>
          </table:table-cell>
          <table:table-cell table:style-name="ce7" office:value-type="string" calcext:value-type="string">
            <text:p>競馬の楽しみ方とダイエット</text:p>
            <text:p>三野孝徳</text:p>
            <text:p>プロジェクター（VGA端子のみ）</text:p>
          </table:table-cell>
          <table:table-cell table:style-name="ce7" office:value-type="string" calcext:value-type="string">
            <text:p>アクセシブルかつインクルーシブな世界へ</text:p>
            <text:p>板垣宏明</text:p>
            <text:p>プロジェクター（VGA端子のみ）</text:p>
          </table:table-cell>
          <table:table-cell table:style-name="ce7" office:value-type="string" calcext:value-type="string">
            <text:p>『障害のない社会』ってなんやろ～？？</text:p>
            <text:p>柳詩織</text:p>
            <text:p>プロジェクター（VGA端子のみ）</text:p>
          </table:table-cell>
          <table:table-cell table:style-name="ce7" office:value-type="string" calcext:value-type="string">
            <text:p>親子リトミック</text:p>
            <text:p>武田康子（FM尼崎）遊喜直美</text:p>
            <text:p/>
          </table:table-cell>
          <table:table-cell table:style-name="ce7" office:value-type="string" calcext:value-type="string">
            <text:p>ゲームで学ぼう！アンガーマネジメント</text:p>
            <text:p>池田 真茶</text:p>
            <text:p/>
          </table:table-cell>
          <table:table-cell table:style-name="ce7" office:value-type="string" calcext:value-type="string">
            <text:p>アクションフィギュアを作ってみよう！</text:p>
            <text:p>高橋和司</text:p>
            <text:p/>
          </table:table-cell>
          <table:table-cell table:style-name="ce7" office:value-type="string" calcext:value-type="string">
            <text:p>日本酒と蔵人と</text:p>
            <text:p>福部長</text:p>
            <text:p>プロジェクター（VGA端子のみ）</text:p>
          </table:table-cell>
          <table:table-cell table:style-name="ce7" office:value-type="string" calcext:value-type="string">
            <text:p>ヒモトレ！ヒモ一本でカラダは動き出す</text:p>
            <text:p>enoo </text:p>
            <text:p/>
          </table:table-cell>
          <table:table-cell table:style-name="ce7" office:value-type="string" calcext:value-type="string">
            <text:p>セオリツ姫のおはなし</text:p>
            <text:p>Hiro Ifuki Miya</text:p>
            <text:p/>
          </table:table-cell>
          <table:table-cell table:style-name="ce7" office:value-type="string" calcext:value-type="string">
            <text:p>Body&amp;Brain  体と頭の元気講座</text:p>
            <text:p>小榑由布子</text:p>
            <text:p/>
          </table:table-cell>
          <table:table-cell table:style-name="ce7" office:value-type="string" calcext:value-type="string">
            <text:p>こどものアントレプレナー教育</text:p>
            <text:p>柿原  利章</text:p>
            <text:p/>
          </table:table-cell>
          <table:table-cell table:style-name="ce7" office:value-type="string" calcext:value-type="string">
            <text:p>「老人介護と色模様」</text:p>
            <text:p>中村　大蔵</text:p>
            <text:p/>
          </table:table-cell>
          <table:table-cell table:style-name="ce7" office:value-type="string" calcext:value-type="string">
            <text:p>小さくはじめる似顔絵教室</text:p>
            <text:p>綱本武雄</text:p>
            <text:p/>
          </table:table-cell>
          <table:table-cell table:style-name="ce7" office:value-type="string" calcext:value-type="string">
            <text:p>未定</text:p>
            <text:p>森井　裕史</text:p>
            <text:p>プロジェクター</text:p>
          </table:table-cell>
          <table:table-cell table:style-name="ce7" office:value-type="string" calcext:value-type="string">
            <text:p>お役所ちらしビフォーアフター</text:p>
            <text:p>山中　正則(があ)</text:p>
            <text:p>プロジェクター（VGA端子のみ）</text:p>
          </table:table-cell>
          <table:table-cell table:style-name="ce7" office:value-type="string" calcext:value-type="string">
            <text:p>学びのカタチを考える</text:p>
            <text:p>鈴木伸尚</text:p>
            <text:p>プロジェクター（VGA端子のみ）</text:p>
          </table:table-cell>
          <table:table-cell table:style-name="ce7" office:value-type="string" calcext:value-type="string">
            <text:p>みやけなおこと??尼人達</text:p>
            <text:p>三宅奈緒子</text:p>
            <text:p>プロジェクター（VGA端子のみ）</text:p>
          </table:table-cell>
          <table:table-cell table:style-name="ce7" office:value-type="string" calcext:value-type="string">
            <text:p>今さら聞きたい「お金の話」</text:p>
            <text:p>鈴木 保貴</text:p>
            <text:p/>
          </table:table-cell>
          <table:table-cell table:style-name="ce7" office:value-type="string" calcext:value-type="string">
            <text:p>大人も絵本を愉しむ「絵本セラピｰ(R)」</text:p>
            <text:p>谷田五沙子</text:p>
            <text:p/>
          </table:table-cell>
          <table:table-cell table:style-name="ce7" office:value-type="string" calcext:value-type="string">
            <text:p>声の力を高める</text:p>
            <text:p>牧野篤史</text:p>
            <text:p/>
          </table:table-cell>
          <table:table-cell table:style-name="ce7" office:value-type="string" calcext:value-type="string">
            <text:p>みんなで工作　殿さま気分で立体まちづくり</text:p>
            <text:p>尼崎市都市計画課</text:p>
            <text:p/>
          </table:table-cell>
          <table:table-cell table:style-name="ce7"/>
          <table:table-cell table:style-name="ce7" office:value-type="string" calcext:value-type="string">
            <text:p>自由にダンスしてみよう??</text:p>
            <text:p>RINKO </text:p>
            <text:p/>
          </table:table-cell>
          <table:table-cell table:style-name="ce7"/>
          <table:table-cell table:number-columns-repeated="983"/>
        </table:table-row>
        <table:table-row table:style-name="ro2">
          <table:table-cell/>
          <table:table-cell table:style-name="ce2"/>
          <table:table-cell table:style-name="ce17" office:value-type="string" calcext:value-type="string">
            <text:p>８月３日（土）5限目</text:p>
          </table:table-cell>
          <table:table-cell table:style-name="ce20" office:value-type="string" calcext:value-type="string">
            <text:p>誰でも出来る～心の健康法～(セルフケア)</text:p>
            <text:p>尼子  尚造</text:p>
            <text:p>プロジェクター（VGA端子のみ）</text:p>
          </table:table-cell>
          <table:table-cell table:style-name="ce21" office:value-type="string" calcext:value-type="string">
            <text:p>未来のおしごと図鑑 </text:p>
            <text:p>土居 由紀子</text:p>
            <text:p>プロジェクター（VGA端子のみ）</text:p>
          </table:table-cell>
          <table:table-cell table:style-name="ce21" office:value-type="string" calcext:value-type="string">
            <text:p>外伝・尼崎人物史5　城を描く―荻原一青</text:p>
            <text:p>松岡弘之</text:p>
            <text:p>プロジェクター（VGA端子のみ）</text:p>
          </table:table-cell>
          <table:table-cell table:style-name="ce21" office:value-type="string" calcext:value-type="string">
            <text:p>こんなところに尼崎市職員</text:p>
            <text:p>木下巨一、飯田に派遣されていた尼崎市職員</text:p>
            <text:p>プロジェクター（VGA端子のみ）</text:p>
          </table:table-cell>
          <table:table-cell table:style-name="ce7" office:value-type="string" calcext:value-type="string">
            <text:p>ウルトラヘルス ダイエットごろ寝体操法?</text:p>
            <text:p>健康管理士 整体療法師　山田眞市</text:p>
            <text:p>プロジェクター（VGA端子のみ）</text:p>
          </table:table-cell>
          <table:table-cell table:style-name="ce7" office:value-type="string" calcext:value-type="string">
            <text:p>ゲイが選ぶ映画でじわるマイノリティの一言</text:p>
            <text:p>景山幸信</text:p>
            <text:p>プロジェクター（VGA端子のみ）</text:p>
          </table:table-cell>
          <table:table-cell table:style-name="ce7" office:value-type="string" calcext:value-type="string">
            <text:p>フードロス問題とフードバンク</text:p>
            <text:p>松尾 粒一</text:p>
            <text:p>プロジェクター（VGA端子のみ）</text:p>
          </table:table-cell>
          <table:table-cell table:style-name="ce7" office:value-type="string" calcext:value-type="string">
            <text:p>ストレスを軽減　こころの回復体操</text:p>
            <text:p>竹内　志津香</text:p>
            <text:p/>
          </table:table-cell>
          <table:table-cell table:style-name="ce7" office:value-type="string" calcext:value-type="string">
            <text:p>私の街ってこんな街</text:p>
            <text:p>まっすー＆こまっすー</text:p>
            <text:p/>
          </table:table-cell>
          <table:table-cell table:style-name="ce7" office:value-type="string" calcext:value-type="string">
            <text:p>自分だけのロゴデザインをしよう！</text:p>
            <text:p>MAYA</text:p>
            <text:p/>
          </table:table-cell>
          <table:table-cell table:style-name="ce7" office:value-type="string" calcext:value-type="string">
            <text:p>アクションフィギュアを作ってみよう！</text:p>
            <text:p>高橋和司</text:p>
            <text:p/>
          </table:table-cell>
          <table:table-cell table:style-name="ce7" office:value-type="string" calcext:value-type="string">
            <text:p>日本の結婚式</text:p>
            <text:p>澤田 弘子</text:p>
            <text:p/>
          </table:table-cell>
          <table:table-cell table:style-name="ce7" office:value-type="string" calcext:value-type="string">
            <text:p>SDGsって何？ゲームで体験・体感しよう</text:p>
            <text:p>今田　大介</text:p>
            <text:p>プロジェクター（VGA端子のみ）</text:p>
          </table:table-cell>
          <table:table-cell table:style-name="ce7" office:value-type="string" calcext:value-type="string">
            <text:p>官僚のホンネ・霞が関のリアル</text:p>
            <text:p>福嶋 慶三</text:p>
            <text:p>プロジェクター（VGA端子のみ）</text:p>
          </table:table-cell>
          <table:table-cell table:style-name="ce7" office:value-type="string" calcext:value-type="string">
            <text:p>漆喰基礎知識と塗り方講座</text:p>
            <text:p>日本プラスター株式会社　社員</text:p>
            <text:p>プロジェクター（VGA端子のみ）</text:p>
          </table:table-cell>
          <table:table-cell table:style-name="ce7" office:value-type="string" calcext:value-type="string">
            <text:p>温度を色に変えてみよう！！！</text:p>
            <text:p>山口祐貴子</text:p>
            <text:p>プロジェクター（VGA端子のみ）</text:p>
          </table:table-cell>
          <table:table-cell table:style-name="ce7" office:value-type="string" calcext:value-type="string">
            <text:p>脈診～あなたの体質がわかります！</text:p>
            <text:p>迫田 敬一</text:p>
            <text:p>プロジェクター（VGA端子のみ）</text:p>
          </table:table-cell>
          <table:table-cell table:style-name="ce7" office:value-type="string" calcext:value-type="string">
            <text:p>もう一度行きたくなるカンボジアの魅力</text:p>
            <text:p>古田希望</text:p>
            <text:p>プロジェクター（VGA端子のみ）</text:p>
          </table:table-cell>
          <table:table-cell table:style-name="ce7" office:value-type="string" calcext:value-type="string">
            <text:p>自分らしさを探索してみる</text:p>
            <text:p>廣川　智三</text:p>
            <text:p/>
          </table:table-cell>
          <table:table-cell table:style-name="ce7" office:value-type="string" calcext:value-type="string">
            <text:p>大仏2.0 大仏をアップデートします</text:p>
            <text:p>daibutsu2.0</text:p>
            <text:p/>
          </table:table-cell>
          <table:table-cell table:style-name="ce7" office:value-type="string" calcext:value-type="string">
            <text:p>60回の「婚活」参加から見えてきたもの</text:p>
            <text:p>きしかわ</text:p>
            <text:p/>
          </table:table-cell>
          <table:table-cell table:style-name="ce7" office:value-type="string" calcext:value-type="string">
            <text:p>楽器を使わない音楽教室</text:p>
            <text:p>西田彩ゾンビ</text:p>
            <text:p/>
          </table:table-cell>
          <table:table-cell table:style-name="ce7" office:value-type="string" calcext:value-type="string">
            <text:p>～あなたが家族の代表～ ＼参加型予防医学セミナー／みんなのおうち薬局</text:p>
            <text:p>加藤めぐみ・多田誉</text:p>
            <text:p>プロジェクター（VGA端子のみ）</text:p>
          </table:table-cell>
          <table:table-cell table:style-name="ce7" office:value-type="string" calcext:value-type="string">
            <text:p>魔法のチョークキットパスでお絵描きしましょ</text:p>
            <text:p>木下愛</text:p>
            <text:p/>
          </table:table-cell>
          <table:table-cell table:style-name="ce7" office:value-type="string" calcext:value-type="string">
            <text:p>教えます！「尼崎大学商学部」を楽しむコツ</text:p>
            <text:p>加藤  淳</text:p>
            <text:p>プロジェクター（VGA端子のみ）</text:p>
          </table:table-cell>
          <table:table-cell table:style-name="ce7" office:value-type="string" calcext:value-type="string">
            <text:p>みんなで工作　殿さま気分で立体まちづくり</text:p>
            <text:p>尼崎市都市計画課</text:p>
            <text:p/>
          </table:table-cell>
          <table:table-cell table:style-name="ce7"/>
          <table:table-cell table:style-name="ce7" office:value-type="string" calcext:value-type="string">
            <text:p>コグニサイズ～認知症予防～</text:p>
            <text:p>二神　あづさ</text:p>
            <text:p/>
          </table:table-cell>
          <table:table-cell table:style-name="ce7"/>
          <table:table-cell table:number-columns-repeated="983"/>
        </table:table-row>
        <table:table-row table:style-name="ro2">
          <table:table-cell/>
          <table:table-cell table:style-name="ce2"/>
          <table:table-cell table:style-name="ce17" office:value-type="string" calcext:value-type="string">
            <text:p>８月３日（土）6限目</text:p>
          </table:table-cell>
          <table:table-cell table:style-name="ce20" office:value-type="string" calcext:value-type="string">
            <text:p>世界を目指せ！バルーンアート ♪</text:p>
            <text:p>風船使いたけむぅー</text:p>
            <text:p>プロジェクター（VGA端子のみ）</text:p>
          </table:table-cell>
          <table:table-cell table:style-name="ce21" office:value-type="string" calcext:value-type="string">
            <text:p>恋愛にも効く！魅力UPメントレ講座</text:p>
            <text:p>清水　利信</text:p>
            <text:p>プロジェクター（VGA端子のみ）</text:p>
          </table:table-cell>
          <table:table-cell table:style-name="ce21" office:value-type="string" calcext:value-type="string">
            <text:p>ホントの心理学ってなあに？</text:p>
            <text:p>加藤愛</text:p>
            <text:p/>
          </table:table-cell>
          <table:table-cell table:style-name="ce21" office:value-type="string" calcext:value-type="string">
            <text:p>ローカルマガジン「南部再生」の世界</text:p>
            <text:p>若狭健作</text:p>
            <text:p>プロジェクター（VGA端子のみ）</text:p>
          </table:table-cell>
          <table:table-cell table:style-name="ce7" table:number-columns-repeated="7"/>
          <table:table-cell table:style-name="ce7" office:value-type="string" calcext:value-type="string">
            <text:p>日本の結婚式</text:p>
            <text:p>澤田 弘子</text:p>
            <text:p/>
          </table:table-cell>
          <table:table-cell table:style-name="ce7" office:value-type="string" calcext:value-type="string">
            <text:p>SDGsって何？ゲームで体験・体感しよう</text:p>
            <text:p>今田　大介</text:p>
            <text:p>プロジェクター（VGA端子のみ）</text:p>
          </table:table-cell>
          <table:table-cell table:style-name="ce7" table:number-columns-repeated="16"/>
          <table:table-cell table:number-columns-repeated="983"/>
        </table:table-row>
        <table:table-row table:style-name="ro2">
          <table:table-cell/>
          <table:table-cell table:style-name="ce3"/>
          <table:table-cell table:style-name="ce17" office:value-type="string" calcext:value-type="string">
            <text:p>８月４日（日）1限目</text:p>
          </table:table-cell>
          <table:table-cell table:style-name="ce20" office:value-type="string" calcext:value-type="string">
            <text:p>にんじんゲットだぴょん</text:p>
            <text:p>まいこん</text:p>
            <text:p>プロジェクター（VGA端子のみ）</text:p>
          </table:table-cell>
          <table:table-cell table:style-name="ce21" office:value-type="string" calcext:value-type="string">
            <text:p>ベビー・キッズモデル撮影体験！</text:p>
            <text:p>acola（中村篤子）</text:p>
            <text:p/>
          </table:table-cell>
          <table:table-cell table:style-name="ce21" office:value-type="string" calcext:value-type="string">
            <text:p>よのなか科～ハンバーガー屋を出店しよう～</text:p>
            <text:p>工忠　憲正</text:p>
            <text:p/>
          </table:table-cell>
          <table:table-cell office:value-type="string" calcext:value-type="string">
            <text:p>落ち葉でアート</text:p>
            <text:p>新籾　喜久</text:p>
            <text:p/>
          </table:table-cell>
          <table:table-cell table:style-name="ce7" office:value-type="string" calcext:value-type="string">
            <text:p>怪獣映画の歴史</text:p>
            <text:p>飛狼</text:p>
            <text:p/>
          </table:table-cell>
          <table:table-cell table:style-name="ce7" office:value-type="string" calcext:value-type="string">
            <text:p>慢性疾患の子どもと家族のサポート</text:p>
            <text:p>楠木　重範</text:p>
            <text:p/>
          </table:table-cell>
          <table:table-cell table:style-name="ce7" office:value-type="string" calcext:value-type="string">
            <text:p>銭湯女将のここだけの話</text:p>
            <text:p>イナ　サトミ</text:p>
            <text:p/>
          </table:table-cell>
          <table:table-cell table:style-name="ce7" office:value-type="string" calcext:value-type="string">
            <text:p>ルーキー福祉-福祉と私-</text:p>
            <text:p>藤岡有紗、世古口敦嗣</text:p>
            <text:p/>
          </table:table-cell>
          <table:table-cell table:style-name="ce7" office:value-type="string" calcext:value-type="string">
            <text:p>消しゴムはんこを彫ってみよう</text:p>
            <text:p>堺　洋之</text:p>
            <text:p>プロジェクター（VGA端子のみ）</text:p>
          </table:table-cell>
          <table:table-cell table:style-name="ce7" office:value-type="string" calcext:value-type="string">
            <text:p>私の外国人とのコミュニケート術</text:p>
            <text:p>南野　幸子</text:p>
            <text:p>プロジェクター（VGA端子のみ）</text:p>
          </table:table-cell>
          <table:table-cell table:style-name="ce7" office:value-type="string" calcext:value-type="string">
            <text:p>ネイティヴスピーカーの感覚を知ろう！</text:p>
            <text:p>古川  剛</text:p>
            <text:p/>
          </table:table-cell>
          <table:table-cell table:style-name="ce7" office:value-type="string" calcext:value-type="string">
            <text:p>親子で簡単?オーガニックアロマ香り袋作り</text:p>
            <text:p>池上 綾夏</text:p>
            <text:p/>
          </table:table-cell>
          <table:table-cell table:style-name="ce7" office:value-type="string" calcext:value-type="string">
            <text:p>天気予報の上手な使い方</text:p>
            <text:p>木村司</text:p>
            <text:p/>
          </table:table-cell>
          <table:table-cell table:style-name="ce7" office:value-type="string" calcext:value-type="string">
            <text:p>お金は天下の回り者？</text:p>
            <text:p>吉田　浩之</text:p>
            <text:p/>
          </table:table-cell>
          <table:table-cell table:style-name="ce7" office:value-type="string" calcext:value-type="string">
            <text:p>あそびましょ♪みんなで愛情チャージ</text:p>
            <text:p>若月美幸</text:p>
            <text:p/>
          </table:table-cell>
          <table:table-cell table:style-name="ce7" office:value-type="string" calcext:value-type="string">
            <text:p>FPが伝えるお金の貯蓄の仕方</text:p>
            <text:p>山本  誠児</text:p>
            <text:p/>
          </table:table-cell>
          <table:table-cell table:style-name="ce7" office:value-type="string" calcext:value-type="string">
            <text:p>「夏の風物詩  風鈴を作ろう！」</text:p>
            <text:p>平田、福永、桑津</text:p>
            <text:p/>
          </table:table-cell>
          <table:table-cell table:style-name="ce7" office:value-type="string" calcext:value-type="string">
            <text:p>ずばり、AIに職を奪われない方法、教えます</text:p>
            <text:p>阿部　義之</text:p>
            <text:p>プロジェクター（VGA端子のみ）</text:p>
          </table:table-cell>
          <table:table-cell table:style-name="ce7" office:value-type="string" calcext:value-type="string">
            <text:p>親子で学ぶ認知症キッズサポーター養成講座</text:p>
            <text:p>石橋正敏</text:p>
            <text:p>プロジェクター（VGA端子のみ）</text:p>
          </table:table-cell>
          <table:table-cell table:style-name="ce7" office:value-type="string" calcext:value-type="string">
            <text:p>多肉植物を育ててみよう！</text:p>
            <text:p>田上　義信</text:p>
            <text:p>プロジェクター（VGA端子のみ）</text:p>
          </table:table-cell>
          <table:table-cell table:style-name="ce7" office:value-type="string" calcext:value-type="string">
            <text:p>造語の達人</text:p>
            <text:p>ふなっきー</text:p>
            <text:p>プロジェクター（VGA端子のみ）</text:p>
          </table:table-cell>
          <table:table-cell table:style-name="ce7" office:value-type="string" calcext:value-type="string">
            <text:p>尼崎ライオンズクラブと献血活動</text:p>
            <text:p>尼崎ライオンズクラブ　会長　岸本幸三</text:p>
            <text:p>プロジェクター（VGA端子のみ）</text:p>
          </table:table-cell>
          <table:table-cell table:style-name="ce7" office:value-type="string" calcext:value-type="string">
            <text:p>意外と知らない熱中症対策</text:p>
            <text:p>福田惇</text:p>
            <text:p>プロジェクター（VGA端子のみ）</text:p>
          </table:table-cell>
          <table:table-cell table:style-name="ce7" office:value-type="string" calcext:value-type="string">
            <text:p>県尼生が尼で何かをやっている～尼崎学～</text:p>
            <text:p>県立尼崎高校　尼崎学</text:p>
            <text:p>プロジェクター（VGA端子のみ）</text:p>
          </table:table-cell>
          <table:table-cell table:style-name="ce7" office:value-type="string" calcext:value-type="string">
            <text:p>目からうろこの経済のおはなし</text:p>
            <text:p>岩井康洋</text:p>
            <text:p/>
          </table:table-cell>
          <table:table-cell table:style-name="ce7" office:value-type="string" calcext:value-type="string">
            <text:p>野菜を使って・おいしく・彩りクッキング</text:p>
            <text:p>山本　富美子</text:p>
            <text:p>調理器具</text:p>
          </table:table-cell>
          <table:table-cell table:style-name="ce29" office:value-type="string" calcext:value-type="string">
            <text:p>美化美化（ピカピカ）あまがさき</text:p>
            <text:p>髙木　健司</text:p>
            <text:p/>
          </table:table-cell>
          <table:table-cell table:style-name="ce29" office:value-type="string" calcext:value-type="string">
            <text:p>巨大塗り絵をみんなで塗ろう！ </text:p>
            <text:p>かよこ&amp;たえこ</text:p>
            <text:p/>
          </table:table-cell>
          <table:table-cell table:style-name="ce7" table:number-columns-repeated="2"/>
          <table:table-cell table:number-columns-repeated="982"/>
        </table:table-row>
        <table:table-row table:style-name="ro2">
          <table:table-cell/>
          <table:table-cell table:style-name="ce3"/>
          <table:table-cell table:style-name="ce17" office:value-type="string" calcext:value-type="string">
            <text:p>８月４日（日）2限目</text:p>
          </table:table-cell>
          <table:table-cell table:style-name="ce20" office:value-type="string" calcext:value-type="string">
            <text:p>心理テストで自分探し！</text:p>
            <text:p>古澤 美保</text:p>
            <text:p>プロジェクター（VGA端子のみ）</text:p>
          </table:table-cell>
          <table:table-cell table:style-name="ce21" office:value-type="string" calcext:value-type="string">
            <text:p>地図を描いてみようじゃありませんか</text:p>
            <text:p>なべぞー</text:p>
            <text:p>プロジェクター（VGA端子のみ）</text:p>
          </table:table-cell>
          <table:table-cell table:style-name="ce21" office:value-type="string" calcext:value-type="string">
            <text:p>心とからだの疲れをとる「タッピングタッチ」</text:p>
            <text:p>みうらゆうき</text:p>
            <text:p/>
          </table:table-cell>
          <table:table-cell office:value-type="string" calcext:value-type="string">
            <text:p>ビーズアクセ付き可愛いフラワーペン作り！</text:p>
            <text:p>キッズティーチャーユニット</text:p>
            <text:p/>
          </table:table-cell>
          <table:table-cell table:style-name="ce7" office:value-type="string" calcext:value-type="string">
            <text:p>生ごみでたい肥づくりを！</text:p>
            <text:p>門田　ゆきえ</text:p>
            <text:p/>
          </table:table-cell>
          <table:table-cell table:style-name="ce7" office:value-type="string" calcext:value-type="string">
            <text:p>私たちの発達障害～みんなどうしてる？～</text:p>
            <text:p>やましの</text:p>
            <text:p/>
          </table:table-cell>
          <table:table-cell table:style-name="ce7" office:value-type="string" calcext:value-type="string">
            <text:p>怪獣映画の撮ろう</text:p>
            <text:p>奥野健吾</text:p>
            <text:p/>
          </table:table-cell>
          <table:table-cell table:style-name="ce7" office:value-type="string" calcext:value-type="string">
            <text:p>手作り楽器をみんなで鳴らしてみよう♪</text:p>
            <text:p>サマセミハーメルン楽団</text:p>
            <text:p/>
          </table:table-cell>
          <table:table-cell table:style-name="ce7" office:value-type="string" calcext:value-type="string">
            <text:p>ミニ紙芝居をつくろう</text:p>
            <text:p>中嶋　裕子・竹内　朱美</text:p>
            <text:p/>
          </table:table-cell>
          <table:table-cell table:style-name="ce7" office:value-type="string" calcext:value-type="string">
            <text:p>私の外国人とのコミュニケート術</text:p>
            <text:p>南野　幸子</text:p>
            <text:p>プロジェクター（VGA端子のみ）</text:p>
          </table:table-cell>
          <table:table-cell table:style-name="ce7" office:value-type="string" calcext:value-type="string">
            <text:p>道の駅らいふ。～家族で33日間車中泊の旅～</text:p>
            <text:p>藤井秀規・菜摘・和葉・環</text:p>
            <text:p>プロジェクター（VGA端子のみ）</text:p>
          </table:table-cell>
          <table:table-cell table:style-name="ce7" office:value-type="string" calcext:value-type="string">
            <text:p>昔あそび　～携帯なんか捨てちゃえ！知らないあそびが見つかる！</text:p>
            <text:p>園田学園女子大学：北野／竹内／山田／岡田／小川／小島</text:p>
            <text:p/>
          </table:table-cell>
          <table:table-cell table:style-name="ce7" office:value-type="string" calcext:value-type="string">
            <text:p>すてずにあそぼう　「し・ん・ぶ・ん・し」</text:p>
            <text:p>園田学園女子大学：竹中／本郷／吉田／大橋／岡治／神生</text:p>
            <text:p/>
          </table:table-cell>
          <table:table-cell table:style-name="ce7" office:value-type="string" calcext:value-type="string">
            <text:p>ラジオドラマに出てみよう！</text:p>
            <text:p>teeny-weeny</text:p>
            <text:p/>
          </table:table-cell>
          <table:table-cell table:style-name="ce7" office:value-type="string" calcext:value-type="string">
            <text:p>すーみーの そっくりポ〇モン見つけよう！</text:p>
            <text:p>しまだ すみれ</text:p>
            <text:p/>
          </table:table-cell>
          <table:table-cell table:style-name="ce7" office:value-type="string" calcext:value-type="string">
            <text:p>あそびの広場</text:p>
            <text:p>あまれく</text:p>
            <text:p/>
          </table:table-cell>
          <table:table-cell table:style-name="ce7" office:value-type="string" calcext:value-type="string">
            <text:p>本格的な電車ゴッコをしよう！</text:p>
            <text:p>北村博志</text:p>
            <text:p>プロジェクター（VGA端子のみ）</text:p>
          </table:table-cell>
          <table:table-cell table:style-name="ce7" office:value-type="string" calcext:value-type="string">
            <text:p>「失語症」それはある日突然、言葉を失う</text:p>
            <text:p>安居和輝</text:p>
            <text:p>プロジェクター（VGA端子のみ）</text:p>
          </table:table-cell>
          <table:table-cell table:style-name="ce7" office:value-type="string" calcext:value-type="string">
            <text:p>マインドマップで脳の力を高めよう！</text:p>
            <text:p>阿部壮一郎</text:p>
            <text:p>プロジェクター（VGA端子のみ）</text:p>
          </table:table-cell>
          <table:table-cell table:style-name="ce7" office:value-type="string" calcext:value-type="string">
            <text:p>小学生にもわかる！会社（法人）の作り方！</text:p>
            <text:p>田中勲太郎</text:p>
            <text:p>プロジェクター（VGA端子のみ）</text:p>
          </table:table-cell>
          <table:table-cell table:style-name="ce7" office:value-type="string" calcext:value-type="string">
            <text:p>神社の楽しみ方</text:p>
            <text:p>永野純一郎</text:p>
            <text:p>プロジェクター（VGA端子のみ）</text:p>
          </table:table-cell>
          <table:table-cell table:style-name="ce7" office:value-type="string" calcext:value-type="string">
            <text:p>ブラ水路―尼崎の農業用水路六樋巡り</text:p>
            <text:p>吉原　正人</text:p>
            <text:p>プロジェクター（VGA端子のみ）</text:p>
          </table:table-cell>
          <table:table-cell table:style-name="ce7" office:value-type="string" calcext:value-type="string">
            <text:p>うるしって？</text:p>
            <text:p>齋藤大輝</text:p>
            <text:p>プロジェクター（VGA端子のみ）</text:p>
          </table:table-cell>
          <table:table-cell table:style-name="ce7" office:value-type="string" calcext:value-type="string">
            <text:p>「ねこの教室～保護猫の里親探し編～」</text:p>
            <text:p>河田優子</text:p>
            <text:p>プロジェクター（VGA端子のみ）</text:p>
          </table:table-cell>
          <table:table-cell table:style-name="ce7" office:value-type="string" calcext:value-type="string">
            <text:p>最高の3年間を過ごそう</text:p>
            <text:p>百合学院高等学校関連</text:p>
            <text:p>プロジェクター（VGA端子のみ）</text:p>
          </table:table-cell>
          <table:table-cell table:style-name="ce7" office:value-type="string" calcext:value-type="string">
            <text:p>野菜を使って・おいしく・彩りクッキング</text:p>
            <text:p>山本　富美子</text:p>
            <text:p>調理器具</text:p>
          </table:table-cell>
          <table:table-cell table:style-name="ce29"/>
          <table:table-cell table:style-name="ce29" office:value-type="string" calcext:value-type="string">
            <text:p>障害が教えてくれたもの</text:p>
            <text:p>鈴東裕己</text:p>
            <text:p/>
          </table:table-cell>
          <table:table-cell table:number-columns-repeated="984"/>
        </table:table-row>
        <table:table-row table:style-name="ro2">
          <table:table-cell/>
          <table:table-cell table:style-name="ce3"/>
          <table:table-cell table:style-name="ce17" office:value-type="string" calcext:value-type="string">
            <text:p>８月４日（日）3限目</text:p>
          </table:table-cell>
          <table:table-cell table:style-name="ce20" office:value-type="string" calcext:value-type="string">
            <text:p>笑福亭鶴瓶さんを結婚式に呼ぶ方法</text:p>
            <text:p>丸山学</text:p>
            <text:p>プロジェクター（VGA端子のみ）</text:p>
          </table:table-cell>
          <table:table-cell table:style-name="ce21" office:value-type="string" calcext:value-type="string">
            <text:p>認知症の理解と関わり(基本の"き")</text:p>
            <text:p>江頭 秀明</text:p>
            <text:p>プロジェクター（VGA端子のみ）</text:p>
          </table:table-cell>
          <table:table-cell table:style-name="ce21" office:value-type="string" calcext:value-type="string">
            <text:p>KOUGAIクエスト</text:p>
            <text:p>大原　一憲</text:p>
            <text:p/>
          </table:table-cell>
          <table:table-cell office:value-type="string" calcext:value-type="string">
            <text:p>親子で楽しむアウトドア講座</text:p>
            <text:p>組織j拡充委員長　加藤　正巳</text:p>
            <text:p/>
          </table:table-cell>
          <table:table-cell table:style-name="ce7" office:value-type="string" calcext:value-type="string">
            <text:p>怪獣と町おこし</text:p>
            <text:p>森谷寿</text:p>
            <text:p/>
          </table:table-cell>
          <table:table-cell table:style-name="ce7" office:value-type="string" calcext:value-type="string">
            <text:p>きふねさんと尼崎城</text:p>
            <text:p>江田政亮</text:p>
            <text:p>プロジェクター（VGA端子のみ）</text:p>
          </table:table-cell>
          <table:table-cell table:style-name="ce7" office:value-type="string" calcext:value-type="string">
            <text:p>原爆被害者による語り部</text:p>
            <text:p>山家　好子ほか２人</text:p>
            <text:p>プロジェクター</text:p>
          </table:table-cell>
          <table:table-cell table:style-name="ce7" office:value-type="string" calcext:value-type="string">
            <text:p>ニーハオ・グーテンターク</text:p>
            <text:p>杉山　みすづ・成　三恵</text:p>
            <text:p>プロジェクター</text:p>
          </table:table-cell>
          <table:table-cell table:style-name="ce7" office:value-type="string" calcext:value-type="string">
            <text:p>みんなで学ぼう地域猫のコト</text:p>
            <text:p>尼崎市動物愛護推進員　安部 壮剛</text:p>
            <text:p>プロジェクター（VGA端子のみ）</text:p>
          </table:table-cell>
          <table:table-cell table:style-name="ce7" office:value-type="string" calcext:value-type="string">
            <text:p>可愛いおしぼりアート</text:p>
            <text:p>松田 雅子</text:p>
            <text:p/>
          </table:table-cell>
          <table:table-cell table:style-name="ce7" office:value-type="string" calcext:value-type="string">
            <text:p>小学６年生が考案した「食べ残しNOゲーム」で楽しみながら食品ロスを知ろう！</text:p>
            <text:p>中尾榛奈</text:p>
            <text:p/>
          </table:table-cell>
          <table:table-cell table:style-name="ce7" office:value-type="string" calcext:value-type="string">
            <text:p>みんなで夏の思い出を作ろう！！</text:p>
            <text:p>藤本由紀</text:p>
            <text:p/>
          </table:table-cell>
          <table:table-cell table:style-name="ce7" office:value-type="string" calcext:value-type="string">
            <text:p>棺の中から見える世界は…！？</text:p>
            <text:p>中野　英男</text:p>
            <text:p/>
          </table:table-cell>
          <table:table-cell table:style-name="ce7" office:value-type="string" calcext:value-type="string">
            <text:p>しろやぎ先生の こころの相談室</text:p>
            <text:p>傾聴セラピスト しろやぎ先生</text:p>
            <text:p/>
          </table:table-cell>
          <table:table-cell table:style-name="ce7" office:value-type="string" calcext:value-type="string">
            <text:p>やってみよう！ブラジルの格闘技・ダンス・音楽「カポエイラ」</text:p>
            <text:p>マリャド</text:p>
            <text:p/>
          </table:table-cell>
          <table:table-cell table:style-name="ce7" office:value-type="string" calcext:value-type="string">
            <text:p>日本髪変身処～貴女もたちまち和の美人</text:p>
            <text:p>浪速お化髪会</text:p>
            <text:p/>
          </table:table-cell>
          <table:table-cell table:style-name="ce7" office:value-type="string" calcext:value-type="string">
            <text:p>美プログラム  ～元プロボクサー式ヘルスアップ</text:p>
            <text:p>長野憲次</text:p>
            <text:p/>
          </table:table-cell>
          <table:table-cell table:style-name="ce7" office:value-type="string" calcext:value-type="string">
            <text:p>マジック説法 ～心と体のつながり～</text:p>
            <text:p>井上裕径</text:p>
            <text:p/>
          </table:table-cell>
          <table:table-cell table:style-name="ce7" office:value-type="string" calcext:value-type="string">
            <text:p>阪急電車について語ろう</text:p>
            <text:p>米澤和志</text:p>
            <text:p/>
          </table:table-cell>
          <table:table-cell table:style-name="ce7" office:value-type="string" calcext:value-type="string">
            <text:p>おとな リトミック</text:p>
            <text:p>田中幸子</text:p>
            <text:p/>
          </table:table-cell>
          <table:table-cell table:style-name="ce7" office:value-type="string" calcext:value-type="string">
            <text:p>丸型ポストの秘密</text:p>
            <text:p>西田　明生</text:p>
            <text:p/>
          </table:table-cell>
          <table:table-cell table:style-name="ce7" office:value-type="string" calcext:value-type="string">
            <text:p>護美奉行になる。作ろう噂の刀とんぐ！</text:p>
            <text:p>街並北側 清之介利彦</text:p>
            <text:p/>
          </table:table-cell>
          <table:table-cell table:style-name="ce7" office:value-type="string" calcext:value-type="string">
            <text:p>新しいジブンへの第一歩。</text:p>
            <text:p>いっちー ( 一岡 宏司 )</text:p>
            <text:p/>
          </table:table-cell>
          <table:table-cell table:style-name="ce7" office:value-type="string" calcext:value-type="string">
            <text:p>目からうろこの歴史の話</text:p>
            <text:p>杉山　雅</text:p>
            <text:p/>
          </table:table-cell>
          <table:table-cell table:style-name="ce7" office:value-type="string" calcext:value-type="string">
            <text:p>○もいいけど△はいかが？失敗できるカフェ</text:p>
            <text:p>小林ひかり</text:p>
            <text:p>プロジェクター（VGA端子のみ）</text:p>
          </table:table-cell>
          <table:table-cell table:style-name="ce7" office:value-type="string" calcext:value-type="string">
            <text:p>涼しい理科実験「液体窒素」</text:p>
            <text:p>和田健</text:p>
            <text:p/>
          </table:table-cell>
          <table:table-cell table:style-name="ce7" table:number-columns-repeated="4"/>
          <table:table-cell table:number-columns-repeated="982"/>
        </table:table-row>
        <table:table-row table:style-name="ro2">
          <table:table-cell/>
          <table:table-cell table:style-name="ce3"/>
          <table:table-cell table:style-name="ce17" office:value-type="string" calcext:value-type="string">
            <text:p>８月４日（日）4限目</text:p>
          </table:table-cell>
          <table:table-cell table:style-name="ce20" office:value-type="string" calcext:value-type="string">
            <text:p>三味線で「さくら」を演奏してみよう</text:p>
            <text:p>今村榮子 他２名</text:p>
            <text:p/>
          </table:table-cell>
          <table:table-cell table:style-name="ce21" office:value-type="string" calcext:value-type="string">
            <text:p>みんなでごみについてぶっちゃけ会</text:p>
            <text:p>久保田　恵</text:p>
            <text:p/>
          </table:table-cell>
          <table:table-cell table:style-name="ce21" office:value-type="string" calcext:value-type="string">
            <text:p>尼崎市のまちづくりを振り返る</text:p>
            <text:p>三谷真</text:p>
            <text:p/>
          </table:table-cell>
          <table:table-cell office:value-type="string" calcext:value-type="string">
            <text:p>絵本であそぼ♪ 親子で楽しむ絵本の世界</text:p>
            <text:p>西山裕規、清田真希、立浪雅美</text:p>
            <text:p/>
          </table:table-cell>
          <table:table-cell table:style-name="ce7" office:value-type="string" calcext:value-type="string">
            <text:p>みんなで、のばそう健康寿命！</text:p>
            <text:p>中野　博雅</text:p>
            <text:p>プロジェクター</text:p>
          </table:table-cell>
          <table:table-cell table:style-name="ce7" office:value-type="string" calcext:value-type="string">
            <text:p>空手師範がカンフー映画をひたすら語る</text:p>
            <text:p>松井  厚</text:p>
            <text:p/>
          </table:table-cell>
          <table:table-cell table:style-name="ce7" office:value-type="string" calcext:value-type="string">
            <text:p>健康な口は病を遠ざける?</text:p>
            <text:p>島袋豊子</text:p>
            <text:p/>
          </table:table-cell>
          <table:table-cell table:style-name="ce7" office:value-type="string" calcext:value-type="string">
            <text:p>失敗しないための家族葬とは？</text:p>
            <text:p>矢部　宏</text:p>
            <text:p>プロジェクター（VGA端子のみ）</text:p>
          </table:table-cell>
          <table:table-cell table:style-name="ce7" office:value-type="string" calcext:value-type="string">
            <text:p>「炭」って　どんな音色？</text:p>
            <text:p>山口　公子</text:p>
            <text:p/>
          </table:table-cell>
          <table:table-cell table:style-name="ce7" office:value-type="string" calcext:value-type="string">
            <text:p>1人旅の魅力語ります！あなたも旅人デビュー</text:p>
            <text:p>岸本くりすてぃーな</text:p>
            <text:p/>
          </table:table-cell>
          <table:table-cell table:style-name="ce7" office:value-type="string" calcext:value-type="string">
            <text:p>東日本大震災から８年、被災地の「いま」</text:p>
            <text:p>田中　房雄</text:p>
            <text:p>プロジェクター（VGA端子のみ）</text:p>
          </table:table-cell>
          <table:table-cell table:style-name="ce7" office:value-type="string" calcext:value-type="string">
            <text:p>カードゲームで食物アレルギーを体験しよう</text:p>
            <text:p>古山みゆき</text:p>
            <text:p/>
          </table:table-cell>
          <table:table-cell table:style-name="ce7" office:value-type="string" calcext:value-type="string">
            <text:p>私は塩水と生野菜果物で超健康に！</text:p>
            <text:p>和田　壽子</text:p>
            <text:p/>
          </table:table-cell>
          <table:table-cell table:style-name="ce7" office:value-type="string" calcext:value-type="string">
            <text:p>定年。男の生き様講座</text:p>
            <text:p>ボブ原田</text:p>
            <text:p/>
          </table:table-cell>
          <table:table-cell table:style-name="ce7" office:value-type="string" calcext:value-type="string">
            <text:p>もっと早く知りたかった！生き方の基礎学</text:p>
            <text:p>友田とき</text:p>
            <text:p/>
          </table:table-cell>
          <table:table-cell table:style-name="ce7" office:value-type="string" calcext:value-type="string">
            <text:p>日本髪変身処～貴女もたちまち和の美人</text:p>
            <text:p>浪速お化髪会</text:p>
            <text:p/>
          </table:table-cell>
          <table:table-cell table:style-name="ce7" office:value-type="string" calcext:value-type="string">
            <text:p>えいご が楽しくなっちゃう授業</text:p>
            <text:p>hiroko</text:p>
            <text:p/>
          </table:table-cell>
          <table:table-cell table:style-name="ce7" office:value-type="string" calcext:value-type="string">
            <text:p>「けいざいごっこ」であそびましょ</text:p>
            <text:p>上川 智子</text:p>
            <text:p>プロジェクター（VGA端子のみ）</text:p>
          </table:table-cell>
          <table:table-cell table:style-name="ce7" office:value-type="string" calcext:value-type="string">
            <text:p>選択のはなし</text:p>
            <text:p>阪本一郎</text:p>
            <text:p>プロジェクター（VGA端子のみ）</text:p>
          </table:table-cell>
          <table:table-cell table:style-name="ce7" office:value-type="string" calcext:value-type="string">
            <text:p>尼崎×能勢　アマとノセの不思議なカンケイ</text:p>
            <text:p>柏原康人</text:p>
            <text:p>プロジェクター（VGA端子のみ）</text:p>
          </table:table-cell>
          <table:table-cell table:style-name="ce7" office:value-type="string" calcext:value-type="string">
            <text:p>税金教室（楽しく税金を学ぼうゼイ！！）</text:p>
            <text:p>尼崎市租税教育推進委員会</text:p>
            <text:p>プロジェクター</text:p>
          </table:table-cell>
          <table:table-cell table:style-name="ce7" office:value-type="string" calcext:value-type="string">
            <text:p>尼崎藩の槍術「本心鏡智流」</text:p>
            <text:p>石川哲也</text:p>
            <text:p>プロジェクター（VGA端子のみ）</text:p>
          </table:table-cell>
          <table:table-cell table:style-name="ce7" office:value-type="string" calcext:value-type="string">
            <text:p>舞台プロデューサーのお仕事って?</text:p>
            <text:p>プロデューサー・のずみん</text:p>
            <text:p>プロジェクター（VGA端子のみ）</text:p>
          </table:table-cell>
          <table:table-cell table:style-name="ce7" office:value-type="string" calcext:value-type="string">
            <text:p>歴史クイズに答えて、「戦国武将」になり切ろう！</text:p>
            <text:p>加藤学</text:p>
            <text:p/>
          </table:table-cell>
          <table:table-cell table:style-name="ce7" office:value-type="string" calcext:value-type="string">
            <text:p>人生に奇跡を起こすマヤ暦の教え</text:p>
            <text:p>吉田 ゆきこ</text:p>
            <text:p/>
          </table:table-cell>
          <table:table-cell table:style-name="ce7" office:value-type="string" calcext:value-type="string">
            <text:p>緊急時防災食　簡単レシピ</text:p>
            <text:p>(防災士/応急手当普及員）新山／中野</text:p>
            <text:p>調理器具（食器を除く）コンロ・鍋・やかん又はポット 　20で③調理教室を選択した場合のみ 詳細を23へご記入下さい</text:p>
          </table:table-cell>
          <table:table-cell table:style-name="ce29"/>
          <table:table-cell table:style-name="ce29" office:value-type="string" calcext:value-type="string">
            <text:p>阿波踊り　同じ阿呆なら踊らなそんそん！</text:p>
            <text:p>吉屋　英子(よしや　ひでこ)</text:p>
            <text:p/>
          </table:table-cell>
          <table:table-cell table:number-columns-repeated="984"/>
        </table:table-row>
        <table:table-row table:style-name="ro2">
          <table:table-cell/>
          <table:table-cell table:style-name="ce3"/>
          <table:table-cell table:style-name="ce17" office:value-type="string" calcext:value-type="string">
            <text:p><text:span text:style-name="T1">８月４日（日</text:span>）5限目</text:p>
          </table:table-cell>
          <table:table-cell table:style-name="ce20" office:value-type="string" calcext:value-type="string">
            <text:p>ごみ減量のススメ</text:p>
            <text:p>冨田　勲</text:p>
            <text:p/>
          </table:table-cell>
          <table:table-cell table:style-name="ce21" office:value-type="string" calcext:value-type="string">
            <text:p>怪獣映画を見よう！</text:p>
            <text:p>三和市場怪獣映画製作実行委員会</text:p>
            <text:p/>
          </table:table-cell>
          <table:table-cell table:style-name="ce21" office:value-type="string" calcext:value-type="string">
            <text:p>ボートレースの楽しみ方（未定）</text:p>
            <text:p>BOATRACE尼崎</text:p>
            <text:p/>
          </table:table-cell>
          <table:table-cell table:style-name="ce21" office:value-type="string" calcext:value-type="string">
            <text:p>行政と対等な福祉事業所を創りましょう」</text:p>
            <text:p>広瀬　徹</text:p>
            <text:p/>
          </table:table-cell>
          <table:table-cell table:style-name="ce7" office:value-type="string" calcext:value-type="string">
            <text:p>アロマで暮らしを楽しむ♪</text:p>
            <text:p>谷崎智子</text:p>
            <text:p/>
          </table:table-cell>
          <table:table-cell table:style-name="ce7" office:value-type="string" calcext:value-type="string">
            <text:p>シングルファザー入門講座</text:p>
            <text:p>下楠薗康司</text:p>
            <text:p/>
          </table:table-cell>
          <table:table-cell table:style-name="ce7" office:value-type="string" calcext:value-type="string">
            <text:p>出会いに感謝 一歩踏み出すと人生が変わる</text:p>
            <text:p>杉原　豊弘</text:p>
            <text:p/>
          </table:table-cell>
          <table:table-cell table:style-name="ce7" office:value-type="string" calcext:value-type="string">
            <text:p>楽しい文房具の世界を体験しよう!</text:p>
            <text:p>官浪　伸次</text:p>
            <text:p/>
          </table:table-cell>
          <table:table-cell table:style-name="ce7" office:value-type="string" calcext:value-type="string">
            <text:p>糖質制限ダイエットのあれやこれや</text:p>
            <text:p>内山浩一</text:p>
            <text:p>プロジェクター（VGA端子のみ）</text:p>
          </table:table-cell>
          <table:table-cell table:style-name="ce7" office:value-type="string" calcext:value-type="string">
            <text:p>尼崎市民農園で野菜作りを楽しもう</text:p>
            <text:p>阪野　守</text:p>
            <text:p>プロジェクター（VGA端子のみ）</text:p>
          </table:table-cell>
          <table:table-cell table:style-name="ce7" office:value-type="string" calcext:value-type="string">
            <text:p>50分で上手くなる！ プレゼン講座</text:p>
            <text:p>中嶋 道太郎</text:p>
            <text:p>プロジェクター（VGA端子のみ）</text:p>
          </table:table-cell>
          <table:table-cell table:style-name="ce7" office:value-type="string" calcext:value-type="string">
            <text:p>『サービス付き高齢者向け住宅』知ってる？</text:p>
            <text:p>合同会社ＹｏｕＶ　大島和大</text:p>
            <text:p>プロジェクター（VGA端子のみ）</text:p>
          </table:table-cell>
          <table:table-cell table:style-name="ce7" office:value-type="string" calcext:value-type="string">
            <text:p>親子で考えるからだのことと体操</text:p>
            <text:p>小島 千明</text:p>
            <text:p>プロジェクター（VGA端子のみ）</text:p>
          </table:table-cell>
          <table:table-cell office:value-type="string" calcext:value-type="string">
            <text:p>市町村職員を目指す方への法政策のススメ</text:p>
            <text:p>芝軒 崇晃</text:p>
            <text:p>プロジェクター（VGA端子のみ）</text:p>
          </table:table-cell>
          <table:table-cell table:style-name="ce7" office:value-type="string" calcext:value-type="string">
            <text:p>リンパで老廃物を流してみるみる輝く元気に！</text:p>
            <text:p>山下　百合子</text:p>
            <text:p>プロジェクター（VGA端子のみ）</text:p>
          </table:table-cell>
          <table:table-cell table:style-name="ce7" office:value-type="string" calcext:value-type="string">
            <text:p>知って安心、守って安全、尼崎市の防犯事情</text:p>
            <text:p>市及び南警察署職員</text:p>
            <text:p>プロジェクター</text:p>
          </table:table-cell>
          <table:table-cell table:style-name="ce7" office:value-type="string" calcext:value-type="string">
            <text:p>妖・怪・談義－尼崎のフシギなお話－</text:p>
            <text:p>大江篤</text:p>
            <text:p>プロジェクター（VGA端子のみ）</text:p>
          </table:table-cell>
          <table:table-cell table:style-name="ce7" office:value-type="string" calcext:value-type="string">
            <text:p>ご家庭で出来る簡易体操</text:p>
            <text:p>曽和　栄司</text:p>
            <text:p>プロジェクター（VGA端子のみ）</text:p>
          </table:table-cell>
          <table:table-cell table:style-name="ce7" office:value-type="string" calcext:value-type="string">
            <text:p>エコ検定合格へのいざない</text:p>
            <text:p>エコピープルおじさん</text:p>
            <text:p>プロジェクター（VGA端子のみ）</text:p>
          </table:table-cell>
          <table:table-cell table:style-name="ce7" office:value-type="string" calcext:value-type="string">
            <text:p>ジンバブエ野球の支援</text:p>
            <text:p>正岡茂明</text:p>
            <text:p>プロジェクター（VGA端子のみ）</text:p>
          </table:table-cell>
          <table:table-cell table:style-name="ce7" office:value-type="string" calcext:value-type="string">
            <text:p>「塾なんて行かんでいい」とかいう塾長の話</text:p>
            <text:p>太田洋平</text:p>
            <text:p>プロジェクター（VGA端子のみ）</text:p>
          </table:table-cell>
          <table:table-cell table:style-name="ce7" office:value-type="string" calcext:value-type="string">
            <text:p>ご近所さんにも外国人</text:p>
            <text:p>朝山洋樹</text:p>
            <text:p>プロジェクター（VGA端子のみ）</text:p>
          </table:table-cell>
          <table:table-cell table:style-name="ce7" office:value-type="string" calcext:value-type="string">
            <text:p>おせっかいで体験「YOUは何しに関西へ」</text:p>
            <text:p>山田晃全</text:p>
            <text:p>プロジェクター（VGA端子のみ）</text:p>
          </table:table-cell>
          <table:table-cell table:style-name="ce7" office:value-type="string" calcext:value-type="string">
            <text:p>プロテニス審判員から生き方を学ぼう</text:p>
            <text:p>プロテニス審判員ひろせ</text:p>
            <text:p>プロジェクター（VGA端子のみ）</text:p>
          </table:table-cell>
          <table:table-cell table:style-name="ce7" office:value-type="string" calcext:value-type="string">
            <text:p>ENJOY LIFE~楽しく生きる方法~</text:p>
            <text:p>山本　伸司</text:p>
            <text:p>プロジェクター（VGA端子のみ）</text:p>
          </table:table-cell>
          <table:table-cell table:style-name="ce7"/>
          <table:table-cell table:style-name="ce29" table:number-columns-repeated="2"/>
          <table:table-cell table:style-name="ce7"/>
          <table:table-cell table:number-columns-repeated="983"/>
        </table:table-row>
        <table:table-row table:style-name="ro1">
          <table:table-cell table:number-columns-repeated="1015"/>
        </table:table-row>
        <table:table-row table:style-name="ro1">
          <table:table-cell table:number-columns-repeated="4"/>
          <table:table-cell table:style-name="ce8"/>
          <table:table-cell table:style-name="ce13" office:value-type="string" calcext:value-type="string">
            <text:p>設定</text:p>
          </table:table-cell>
          <table:table-cell table:number-columns-repeated="1009"/>
        </table:table-row>
        <table:table-row table:style-name="ro1">
          <table:table-cell table:number-columns-repeated="4"/>
          <table:table-cell table:style-name="ce9" office:value-type="string" calcext:value-type="string">
            <text:p>プロジェクタ数</text:p>
          </table:table-cell>
          <table:table-cell table:style-name="ce14" office:value-type="float" office:value="17" calcext:value-type="float">
            <text:p>17</text:p>
          </table:table-cell>
          <table:table-cell table:number-columns-repeated="1009"/>
        </table:table-row>
        <table:table-row table:style-name="ro1">
          <table:table-cell table:number-columns-repeated="4"/>
          <table:table-cell table:style-name="ce10" office:value-type="string" calcext:value-type="string">
            <text:p>パソコン数</text:p>
          </table:table-cell>
          <table:table-cell table:style-name="ce14" office:value-type="float" office:value="0" calcext:value-type="float">
            <text:p>0</text:p>
          </table:table-cell>
          <table:table-cell table:number-columns-repeated="1009"/>
        </table:table-row>
        <table:table-row table:style-name="ro1" table:number-rows-repeated="3">
          <table:table-cell table:number-columns-repeated="1015"/>
        </table:table-row>
        <table:table-row table:style-name="ro1">
          <table:table-cell table:number-columns-repeated="4"/>
          <table:table-cell table:style-name="ce11"/>
          <table:table-cell table:number-columns-repeated="1010"/>
        </table:table-row>
        <table:table-row table:style-name="ro1" table:number-rows-repeated="3">
          <table:table-cell table:number-columns-repeated="4"/>
          <table:table-cell table:style-name="ce12"/>
          <table:table-cell table:number-columns-repeated="1010"/>
        </table:table-row>
        <table:table-row table:style-name="ro1" table:number-rows-repeated="1048551">
          <table:table-cell table:number-columns-repeated="1015"/>
        </table:table-row>
        <table:table-row table:style-name="ro1">
          <table:table-cell table:number-columns-repeated="1015"/>
        </table:table-row>
      </table:table>
      <table:table table:name="割り振れなかった授業" table:style-name="ta1">
        <table:table-column table:style-name="co4" table:number-columns-repeated="20" table:default-cell-style-name="Default"/>
        <table:table-row table:style-name="ro1">
          <table:table-cell office:value-type="string" calcext:value-type="string">
            <text:p>賛同する</text:p>
          </table:table-cell>
          <table:table-cell office:value-type="string" calcext:value-type="string">
            <text:p>米粉のシフォンケーキとお米の話</text:p>
          </table:table-cell>
          <table:table-cell office:value-type="string" calcext:value-type="string">
            <text:p>山﨑憲一</text:p>
          </table:table-cell>
          <table:table-cell office:value-type="string" calcext:value-type="string">
            <text:p>尼崎市議会</text:p>
          </table:table-cell>
          <table:table-cell/>
          <table:table-cell office:value-type="string" calcext:value-type="string">
            <text:p>9.くらし</text:p>
          </table:table-cell>
          <table:table-cell office:value-type="string" calcext:value-type="string">
            <text:p>米粉のシフォンケーキをカンタンに作れることを知ってもらいながら、なぜ米粉がいいのか、ミクロ的にもマクロ的にも知ってもらえる機会になれば幸いです。</text:p>
          </table:table-cell>
          <table:table-cell office:value-type="string" calcext:value-type="string">
            <text:p>対話形式</text:p>
          </table:table-cell>
          <table:table-cell office:value-type="string" calcext:value-type="string">
            <text:p>実費100円</text:p>
          </table:table-cell>
          <table:table-cell office:value-type="string" calcext:value-type="string">
            <text:p>お飲み物は持参ください。</text:p>
          </table:table-cell>
          <table:table-cell office:value-type="string" calcext:value-type="string">
            <text:p>就学前親子, 小学生, 中学生, 大人</text:p>
          </table:table-cell>
          <table:table-cell office:value-type="string" calcext:value-type="string">
            <text:p>教室の定員</text:p>
          </table:table-cell>
          <table:table-cell office:value-type="string" calcext:value-type="string">
            <text:p>チラシ</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 ②特別教室（水道あり、机を動かせない部屋もあり）</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猫好きナースと〈健やか〉うちの子自慢会?</text:p>
          </table:table-cell>
          <table:table-cell office:value-type="string" calcext:value-type="string">
            <text:p>とりあえず ねこtalk</text:p>
          </table:table-cell>
          <table:table-cell office:value-type="string" calcext:value-type="string">
            <text:p>Re:女子部</text:p>
          </table:table-cell>
          <table:table-cell office:value-type="string" calcext:value-type="string">
            <text:p>http://www.facebook.com/groups/toriaezunekotalk/</text:p>
          </table:table-cell>
          <table:table-cell office:value-type="string" calcext:value-type="string">
            <text:p>8.こころ</text:p>
          </table:table-cell>
          <table:table-cell office:value-type="string" calcext:value-type="string">
            <text:p>動物好き生徒さん同士で大切なうちの子(ペット)の「ほっこりエピソード」や「元気の秘訣」「素敵思い出話」教えあいっこしませんか？皆でにこにこ話せば幸せの足音に気付くかも…?犬猫兎、どんな動物も大歓迎！</text:p>
          </table:table-cell>
          <table:table-cell office:value-type="string" calcext:value-type="string">
            <text:p>対話形式</text:p>
          </table:table-cell>
          <table:table-cell/>
          <table:table-cell office:value-type="string" calcext:value-type="string">
            <text:p>うちの子ベストショット(現像写真・スマホ内の写真など形態は問いません)</text:p>
          </table:table-cell>
          <table:table-cell office:value-type="string" calcext:value-type="string">
            <text:p>就学前親子, 小学生, 中学生, 大人</text:p>
          </table:table-cell>
          <table:table-cell office:value-type="string" calcext:value-type="string">
            <text:p>20人</text:p>
          </table:table-cell>
          <table:table-cell office:value-type="string" calcext:value-type="string">
            <text:p>藤本遼さん、多田誉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3">
          <table:table-cell office:value-type="string" calcext:value-type="string">
            <text:p>賛同する</text:p>
          </table:table-cell>
          <table:table-cell office:value-type="string" calcext:value-type="string">
            <text:p>パフォーマンスから学ぶ舞台演技入門</text:p>
          </table:table-cell>
          <table:table-cell office:value-type="string" calcext:value-type="string">
            <text:p>マジシャン　ユージ　南</text:p>
          </table:table-cell>
          <table:table-cell/>
          <table:table-cell office:value-type="string" calcext:value-type="string">
            <text:p>http://yuji373.com/posts/news.html</text:p>
          </table:table-cell>
          <table:table-cell office:value-type="string" calcext:value-type="string">
            <text:p>5.からだ</text:p>
          </table:table-cell>
          <table:table-cell office:value-type="string" calcext:value-type="string">
            <text:p>マジシャンがステージショーで優雅で奇麗な演技を見たことがありますか？　ダンスや人前にたった経験が少なくてもちょっとしたコツで上手に見えるのには秘密があります。パフォーマーや舞台関係を目指す方必見！</text:p>
          </table:table-cell>
          <table:table-cell office:value-type="string" calcext:value-type="string">
            <text:p>体験形式</text:p>
          </table:table-cell>
          <table:table-cell table:number-columns-repeated="2" office:value-type="string" calcext:value-type="string">
            <text:p>無し</text:p>
          </table:table-cell>
          <table:table-cell office:value-type="string" calcext:value-type="string">
            <text:p>就学前親子, 小学生, 中学生, 大人</text:p>
          </table:table-cell>
          <table:table-cell office:value-type="float" office:value="20" calcext:value-type="float">
            <text:p>20</text:p>
          </table:table-cell>
          <table:table-cell office:value-type="string" calcext:value-type="string">
            <text:p>知人の紹介</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office:value-type="string" calcext:value-type="string">
            <text:p>音響とマイク使わせてもらえたらありがたいです。<text:line-break/>こちらで2つたも業務用をもっているのでもっていくこともできます。</text:p>
          </table:table-cell>
          <table:table-cell office:value-type="string" calcext:value-type="string">
            <text:p>はい</text:p>
          </table:table-cell>
        </table:table-row>
        <table:table-row table:style-name="ro4">
          <table:table-cell office:value-type="string" calcext:value-type="string">
            <text:p>賛同する</text:p>
          </table:table-cell>
          <table:table-cell office:value-type="string" calcext:value-type="string">
            <text:p>出張！アカリノタネ</text:p>
          </table:table-cell>
          <table:table-cell office:value-type="string" calcext:value-type="string">
            <text:p>なっちゃんとたまちゃん</text:p>
          </table:table-cell>
          <table:table-cell office:value-type="string" calcext:value-type="string">
            <text:p>尼崎ENGAWA化計画アカリノタネPJ</text:p>
          </table:table-cell>
          <table:table-cell office:value-type="string" calcext:value-type="string">
            <text:p>https://twitter.com/akarinotane</text:p>
          </table:table-cell>
          <table:table-cell office:value-type="string" calcext:value-type="string">
            <text:p>8.こころ</text:p>
          </table:table-cell>
          <table:table-cell office:value-type="string" calcext:value-type="string">
            <text:p>いつも頑張っているあなたへ。<text:line-break/>アカリノタネで、いつもよりのんびりゆっくり時間を過ごして、こころの「タネ」をみつめてみませんか？明日もちょっぴり頑張ってみようかなぁと思える場です。ぜひお越しください♪</text:p>
          </table:table-cell>
          <table:table-cell office:value-type="string" calcext:value-type="string">
            <text:p>体験形式</text:p>
          </table:table-cell>
          <table:table-cell table:number-columns-repeated="2"/>
          <table:table-cell office:value-type="string" calcext:value-type="string">
            <text:p>小学生, 中学生, 大人</text:p>
          </table:table-cell>
          <table:table-cell/>
          <table:table-cell office:value-type="string" calcext:value-type="string">
            <text:p>藤本遼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office:value-type="string" calcext:value-type="string">
            <text:p>尼崎ENGAWA化計画です。よろしくお願いします。</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試合に勝つ！スポーツ栄養講座</text:p>
          </table:table-cell>
          <table:table-cell office:value-type="string" calcext:value-type="string">
            <text:p>今井陽子 <text:s text:c="2"/>西田智恵子</text:p>
          </table:table-cell>
          <table:table-cell office:value-type="string" calcext:value-type="string">
            <text:p>予防医学サロンANTIQUE ROSE</text:p>
          </table:table-cell>
          <table:table-cell office:value-type="string" calcext:value-type="string">
            <text:p>https://www.antiquerose.co/</text:p>
          </table:table-cell>
          <table:table-cell office:value-type="string" calcext:value-type="string">
            <text:p>5.からだ</text:p>
          </table:table-cell>
          <table:table-cell office:value-type="string" calcext:value-type="string">
            <text:p>スポーツを頑張っていてもケガをしたり、バテたり思うように結果がでない方。食事の取り方を変えるだけで、パフォーマンスがアップする、トップアスリートも取り入れている誰でもできる分子栄養学の講座です。</text:p>
          </table:table-cell>
          <table:table-cell office:value-type="string" calcext:value-type="string">
            <text:p>聴講形式</text:p>
          </table:table-cell>
          <table:table-cell office:value-type="string" calcext:value-type="string">
            <text:p>300円</text:p>
          </table:table-cell>
          <table:table-cell office:value-type="string" calcext:value-type="string">
            <text:p>なし</text:p>
          </table:table-cell>
          <table:table-cell office:value-type="string" calcext:value-type="string">
            <text:p>小学生, 中学生, 大人</text:p>
          </table:table-cell>
          <table:table-cell office:value-type="string" calcext:value-type="string">
            <text:p>20人</text:p>
          </table:table-cell>
          <table:table-cell office:value-type="string" calcext:value-type="string">
            <text:p>Facebook</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table:table-cell office:value-type="string" calcext:value-type="string">
            <text:p>職員が語る！尼崎市の下水道の実態！</text:p>
          </table:table-cell>
          <table:table-cell office:value-type="string" calcext:value-type="string">
            <text:p>下水道事業PR推進チーム</text:p>
          </table:table-cell>
          <table:table-cell office:value-type="string" calcext:value-type="string">
            <text:p>公営事業局下水道部経営企画課</text:p>
          </table:table-cell>
          <table:table-cell office:value-type="string" calcext:value-type="string">
            <text:p>https://amasui.org/</text:p>
          </table:table-cell>
          <table:table-cell office:value-type="string" calcext:value-type="string">
            <text:p>９．くらし</text:p>
          </table:table-cell>
          <table:table-cell office:value-type="string" calcext:value-type="string">
            <text:p>見えないところで皆様の生活を支えている下水道。その実態を下水道部職員が紹介！下水道の役割から下水を綺麗にする処理場、災害から尼崎市を守る為の取組まで解説！皆様の知らない下水道の一面を学んでみませんか？</text:p>
          </table:table-cell>
          <table:table-cell office:value-type="string" calcext:value-type="string">
            <text:p>聴講形式</text:p>
          </table:table-cell>
          <table:table-cell office:value-type="string" calcext:value-type="string">
            <text:p>無料</text:p>
          </table:table-cell>
          <table:table-cell office:value-type="string" calcext:value-type="string">
            <text:p>必要な方は筆記用具</text:p>
          </table:table-cell>
          <table:table-cell office:value-type="string" calcext:value-type="string">
            <text:p>３．中高生・大人</text:p>
          </table:table-cell>
          <table:table-cell office:value-type="string" calcext:value-type="string">
            <text:p>２０人以内</text:p>
          </table:table-cell>
          <table:table-cell office:value-type="string" calcext:value-type="string">
            <text:p>サマセミHP</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うんこについて</text:p>
          </table:table-cell>
          <table:table-cell office:value-type="string" calcext:value-type="string">
            <text:p>Wunchi the Pooh</text:p>
          </table:table-cell>
          <table:table-cell office:value-type="string" calcext:value-type="string">
            <text:p>あまこフリースクール</text:p>
          </table:table-cell>
          <table:table-cell/>
          <table:table-cell office:value-type="string" calcext:value-type="string">
            <text:p>5.からだ</text:p>
          </table:table-cell>
          <table:table-cell office:value-type="string" calcext:value-type="string">
            <text:p>うんこは好きですか？うんこって、何？どうやってできるの？うんこって汚い？学校でうんこするのはずかしい？</text:p>
          </table:table-cell>
          <table:table-cell office:value-type="string" calcext:value-type="string">
            <text:p>体験形式, 対話形式, 聴講形式</text:p>
          </table:table-cell>
          <table:table-cell table:number-columns-repeated="2"/>
          <table:table-cell office:value-type="string" calcext:value-type="string">
            <text:p>小学生, 中学生, 大人</text:p>
          </table:table-cell>
          <table:table-cell office:value-type="float" office:value="15" calcext:value-type="float">
            <text:p>15</text:p>
          </table:table-cell>
          <table:table-cell office:value-type="string" calcext:value-type="string">
            <text:p>大島和大</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ミーツザ福祉と私</text:p>
          </table:table-cell>
          <table:table-cell office:value-type="string" calcext:value-type="string">
            <text:p>ユウ</text:p>
          </table:table-cell>
          <table:table-cell table:number-columns-repeated="2"/>
          <table:table-cell office:value-type="string" calcext:value-type="string">
            <text:p>4.よのなか</text:p>
          </table:table-cell>
          <table:table-cell office:value-type="string" calcext:value-type="string">
            <text:p>ミーツザ福祉と関わるようになり、気持ちの面でかなりの変化があったので、それについて具体例を交えながら話せたらと思っています</text:p>
          </table:table-cell>
          <table:table-cell office:value-type="string" calcext:value-type="string">
            <text:p>体験形式, 対話形式</text:p>
          </table:table-cell>
          <table:table-cell table:number-columns-repeated="2"/>
          <table:table-cell office:value-type="string" calcext:value-type="string">
            <text:p>中学生, 大人</text:p>
          </table:table-cell>
          <table:table-cell/>
          <table:table-cell office:value-type="string" calcext:value-type="string">
            <text:p>清田さんからの紹介</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3">
          <table:table-cell office:value-type="string" calcext:value-type="string">
            <text:p>賛同する</text:p>
          </table:table-cell>
          <table:table-cell office:value-type="string" calcext:value-type="string">
            <text:p>高校生によるプログラミング・VR体験教室</text:p>
          </table:table-cell>
          <table:table-cell office:value-type="string" calcext:value-type="string">
            <text:p>CLACK生徒有志</text:p>
          </table:table-cell>
          <table:table-cell office:value-type="string" calcext:value-type="string">
            <text:p>NPO法人CLACK</text:p>
          </table:table-cell>
          <table:table-cell office:value-type="string" calcext:value-type="string">
            <text:p>https://clack.ne.jp</text:p>
          </table:table-cell>
          <table:table-cell office:value-type="string" calcext:value-type="string">
            <text:p>6.つくる</text:p>
          </table:table-cell>
          <table:table-cell office:value-type="string" calcext:value-type="string">
            <text:p>プログラミングを学んでいる高校生たちによる初心者向けプログラミング・VRゲームの体験教室です。直感的に体験できるのでPCが苦手な方でもOK！<text:line-break/>主な対象は小・中学生ですが、大人がきても楽しめます！</text:p>
          </table:table-cell>
          <table:table-cell office:value-type="string" calcext:value-type="string">
            <text:p>体験形式</text:p>
          </table:table-cell>
          <table:table-cell office:value-type="string" calcext:value-type="string">
            <text:p>無料</text:p>
          </table:table-cell>
          <table:table-cell office:value-type="string" calcext:value-type="string">
            <text:p>特になし</text:p>
          </table:table-cell>
          <table:table-cell office:value-type="string" calcext:value-type="string">
            <text:p>小学生, 中学生</text:p>
          </table:table-cell>
          <table:table-cell office:value-type="string" calcext:value-type="string">
            <text:p>20人（見学も可）</text:p>
          </table:table-cell>
          <table:table-cell office:value-type="string" calcext:value-type="string">
            <text:p>丸毛幸太郎</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5">
          <table:table-cell office:value-type="string" calcext:value-type="string">
            <text:p>賛同する</text:p>
          </table:table-cell>
          <table:table-cell office:value-type="string" calcext:value-type="string">
            <text:p>手描きを味わう～イラストで遊ぼう～</text:p>
          </table:table-cell>
          <table:table-cell office:value-type="string" calcext:value-type="string">
            <text:p>木村有希</text:p>
          </table:table-cell>
          <table:table-cell office:value-type="string" calcext:value-type="string">
            <text:p>尼崎ENGAWA化計画</text:p>
          </table:table-cell>
          <table:table-cell office:value-type="string" calcext:value-type="string">
            <text:p>https://instagram.com/kmr_illust?utm_source=ig_profile_share&amp;igshid=8l71tjgnbbiu</text:p>
          </table:table-cell>
          <table:table-cell office:value-type="string" calcext:value-type="string">
            <text:p>6.つくる</text:p>
          </table:table-cell>
          <table:table-cell office:value-type="string" calcext:value-type="string">
            <text:p>スマホなどの電子機器が発達した今日、手描きを愉しむ機会は減りつつあります。紙とペンを持つだけで愉しめる手描きの世界。自分だけのオリジナルイラストづくりを通して手描きの愉しさを味わいませんか？</text:p>
          </table:table-cell>
          <table:table-cell office:value-type="string" calcext:value-type="string">
            <text:p>体験形式</text:p>
          </table:table-cell>
          <table:table-cell office:value-type="string" calcext:value-type="string">
            <text:p>当日使用する用紙とペン</text:p>
          </table:table-cell>
          <table:table-cell office:value-type="string" calcext:value-type="string">
            <text:p>使いたい用紙やペンがある方はご持参下さい。</text:p>
          </table:table-cell>
          <table:table-cell office:value-type="string" calcext:value-type="string">
            <text:p>就学前親子, 小学生, 中学生, 大人</text:p>
          </table:table-cell>
          <table:table-cell office:value-type="string" calcext:value-type="string">
            <text:p>約20人</text:p>
          </table:table-cell>
          <table:table-cell office:value-type="string" calcext:value-type="string">
            <text:p>藤本遼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office:value-type="string" calcext:value-type="string">
            <text:p>別件ですが22の項目に答えなくていいのにチェックを入れてしまって、消すことが出来ないので22のチェック項目は無視してください。<text:line-break/><text:line-break/>また、実費についての記入欄がありましたが参加費はとらないつもりでいます。もし実費記入がそのまま参加費をとることになってしまうと困ると思ったので念のためここに記入させてもらいます。</text:p>
          </table:table-cell>
          <table:table-cell office:value-type="string" calcext:value-type="string">
            <text:p>はい</text:p>
          </table:table-cell>
        </table:table-row>
        <table:table-row table:style-name="ro4">
          <table:table-cell office:value-type="string" calcext:value-type="string">
            <text:p>賛同する</text:p>
          </table:table-cell>
          <table:table-cell office:value-type="string" calcext:value-type="string">
            <text:p>親が教える算数のコツ</text:p>
          </table:table-cell>
          <table:table-cell office:value-type="string" calcext:value-type="string">
            <text:p>藤田和成</text:p>
          </table:table-cell>
          <table:table-cell office:value-type="string" calcext:value-type="string">
            <text:p>A YUMMY STUDY伸学土台教室</text:p>
          </table:table-cell>
          <table:table-cell office:value-type="string" calcext:value-type="string">
            <text:p>http://ayummystudy.net</text:p>
          </table:table-cell>
          <table:table-cell office:value-type="string" calcext:value-type="string">
            <text:p>2.かず</text:p>
          </table:table-cell>
          <table:table-cell office:value-type="string" calcext:value-type="string">
            <text:p>親子で算数を教えるのは難しいです。家庭で勉強を指導する場合はやっていいこと、ダメなことがあるので理由を含め分かりやすく解説します。<text:line-break/></text:p>
          </table:table-cell>
          <table:table-cell office:value-type="string" calcext:value-type="string">
            <text:p>対話形式</text:p>
          </table:table-cell>
          <table:table-cell table:number-columns-repeated="2"/>
          <table:table-cell office:value-type="string" calcext:value-type="string">
            <text:p>就学前親子, 大人</text:p>
          </table:table-cell>
          <table:table-cell/>
          <table:table-cell office:value-type="string" calcext:value-type="string">
            <text:p>嫁さんから</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office:value-type="string" calcext:value-type="string">
            <text:p>嫁さんも申し込んでいますので、同じ日に時間続きにして欲しいので宜しくお願い致します。</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お葬式って？？</text:p>
          </table:table-cell>
          <table:table-cell office:value-type="string" calcext:value-type="string">
            <text:p>堀口　直樹</text:p>
          </table:table-cell>
          <table:table-cell office:value-type="string" calcext:value-type="string">
            <text:p>株式会社　天光社　家族葬　千の風</text:p>
          </table:table-cell>
          <table:table-cell office:value-type="string" calcext:value-type="string">
            <text:p>https://1000kaze.jp/</text:p>
          </table:table-cell>
          <table:table-cell office:value-type="string" calcext:value-type="string">
            <text:p>9.くらし</text:p>
          </table:table-cell>
          <table:table-cell office:value-type="string" calcext:value-type="string">
            <text:p>あなたは『お葬式』のこと、どれだけ知ってますか？20代からお葬式の仕事をはじめ、1000件のお葬式を担当してきたおくりびとが後世に伝えたい『お葬式』について語ります。</text:p>
          </table:table-cell>
          <table:table-cell office:value-type="string" calcext:value-type="string">
            <text:p>聴講形式</text:p>
          </table:table-cell>
          <table:table-cell table:number-columns-repeated="2" office:value-type="string" calcext:value-type="string">
            <text:p>なし</text:p>
          </table:table-cell>
          <table:table-cell office:value-type="string" calcext:value-type="string">
            <text:p>中学生, 大人</text:p>
          </table:table-cell>
          <table:table-cell office:value-type="string" calcext:value-type="string">
            <text:p>20人</text:p>
          </table:table-cell>
          <table:table-cell office:value-type="string" calcext:value-type="string">
            <text:p>尼崎市商工会議所</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number-columns-repeated="2"/>
          <table:table-cell office:value-type="string" calcext:value-type="string">
            <text:p>特にありません。</text:p>
          </table:table-cell>
          <table:table-cell office:value-type="string" calcext:value-type="string">
            <text:p>はい</text:p>
          </table:table-cell>
        </table:table-row>
        <table:table-row table:style-name="ro1">
          <table:table-cell/>
          <table:table-cell office:value-type="string" calcext:value-type="string">
            <text:p>京都インバウンド観光・話のネタ</text:p>
          </table:table-cell>
          <table:table-cell office:value-type="string" calcext:value-type="string">
            <text:p>古市　和久</text:p>
          </table:table-cell>
          <table:table-cell table:number-columns-repeated="2"/>
          <table:table-cell office:value-type="string" calcext:value-type="string">
            <text:p>４．よのなか</text:p>
          </table:table-cell>
          <table:table-cell office:value-type="string" calcext:value-type="string">
            <text:p>外国人への京都ガイドを焼く十年してきた経験の中からガイドブックにない京都の話のネタ、花街の様子、町の習慣、祭りや庭園の見方、食べ処、外国人に人気の場所などをお教えします。デートで行くときにも役たちます。</text:p>
          </table:table-cell>
          <table:table-cell office:value-type="string" calcext:value-type="string">
            <text:p>聴講形式</text:p>
          </table:table-cell>
          <table:table-cell office:value-type="string" calcext:value-type="string">
            <text:p>無料</text:p>
          </table:table-cell>
          <table:table-cell/>
          <table:table-cell office:value-type="string" calcext:value-type="string">
            <text:p>３．中高生・大人</text:p>
          </table:table-cell>
          <table:table-cell office:value-type="string" calcext:value-type="string">
            <text:p>２０人以内</text:p>
          </table:table-cell>
          <table:table-cell office:value-type="string" calcext:value-type="string">
            <text:p>知人の紹介（日野　雄二先生）</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table:table-cell office:value-type="string" calcext:value-type="string">
            <text:p>音楽で笑顔のたねまき、元気の花を咲かそう！</text:p>
          </table:table-cell>
          <table:table-cell office:value-type="string" calcext:value-type="string">
            <text:p>佐田　賢一郎</text:p>
          </table:table-cell>
          <table:table-cell office:value-type="string" calcext:value-type="string">
            <text:p>NPO法人　歌と音楽の会</text:p>
          </table:table-cell>
          <table:table-cell/>
          <table:table-cell office:value-type="string" calcext:value-type="string">
            <text:p>７．おと</text:p>
          </table:table-cell>
          <table:table-cell office:value-type="string" calcext:value-type="string">
            <text:p>ギターの弾き語り等で世界の音楽を紹介し音楽効果で笑顔と元気とコミュニティをゲットする。</text:p>
          </table:table-cell>
          <table:table-cell office:value-type="string" calcext:value-type="string">
            <text:p>体験形式・対話形式</text:p>
          </table:table-cell>
          <table:table-cell office:value-type="string" calcext:value-type="string">
            <text:p>無料</text:p>
          </table:table-cell>
          <table:table-cell/>
          <table:table-cell office:value-type="string" calcext:value-type="string">
            <text:p>全員</text:p>
          </table:table-cell>
          <table:table-cell/>
          <table:table-cell office:value-type="string" calcext:value-type="string">
            <text:p>知人の紹介（原田　昭）</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まちの魅力をゲームで知ろう！</text:p>
          </table:table-cell>
          <table:table-cell office:value-type="string" calcext:value-type="string">
            <text:p>丸川正吾</text:p>
          </table:table-cell>
          <table:table-cell office:value-type="string" calcext:value-type="string">
            <text:p>まちラクティブ</text:p>
          </table:table-cell>
          <table:table-cell office:value-type="string" calcext:value-type="string">
            <text:p>https://machiractive.wixsite.com/machiractive</text:p>
          </table:table-cell>
          <table:table-cell office:value-type="string" calcext:value-type="string">
            <text:p>4.よのなか</text:p>
          </table:table-cell>
          <table:table-cell office:value-type="string" calcext:value-type="string">
            <text:p>まちの魅力をカードに乗せて、アイデアを戦わせます。全国で行われている「まちラクティブ」がいよいよ尼崎に凱旋！ここでしかできない体験をあなたに。夏休みの宿題にも最適！</text:p>
          </table:table-cell>
          <table:table-cell office:value-type="string" calcext:value-type="string">
            <text:p>体験形式</text:p>
          </table:table-cell>
          <table:table-cell/>
          <table:table-cell office:value-type="string" calcext:value-type="string">
            <text:p>ゲームを楽しむ心をお持ちください</text:p>
          </table:table-cell>
          <table:table-cell office:value-type="string" calcext:value-type="string">
            <text:p>小学生, 中学生, 大人</text:p>
          </table:table-cell>
          <table:table-cell office:value-type="float" office:value="20" calcext:value-type="float">
            <text:p>20</text:p>
          </table:table-cell>
          <table:table-cell office:value-type="string" calcext:value-type="string">
            <text:p>サマセミの実行委員です！</text:p>
          </table:table-cell>
          <table:table-cell office:value-type="string" calcext:value-type="string">
            <text:p>８月３日（土）1限目, ８月３日（土）2限目, ８月３日（土）3限目, ８月３日（土）4限目, ８月３日（土）5限目, <text:s/>８月３日（土）6限目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office:value-type="string" calcext:value-type="string">
            <text:p>, ８月３日（土）6限目</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アレルギーっ子引き算育児～中山家の場合</text:p>
          </table:table-cell>
          <table:table-cell office:value-type="string" calcext:value-type="string">
            <text:p>中山 みゆき</text:p>
          </table:table-cell>
          <table:table-cell office:value-type="string" calcext:value-type="string">
            <text:p>NPO法人サニーサイド</text:p>
          </table:table-cell>
          <table:table-cell/>
          <table:table-cell office:value-type="string" calcext:value-type="string">
            <text:p>5.からだ</text:p>
          </table:table-cell>
          <table:table-cell office:value-type="string" calcext:value-type="string">
            <text:p>重度の乳児湿疹、アナフィラキシーショックの息子の育児から、導き出された引き算育児！アレルギーっ子でも、育児は楽ちんで良い！</text:p>
          </table:table-cell>
          <table:table-cell office:value-type="string" calcext:value-type="string">
            <text:p>聴講形式</text:p>
          </table:table-cell>
          <table:table-cell table:number-columns-repeated="2"/>
          <table:table-cell office:value-type="string" calcext:value-type="string">
            <text:p>就学前親子, 小学生, 中学生, 大人</text:p>
          </table:table-cell>
          <table:table-cell office:value-type="string" calcext:value-type="string">
            <text:p>20人立ち見可</text:p>
          </table:table-cell>
          <table:table-cell office:value-type="string" calcext:value-type="string">
            <text:p>松村史邦</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みんなで防ごう、消費者被害～かしこい消費者になるために</text:p>
          </table:table-cell>
          <table:table-cell office:value-type="string" calcext:value-type="string">
            <text:p>吉田哲也</text:p>
          </table:table-cell>
          <table:table-cell office:value-type="string" calcext:value-type="string">
            <text:p>弁護士法人青空</text:p>
          </table:table-cell>
          <table:table-cell office:value-type="string" calcext:value-type="string">
            <text:p>https://amagasaki-aozora.jp/</text:p>
          </table:table-cell>
          <table:table-cell office:value-type="string" calcext:value-type="string">
            <text:p>9.くらし</text:p>
          </table:table-cell>
          <table:table-cell office:value-type="string" calcext:value-type="string">
            <text:p>振込め詐欺などの犯罪を犯したり、訪問販売、次々販売など、消費者の無知や困惑に乗じてモノやサービスを売る業者がいます。こうした者たちに対抗するためにはどうしたらよいのでしょうか。また、高齢者がこうした被害に遭わないようにするためにはどうしたらよいのでしょうか。対抗策を一緒に考えます。</text:p>
          </table:table-cell>
          <table:table-cell office:value-type="string" calcext:value-type="string">
            <text:p>聴講形式</text:p>
          </table:table-cell>
          <table:table-cell table:number-columns-repeated="4"/>
          <table:table-cell office:value-type="string" calcext:value-type="string">
            <text:p>尼崎商工会議所</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だいじなものゲーム</text:p>
          </table:table-cell>
          <table:table-cell office:value-type="string" calcext:value-type="string">
            <text:p>ますたに　あやじ</text:p>
          </table:table-cell>
          <table:table-cell office:value-type="string" calcext:value-type="string">
            <text:p>コレクティブ・フォー・チルドレン</text:p>
          </table:table-cell>
          <table:table-cell/>
          <table:table-cell office:value-type="string" calcext:value-type="string">
            <text:p>8.こころ</text:p>
          </table:table-cell>
          <table:table-cell office:value-type="string" calcext:value-type="string">
            <text:p>あなたの大事なものはなんですか？あの人の大事なものは何だろう？なんでそれが大事なんだろう？いろんな人がいろんな理由で大事にしているもの、聴いて考えてみませんか。できるだけいろんな年齢のひとあつまれー</text:p>
          </table:table-cell>
          <table:table-cell office:value-type="string" calcext:value-type="string">
            <text:p>対話形式</text:p>
          </table:table-cell>
          <table:table-cell office:value-type="string" calcext:value-type="string">
            <text:p>なし</text:p>
          </table:table-cell>
          <table:table-cell office:value-type="string" calcext:value-type="string">
            <text:p>筆記用具</text:p>
          </table:table-cell>
          <table:table-cell office:value-type="string" calcext:value-type="string">
            <text:p>就学前親子, 小学生, 中学生, 大人</text:p>
          </table:table-cell>
          <table:table-cell office:value-type="float" office:value="20" calcext:value-type="float">
            <text:p>20</text:p>
          </table:table-cell>
          <table:table-cell office:value-type="string" calcext:value-type="string">
            <text:p>昨年も出てメールをいただきました！</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office:value-type="string" calcext:value-type="string">
            <text:p>とくにありません</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amagasaki to the future Ⅱ</text:p>
          </table:table-cell>
          <table:table-cell office:value-type="string" calcext:value-type="string">
            <text:p>矢倉 久仁香</text:p>
          </table:table-cell>
          <table:table-cell office:value-type="string" calcext:value-type="string">
            <text:p>生涯、学習！推進課</text:p>
          </table:table-cell>
          <table:table-cell/>
          <table:table-cell office:value-type="string" calcext:value-type="string">
            <text:p>4.よのなか</text:p>
          </table:table-cell>
          <table:table-cell office:value-type="string" calcext:value-type="string">
            <text:p>尼崎で暮らす人からの「きいて」というおなやみに、まちのお宝を組み合わせて「おせっかい」するカードゲーム「アマガサキトゥザフューチャーⅡ」略して「ATTFⅡ」をみんなでやります！</text:p>
          </table:table-cell>
          <table:table-cell office:value-type="string" calcext:value-type="string">
            <text:p>体験形式</text:p>
          </table:table-cell>
          <table:table-cell table:number-columns-repeated="2"/>
          <table:table-cell office:value-type="string" calcext:value-type="string">
            <text:p>就学前親子, 小学生, 中学生, 大人</text:p>
          </table:table-cell>
          <table:table-cell/>
          <table:table-cell office:value-type="string" calcext:value-type="string">
            <text:p>Facebook</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table:table-cell office:value-type="string" calcext:value-type="string">
            <text:p>折紙を使ってメッセージを届けよう！</text:p>
          </table:table-cell>
          <table:table-cell office:value-type="string" calcext:value-type="string">
            <text:p>中原・有川・新居・山口</text:p>
          </table:table-cell>
          <table:table-cell office:value-type="string" calcext:value-type="string">
            <text:p>園田学園女子大学つながりプロジェクト</text:p>
          </table:table-cell>
          <table:table-cell/>
          <table:table-cell office:value-type="string" calcext:value-type="string">
            <text:p>６．つくる</text:p>
          </table:table-cell>
          <table:table-cell office:value-type="string" calcext:value-type="string">
            <text:p>折紙を花の形にして、その中にメッセージカードを入れて、水の中に浮かべると花が咲きメッセージカードが出てくるよ！！</text:p>
          </table:table-cell>
          <table:table-cell office:value-type="string" calcext:value-type="string">
            <text:p>体験形式</text:p>
          </table:table-cell>
          <table:table-cell office:value-type="string" calcext:value-type="string">
            <text:p>無料</text:p>
          </table:table-cell>
          <table:table-cell office:value-type="string" calcext:value-type="string">
            <text:p>なし</text:p>
          </table:table-cell>
          <table:table-cell office:value-type="string" calcext:value-type="string">
            <text:p>１．就学前親子・小学生</text:p>
          </table:table-cell>
          <table:table-cell office:value-type="string" calcext:value-type="string">
            <text:p>２０人以内</text:p>
          </table:table-cell>
          <table:table-cell office:value-type="string" calcext:value-type="string">
            <text:p>知人の紹介（石井）</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table:table-cell office:value-type="string" calcext:value-type="string">
            <text:p>オリジナルの「風船」を作ろう！</text:p>
          </table:table-cell>
          <table:table-cell office:value-type="string" calcext:value-type="string">
            <text:p>杉田・松田・乾・菅</text:p>
          </table:table-cell>
          <table:table-cell office:value-type="string" calcext:value-type="string">
            <text:p>園田学園女子大学つながりプロジェクト</text:p>
          </table:table-cell>
          <table:table-cell/>
          <table:table-cell office:value-type="string" calcext:value-type="string">
            <text:p>６．つくる</text:p>
          </table:table-cell>
          <table:table-cell office:value-type="string" calcext:value-type="string">
            <text:p>夏休みの思い出に「風船」を作ってみませんか？ペットボトルを使って、自分だけのオリジナル風船を作ります。暑い夏もこの風船でちょっぴり涼しくなりますよ！</text:p>
          </table:table-cell>
          <table:table-cell office:value-type="string" calcext:value-type="string">
            <text:p>体験形式</text:p>
          </table:table-cell>
          <table:table-cell office:value-type="string" calcext:value-type="string">
            <text:p>無料</text:p>
          </table:table-cell>
          <table:table-cell office:value-type="string" calcext:value-type="string">
            <text:p>なし</text:p>
          </table:table-cell>
          <table:table-cell office:value-type="string" calcext:value-type="string">
            <text:p>１．就学前親子・小学生</text:p>
          </table:table-cell>
          <table:table-cell office:value-type="string" calcext:value-type="string">
            <text:p>２０人以内</text:p>
          </table:table-cell>
          <table:table-cell office:value-type="string" calcext:value-type="string">
            <text:p>知人の紹介（石井）</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table:table-cell office:value-type="string" calcext:value-type="string">
            <text:p>つくろう！じぶんだけのしゃしんたて！</text:p>
          </table:table-cell>
          <table:table-cell office:value-type="string" calcext:value-type="string">
            <text:p>岩崎・久次米・竹井・藤本</text:p>
          </table:table-cell>
          <table:table-cell office:value-type="string" calcext:value-type="string">
            <text:p>園田学園女子大学つながりプロジェクト</text:p>
          </table:table-cell>
          <table:table-cell/>
          <table:table-cell office:value-type="string" calcext:value-type="string">
            <text:p>６．つくる</text:p>
          </table:table-cell>
          <table:table-cell office:value-type="string" calcext:value-type="string">
            <text:p>写真立てを自由に飾り付け出来るよ！枝や葉っぱ、貝殻などを貼り付けて自然と触れ合いながら夏をイメージした自分だけの写真立てを作って思い出を残そう！親子でも参加できるよ！みんな来てね！</text:p>
          </table:table-cell>
          <table:table-cell office:value-type="string" calcext:value-type="string">
            <text:p>体験形式</text:p>
          </table:table-cell>
          <table:table-cell office:value-type="string" calcext:value-type="string">
            <text:p>無料</text:p>
          </table:table-cell>
          <table:table-cell office:value-type="string" calcext:value-type="string">
            <text:p>作品を入れる袋</text:p>
          </table:table-cell>
          <table:table-cell office:value-type="string" calcext:value-type="string">
            <text:p>１．就学前親子・小学生</text:p>
          </table:table-cell>
          <table:table-cell office:value-type="string" calcext:value-type="string">
            <text:p>２０人以内</text:p>
          </table:table-cell>
          <table:table-cell office:value-type="string" calcext:value-type="string">
            <text:p>知人の紹介（石井）</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②特別教室（水道あり、机を動かせない部屋もあり）</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3">
          <table:table-cell office:value-type="string" calcext:value-type="string">
            <text:p>賛同する</text:p>
          </table:table-cell>
          <table:table-cell office:value-type="string" calcext:value-type="string">
            <text:p>わくわくドキドキ図工のじかん</text:p>
          </table:table-cell>
          <table:table-cell office:value-type="string" calcext:value-type="string">
            <text:p>河野 愉平</text:p>
          </table:table-cell>
          <table:table-cell office:value-type="string" calcext:value-type="string">
            <text:p>上坂部小学校</text:p>
          </table:table-cell>
          <table:table-cell/>
          <table:table-cell office:value-type="string" calcext:value-type="string">
            <text:p>10.アート</text:p>
          </table:table-cell>
          <table:table-cell office:value-type="string" calcext:value-type="string">
            <text:p>私は尼崎で図工の専科(専門に教える先生)をしています。<text:line-break/>今の図工はわくわくドキドキがいっぱい！材料をもとに楽しく活動して、新しい図工を体験しませんか？</text:p>
          </table:table-cell>
          <table:table-cell office:value-type="string" calcext:value-type="string">
            <text:p>体験形式</text:p>
          </table:table-cell>
          <table:table-cell office:value-type="string" calcext:value-type="string">
            <text:p>100円</text:p>
          </table:table-cell>
          <table:table-cell office:value-type="string" calcext:value-type="string">
            <text:p>活動しやすい汚れてもいい服</text:p>
          </table:table-cell>
          <table:table-cell office:value-type="string" calcext:value-type="string">
            <text:p>就学前親子, 小学生, 中学生, 大人</text:p>
          </table:table-cell>
          <table:table-cell office:value-type="string" calcext:value-type="string">
            <text:p>30人</text:p>
          </table:table-cell>
          <table:table-cell office:value-type="string" calcext:value-type="string">
            <text:p>山添さんの紹介です</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絵が下手でも大丈夫！似顔絵を描こう！</text:p>
          </table:table-cell>
          <table:table-cell office:value-type="string" calcext:value-type="string">
            <text:p>プロラクガキストβ</text:p>
          </table:table-cell>
          <table:table-cell/>
          <table:table-cell office:value-type="string" calcext:value-type="string">
            <text:p>https://daibu2.wixsite.com/website</text:p>
          </table:table-cell>
          <table:table-cell office:value-type="string" calcext:value-type="string">
            <text:p>10.アート</text:p>
          </table:table-cell>
          <table:table-cell office:value-type="string" calcext:value-type="string">
            <text:p>何気なく描いた似顔絵が喜ばれた！何気なく描いたラクガキが売れた！それをきっかけに会社員を辞めて絵の世界に飛び込みプロラクガキストと名乗り始めた私がアートで生きていくコツを紹介するので一緒に似顔絵を描いて楽しんでみましょう。</text:p>
          </table:table-cell>
          <table:table-cell office:value-type="string" calcext:value-type="string">
            <text:p>体験形式, 対話形式</text:p>
          </table:table-cell>
          <table:table-cell/>
          <table:table-cell office:value-type="string" calcext:value-type="string">
            <text:p>紙と鉛筆、消しゴム、カラーペン、色鉛筆など</text:p>
          </table:table-cell>
          <table:table-cell office:value-type="string" calcext:value-type="string">
            <text:p>就学前親子, 小学生, 中学生, 大人</text:p>
          </table:table-cell>
          <table:table-cell office:value-type="float" office:value="20" calcext:value-type="float">
            <text:p>20</text:p>
          </table:table-cell>
          <table:table-cell office:value-type="string" calcext:value-type="string">
            <text:p>ただまさゆき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table:table-cell office:value-type="string" calcext:value-type="string">
            <text:p>創造力・無限大ビジネスプランをつくろう！</text:p>
          </table:table-cell>
          <table:table-cell office:value-type="string" calcext:value-type="string">
            <text:p>関山　慎</text:p>
          </table:table-cell>
          <table:table-cell office:value-type="string" calcext:value-type="string">
            <text:p>日本政策金融公庫神戸創業支援センター</text:p>
          </table:table-cell>
          <table:table-cell office:value-type="string" calcext:value-type="string">
            <text:p>https://www.jfc.go.jp/</text:p>
          </table:table-cell>
          <table:table-cell office:value-type="string" calcext:value-type="string">
            <text:p>４．よのなか</text:p>
          </table:table-cell>
          <table:table-cell office:value-type="string" calcext:value-type="string">
            <text:p>起業に興味がある・将来自分でビジネスを立ち上げてみたい方におすすめの講義です。ビジネスアイディアの発想法やビジネスプランの作り方について一緒に学びませんか。気軽にご参加ください。</text:p>
          </table:table-cell>
          <table:table-cell office:value-type="string" calcext:value-type="string">
            <text:p>聴講形式</text:p>
          </table:table-cell>
          <table:table-cell office:value-type="string" calcext:value-type="string">
            <text:p>無料</text:p>
          </table:table-cell>
          <table:table-cell/>
          <table:table-cell office:value-type="string" calcext:value-type="string">
            <text:p>３．中高生・大人</text:p>
          </table:table-cell>
          <table:table-cell office:value-type="string" calcext:value-type="string">
            <text:p>２０人以内</text:p>
          </table:table-cell>
          <table:table-cell office:value-type="string" calcext:value-type="string">
            <text:p>サマセミHP</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number-columns-repeated="3"/>
          <table:table-cell office:value-type="string" calcext:value-type="string">
            <text:p>はい</text:p>
          </table:table-cell>
        </table:table-row>
        <table:table-row table:style-name="ro1">
          <table:table-cell/>
          <table:table-cell office:value-type="string" calcext:value-type="string">
            <text:p>「今時の婚活」うまくいく婚活いかない婚活</text:p>
          </table:table-cell>
          <table:table-cell office:value-type="string" calcext:value-type="string">
            <text:p>影山　千津子</text:p>
          </table:table-cell>
          <table:table-cell table:number-columns-repeated="2"/>
          <table:table-cell office:value-type="string" calcext:value-type="string">
            <text:p>４．よのなか</text:p>
          </table:table-cell>
          <table:table-cell office:value-type="string" calcext:value-type="string">
            <text:p>「ひょうごの出会いサポートセンター」に勤務して2000名越の会員の方とかかわる中で、感じたこと、体験したことを交えて、今どきの婚活事情についてお話します。</text:p>
          </table:table-cell>
          <table:table-cell office:value-type="string" calcext:value-type="string">
            <text:p>体験形式・聴講形式</text:p>
          </table:table-cell>
          <table:table-cell office:value-type="string" calcext:value-type="string">
            <text:p>無料</text:p>
          </table:table-cell>
          <table:table-cell office:value-type="string" calcext:value-type="string">
            <text:p>筆記用具</text:p>
          </table:table-cell>
          <table:table-cell office:value-type="string" calcext:value-type="string">
            <text:p>４．大人</text:p>
          </table:table-cell>
          <table:table-cell office:value-type="string" calcext:value-type="string">
            <text:p>２０人以内</text:p>
          </table:table-cell>
          <table:table-cell office:value-type="string" calcext:value-type="string">
            <text:p>知人の紹介（アビーズ）</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table:table-cell office:value-type="string" calcext:value-type="string">
            <text:p>わかりやすい年金の話</text:p>
          </table:table-cell>
          <table:table-cell office:value-type="string" calcext:value-type="string">
            <text:p>延命　衡樹</text:p>
          </table:table-cell>
          <table:table-cell office:value-type="string" calcext:value-type="string">
            <text:p>日本年金機構　尼崎年金事務所</text:p>
          </table:table-cell>
          <table:table-cell/>
          <table:table-cell office:value-type="string" calcext:value-type="string">
            <text:p>９．くらし</text:p>
          </table:table-cell>
          <table:table-cell office:value-type="string" calcext:value-type="string">
            <text:p>年金ってなに？年金は掛けなきゃいけないの？難しくてよくわからない。将来の年金制度を支えていただく皆さんに、安心、信頼していただきよう厚生年金・国民年金制度について、分かりやすく説明いたします。</text:p>
          </table:table-cell>
          <table:table-cell office:value-type="string" calcext:value-type="string">
            <text:p>対話形式・聴講形式</text:p>
          </table:table-cell>
          <table:table-cell office:value-type="string" calcext:value-type="string">
            <text:p>無料</text:p>
          </table:table-cell>
          <table:table-cell office:value-type="string" calcext:value-type="string">
            <text:p>なし</text:p>
          </table:table-cell>
          <table:table-cell office:value-type="string" calcext:value-type="string">
            <text:p>３．中高生</text:p>
          </table:table-cell>
          <table:table-cell office:value-type="string" calcext:value-type="string">
            <text:p>２０人以内</text:p>
          </table:table-cell>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ＡＥＤと心肺蘇生法を楽しく体験してみよう??</text:p>
          </table:table-cell>
          <table:table-cell office:value-type="string" calcext:value-type="string">
            <text:p>野田 武彦</text:p>
          </table:table-cell>
          <table:table-cell office:value-type="string" calcext:value-type="string">
            <text:p>みんなで減災し隊?</text:p>
          </table:table-cell>
          <table:table-cell/>
          <table:table-cell office:value-type="string" calcext:value-type="string">
            <text:p>9.くらし</text:p>
          </table:table-cell>
          <table:table-cell office:value-type="string" calcext:value-type="string">
            <text:p>大切な家族・友人の もしも?の時に救命処置って重要ですよね。救急車が到着するまでに 私たちができる事を一緒に考え心肺蘇生法とＡＥＤの使い方を体験しましょう??</text:p>
          </table:table-cell>
          <table:table-cell office:value-type="string" calcext:value-type="string">
            <text:p>体験形式</text:p>
          </table:table-cell>
          <table:table-cell table:number-columns-repeated="2"/>
          <table:table-cell office:value-type="string" calcext:value-type="string">
            <text:p>就学前親子, 小学生, 中学生, 大人</text:p>
          </table:table-cell>
          <table:table-cell office:value-type="string" calcext:value-type="string">
            <text:p>20人(立ち見可)</text:p>
          </table:table-cell>
          <table:table-cell office:value-type="string" calcext:value-type="string">
            <text:p>ただ さん より紹介していただきました</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5">
          <table:table-cell/>
          <table:table-cell office:value-type="string" calcext:value-type="string">
            <text:p>成年後見制度と年金</text:p>
          </table:table-cell>
          <table:table-cell office:value-type="string" calcext:value-type="string">
            <text:p>衣川　智春</text:p>
          </table:table-cell>
          <table:table-cell office:value-type="string" calcext:value-type="string">
            <text:p>兵庫県社会保険労務士会尼崎支部</text:p>
          </table:table-cell>
          <table:table-cell/>
          <table:table-cell office:value-type="string" calcext:value-type="string">
            <text:p>９．くらし</text:p>
          </table:table-cell>
          <table:table-cell office:value-type="string" calcext:value-type="string">
            <text:p>皆様に関係のある年金と成年後見についてわかりやすくお話させて頂きます。６５才以上の５人に１人が認知症になると言われています。６５才未満でも若年性認知症になります。すべての方に関係があるのでお話いたします。</text:p>
          </table:table-cell>
          <table:table-cell office:value-type="string" calcext:value-type="string">
            <text:p>聴講形式</text:p>
          </table:table-cell>
          <table:table-cell office:value-type="string" calcext:value-type="string">
            <text:p>無料</text:p>
          </table:table-cell>
          <table:table-cell office:value-type="string" calcext:value-type="string">
            <text:p>なし</text:p>
          </table:table-cell>
          <table:table-cell table:number-columns-repeated="2"/>
          <table:table-cell office:value-type="string" calcext:value-type="string">
            <text:p>社会保険労務士より紹介<text:line-break/>サマセミHP<text:line-break/>昨年一昨年も参加</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小倉百人一首』恋歌をふたつ</text:p>
          </table:table-cell>
          <table:table-cell office:value-type="string" calcext:value-type="string">
            <text:p>芦村正文</text:p>
          </table:table-cell>
          <table:table-cell office:value-type="string" calcext:value-type="string">
            <text:p>上宮高等学校講師</text:p>
          </table:table-cell>
          <table:table-cell/>
          <table:table-cell office:value-type="string" calcext:value-type="string">
            <text:p>1.ことば</text:p>
          </table:table-cell>
          <table:table-cell office:value-type="string" calcext:value-type="string">
            <text:p>日本古典文学を身近に。時間が残れば『言語記号論』にも触れたいですね。中学や高校で『国語(古典)の授業』が眠かった人におすすめ。</text:p>
          </table:table-cell>
          <table:table-cell office:value-type="string" calcext:value-type="string">
            <text:p>聴講形式</text:p>
          </table:table-cell>
          <table:table-cell table:number-columns-repeated="2" office:value-type="string" calcext:value-type="string">
            <text:p>不要</text:p>
          </table:table-cell>
          <table:table-cell office:value-type="string" calcext:value-type="string">
            <text:p>中学生, 大人</text:p>
          </table:table-cell>
          <table:table-cell office:value-type="string" calcext:value-type="string">
            <text:p>約２０人（立ち見可）</text:p>
          </table:table-cell>
          <table:table-cell office:value-type="string" calcext:value-type="string">
            <text:p>尼崎市サイトから</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6">
          <table:table-cell office:value-type="string" calcext:value-type="string">
            <text:p>賛同する</text:p>
          </table:table-cell>
          <table:table-cell office:value-type="string" calcext:value-type="string">
            <text:p>やってみよう！”かいご”のしごと</text:p>
          </table:table-cell>
          <table:table-cell office:value-type="string" calcext:value-type="string">
            <text:p>中脇　剛</text:p>
          </table:table-cell>
          <table:table-cell office:value-type="string" calcext:value-type="string">
            <text:p>尼崎医療介護スキルアップ交流会</text:p>
          </table:table-cell>
          <table:table-cell office:value-type="string" calcext:value-type="string">
            <text:p>https://ama-skillup.matrix.jp/</text:p>
          </table:table-cell>
          <table:table-cell office:value-type="string" calcext:value-type="string">
            <text:p>8.こころ</text:p>
          </table:table-cell>
          <table:table-cell office:value-type="string" calcext:value-type="string">
            <text:p>知ってる？”かいご”のしごと<text:line-break/>それはね、おじいちゃんやおばあちゃんの夢をかなえるしごと<text:line-break/>「ありがとう」って言ってくれてこっちまでえがおになるしごと<text:line-break/>たいけんしてみよう！きっと、えがおになるから</text:p>
          </table:table-cell>
          <table:table-cell office:value-type="string" calcext:value-type="string">
            <text:p>体験形式</text:p>
          </table:table-cell>
          <table:table-cell table:number-columns-repeated="2"/>
          <table:table-cell office:value-type="string" calcext:value-type="string">
            <text:p>就学前親子, 小学生, 中学生, 大人</text:p>
          </table:table-cell>
          <table:table-cell office:value-type="float" office:value="20" calcext:value-type="float">
            <text:p>20</text:p>
          </table:table-cell>
          <table:table-cell office:value-type="string" calcext:value-type="string">
            <text:p>元実行委員の大島和大から</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英語落語</text:p>
          </table:table-cell>
          <table:table-cell office:value-type="string" calcext:value-type="string">
            <text:p>吉田　和平（高座名：尼っこヨッシー）</text:p>
          </table:table-cell>
          <table:table-cell office:value-type="string" calcext:value-type="string">
            <text:p>英楽亭（船場寄席）堺筋本町</text:p>
          </table:table-cell>
          <table:table-cell office:value-type="string" calcext:value-type="string">
            <text:p>http://bcbweb.bai.ne.jp/~anh47501</text:p>
          </table:table-cell>
          <table:table-cell office:value-type="string" calcext:value-type="string">
            <text:p>1.ことば</text:p>
          </table:table-cell>
          <table:table-cell office:value-type="string" calcext:value-type="string">
            <text:p>日本文化：落語・英語・日本語</text:p>
          </table:table-cell>
          <table:table-cell office:value-type="string" calcext:value-type="string">
            <text:p>体験形式, 対話形式, 聴講形式</text:p>
          </table:table-cell>
          <table:table-cell office:value-type="string" calcext:value-type="string">
            <text:p>無料</text:p>
          </table:table-cell>
          <table:table-cell office:value-type="string" calcext:value-type="string">
            <text:p>無しで</text:p>
          </table:table-cell>
          <table:table-cell office:value-type="string" calcext:value-type="string">
            <text:p>就学前親子, 小学生, 中学生, 大人</text:p>
          </table:table-cell>
          <table:table-cell office:value-type="string" calcext:value-type="string">
            <text:p>２０名（立ち見可）</text:p>
          </table:table-cell>
          <table:table-cell office:value-type="string" calcext:value-type="string">
            <text:p>通訳案内士：加藤　学　先生</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宿題はこれでOK 木製マイ箸づくり体験</text:p>
          </table:table-cell>
          <table:table-cell office:value-type="string" calcext:value-type="string">
            <text:p>森松信夫</text:p>
          </table:table-cell>
          <table:table-cell office:value-type="string" calcext:value-type="string">
            <text:p>NPO法人兵庫森林サポートセンター</text:p>
          </table:table-cell>
          <table:table-cell office:value-type="string" calcext:value-type="string">
            <text:p>http://hforestsc.wixsite.com/hforestsc</text:p>
          </table:table-cell>
          <table:table-cell office:value-type="string" calcext:value-type="string">
            <text:p>6.つくる</text:p>
          </table:table-cell>
          <table:table-cell office:value-type="string" calcext:value-type="string">
            <text:p>木製のマイ箸を専用冶具とカンナやカッターで削って作ります。先着5名。３００円の材料費で夏休みの宿題が解決。見学は１５名までOK</text:p>
          </table:table-cell>
          <table:table-cell office:value-type="string" calcext:value-type="string">
            <text:p>体験形式</text:p>
          </table:table-cell>
          <table:table-cell office:value-type="string" calcext:value-type="string">
            <text:p>３００円</text:p>
          </table:table-cell>
          <table:table-cell office:value-type="string" calcext:value-type="string">
            <text:p>特になし</text:p>
          </table:table-cell>
          <table:table-cell office:value-type="string" calcext:value-type="string">
            <text:p>就学前親子, 小学生</text:p>
          </table:table-cell>
          <table:table-cell office:value-type="string" calcext:value-type="string">
            <text:p>５名(見学は１５名まで可)</text:p>
          </table:table-cell>
          <table:table-cell office:value-type="string" calcext:value-type="string">
            <text:p>事務局からのメール</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4">
          <table:table-cell/>
          <table:table-cell office:value-type="string" calcext:value-type="string">
            <text:p>尼崎で発生する災害を知っておきましょう！</text:p>
          </table:table-cell>
          <table:table-cell office:value-type="string" calcext:value-type="string">
            <text:p>危機管理安全局局長　辻本　ゆかり</text:p>
          </table:table-cell>
          <table:table-cell office:value-type="string" calcext:value-type="string">
            <text:p>尼崎市役所危機管理安全局</text:p>
          </table:table-cell>
          <table:table-cell office:value-type="string" calcext:value-type="string">
            <text:p>http://www.city.amagasaki.hyogo.jp/shisei/siyakusyo/section/anzen/index.html</text:p>
          </table:table-cell>
          <table:table-cell/>
          <table:table-cell office:value-type="string" calcext:value-type="string">
            <text:p>平成３０年は地震や台風といった災害が多く発生した年でした。<text:line-break/>今後も発生するであろう災害から身を守るため、普段からの備えや避難等の防災対策を知っておいてください。</text:p>
          </table:table-cell>
          <table:table-cell office:value-type="string" calcext:value-type="string">
            <text:p>聴講形式</text:p>
          </table:table-cell>
          <table:table-cell table:number-columns-repeated="2"/>
          <table:table-cell office:value-type="string" calcext:value-type="string">
            <text:p>小学生・中高生・大人</text:p>
          </table:table-cell>
          <table:table-cell office:value-type="string" calcext:value-type="string">
            <text:p>３０人以内</text:p>
          </table:table-cell>
          <table:table-cell/>
          <table:table-cell office:value-type="string" calcext:value-type="string">
            <text:p><text:s/>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table:number-columns-repeated="2"/>
          <table:table-cell office:value-type="string" calcext:value-type="string">
            <text:p>はい</text:p>
          </table:table-cell>
        </table:table-row>
        <table:table-row table:style-name="ro4">
          <table:table-cell office:value-type="string" calcext:value-type="string">
            <text:p>賛同する</text:p>
          </table:table-cell>
          <table:table-cell office:value-type="string" calcext:value-type="string">
            <text:p>生前整理</text:p>
          </table:table-cell>
          <table:table-cell office:value-type="string" calcext:value-type="string">
            <text:p>金山 佳子</text:p>
          </table:table-cell>
          <table:table-cell office:value-type="string" calcext:value-type="string">
            <text:p>生前整理普及協会</text:p>
          </table:table-cell>
          <table:table-cell office:value-type="string" calcext:value-type="string">
            <text:p>https://seizenseiri.net/</text:p>
          </table:table-cell>
          <table:table-cell office:value-type="string" calcext:value-type="string">
            <text:p>9.くらし</text:p>
          </table:table-cell>
          <table:table-cell office:value-type="string" calcext:value-type="string">
            <text:p>生きることを前提に物、こころ、情報を整理して幸せなエンディングを<text:line-break/>迎えます。</text:p>
          </table:table-cell>
          <table:table-cell office:value-type="string" calcext:value-type="string">
            <text:p>聴講形式</text:p>
          </table:table-cell>
          <table:table-cell office:value-type="string" calcext:value-type="string">
            <text:p>なし</text:p>
          </table:table-cell>
          <table:table-cell office:value-type="string" calcext:value-type="string">
            <text:p>筆記用具</text:p>
          </table:table-cell>
          <table:table-cell office:value-type="string" calcext:value-type="string">
            <text:p>大人</text:p>
          </table:table-cell>
          <table:table-cell office:value-type="string" calcext:value-type="string">
            <text:p>30人</text:p>
          </table:table-cell>
          <table:table-cell office:value-type="string" calcext:value-type="string">
            <text:p>知人から</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office:value-type="string" calcext:value-type="string">
            <text:p>なし</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プログラミングで自分だけのゲームを作ろう</text:p>
          </table:table-cell>
          <table:table-cell office:value-type="string" calcext:value-type="string">
            <text:p>川西 芳宏</text:p>
          </table:table-cell>
          <table:table-cell table:number-columns-repeated="2"/>
          <table:table-cell office:value-type="string" calcext:value-type="string">
            <text:p>6.つくる</text:p>
          </table:table-cell>
          <table:table-cell office:value-type="string" calcext:value-type="string">
            <text:p>JavaScriptを使って、もっと自由に自分の作りたいゲームを作ろう！というのがこの授業のコンセプトです。（ゲームのアイデアを考えたりするので、小学校高学年からの方が望ましいです。）</text:p>
          </table:table-cell>
          <table:table-cell office:value-type="string" calcext:value-type="string">
            <text:p>体験形式, 対話形式</text:p>
          </table:table-cell>
          <table:table-cell office:value-type="string" calcext:value-type="string">
            <text:p>材料費は特に必要ないです。</text:p>
          </table:table-cell>
          <table:table-cell office:value-type="string" calcext:value-type="string">
            <text:p>パソコンをお持ちの方はなおよいですが、なくてもOKです。</text:p>
          </table:table-cell>
          <table:table-cell office:value-type="string" calcext:value-type="string">
            <text:p>小学生, 中学生, 大人</text:p>
          </table:table-cell>
          <table:table-cell/>
          <table:table-cell office:value-type="string" calcext:value-type="string">
            <text:p>知人（山添 杏子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table:table-cell office:value-type="string" calcext:value-type="string">
            <text:p>電源タップ等で電源を取れたりはするでしょうか？</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家族ってなんだろう？</text:p>
          </table:table-cell>
          <table:table-cell office:value-type="string" calcext:value-type="string">
            <text:p>熊崎　明</text:p>
          </table:table-cell>
          <table:table-cell office:value-type="string" calcext:value-type="string">
            <text:p>尼崎ENGAWA化計画インターン</text:p>
          </table:table-cell>
          <table:table-cell/>
          <table:table-cell office:value-type="string" calcext:value-type="string">
            <text:p>9.くらし</text:p>
          </table:table-cell>
          <table:table-cell office:value-type="string" calcext:value-type="string">
            <text:p>あなたはどんな家族を作りたいですか？いろんな家族の形があるからこそ、”正しい形”はありません。いろんな家族が持つそれぞれの物語を知って、自分がつくりたい家族を考えるきっかけにしてもらえたら幸いです。</text:p>
          </table:table-cell>
          <table:table-cell office:value-type="string" calcext:value-type="string">
            <text:p>体験形式, 対話形式, 聴講形式</text:p>
          </table:table-cell>
          <table:table-cell table:number-columns-repeated="2" office:value-type="string" calcext:value-type="string">
            <text:p>なし</text:p>
          </table:table-cell>
          <table:table-cell office:value-type="string" calcext:value-type="string">
            <text:p>就学前親子, 小学生, 中学生, 大人</text:p>
          </table:table-cell>
          <table:table-cell office:value-type="string" calcext:value-type="string">
            <text:p>20人</text:p>
          </table:table-cell>
          <table:table-cell office:value-type="string" calcext:value-type="string">
            <text:p>藤本遼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office:value-type="string" calcext:value-type="string">
            <text:p>（中嶋メモ；尼崎ENGAWA化計画？）</text:p>
          </table:table-cell>
          <table:table-cell office:value-type="string" calcext:value-type="string">
            <text:p>はい</text:p>
          </table:table-cell>
        </table:table-row>
        <table:table-row table:style-name="ro3">
          <table:table-cell office:value-type="string" calcext:value-type="string">
            <text:p>賛同する</text:p>
          </table:table-cell>
          <table:table-cell office:value-type="string" calcext:value-type="string">
            <text:p>美肌の心得</text:p>
          </table:table-cell>
          <table:table-cell office:value-type="string" calcext:value-type="string">
            <text:p>國武利恵子/田中千秋</text:p>
          </table:table-cell>
          <table:table-cell office:value-type="string" calcext:value-type="string">
            <text:p>美肌部</text:p>
          </table:table-cell>
          <table:table-cell office:value-type="string" calcext:value-type="string">
            <text:p>https://www.facebook.com/groups/850018268680423/</text:p>
          </table:table-cell>
          <table:table-cell office:value-type="string" calcext:value-type="string">
            <text:p>5.からだ</text:p>
          </table:table-cell>
          <table:table-cell office:value-type="string" calcext:value-type="string">
            <text:p>美肌を作る方法はとてもシンプル。日々の自分との約束を、習慣になるまで守り続けること。手に入るのは美肌だけじゃない。一番は、自分への信頼(自信)?<text:line-break/>ゴールは自信を手にして、次のステージへ向かうこと</text:p>
          </table:table-cell>
          <table:table-cell office:value-type="string" calcext:value-type="string">
            <text:p>聴講形式</text:p>
          </table:table-cell>
          <table:table-cell table:number-columns-repeated="2"/>
          <table:table-cell office:value-type="string" calcext:value-type="string">
            <text:p>中学生, 大人</text:p>
          </table:table-cell>
          <table:table-cell office:value-type="string" calcext:value-type="string">
            <text:p>２０人</text:p>
          </table:table-cell>
          <table:table-cell office:value-type="string" calcext:value-type="string">
            <text:p>多田誉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7">
          <table:table-cell office:value-type="string" calcext:value-type="string">
            <text:p>賛同する</text:p>
          </table:table-cell>
          <table:table-cell office:value-type="string" calcext:value-type="string">
            <text:p>「はこべるハコ」でマイパブリック作り！</text:p>
          </table:table-cell>
          <table:table-cell office:value-type="string" calcext:value-type="string">
            <text:p>井口奏子</text:p>
          </table:table-cell>
          <table:table-cell office:value-type="string" calcext:value-type="string">
            <text:p>尼崎ENGAWA化計画インターン</text:p>
          </table:table-cell>
          <table:table-cell office:value-type="string" calcext:value-type="string">
            <text:p>https://www.facebook.com/amagasakiengawa/</text:p>
          </table:table-cell>
          <table:table-cell office:value-type="string" calcext:value-type="string">
            <text:p>6.つくる</text:p>
          </table:table-cell>
          <table:table-cell office:value-type="string" calcext:value-type="string">
            <text:p>まちでおもしろいことやってみませんか？<text:line-break/>「はこべるハコプロジェクト」は、皆さんと一緒にまちと建築をつなぎます。<text:line-break/>「ここでこんなことやってみたい」「ここはこんな風に使えるかも」など、一緒に考えましょう！</text:p>
          </table:table-cell>
          <table:table-cell office:value-type="string" calcext:value-type="string">
            <text:p>体験形式</text:p>
          </table:table-cell>
          <table:table-cell table:number-columns-repeated="4"/>
          <table:table-cell office:value-type="string" calcext:value-type="string">
            <text:p>尼崎市HPから</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table:table-cell office:value-type="string" calcext:value-type="string">
            <text:p>尼崎ENGAWA化計画インターンたちで、一教室1～5限入れ替わりでやりたいです。</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徘徊写真の世界</text:p>
          </table:table-cell>
          <table:table-cell office:value-type="string" calcext:value-type="string">
            <text:p>市田　響</text:p>
          </table:table-cell>
          <table:table-cell table:number-columns-repeated="2"/>
          <table:table-cell office:value-type="string" calcext:value-type="string">
            <text:p>10.アート</text:p>
          </table:table-cell>
          <table:table-cell office:value-type="string" calcext:value-type="string">
            <text:p>高校生の頃から、街に落ちているゴミ（不法投棄）や貼り紙など路上のあらゆるモノ達を写真で記録しています。それらはある時から『徘徊写真』と呼ばれるようになり、あちこちで発表するようになりました。</text:p>
          </table:table-cell>
          <table:table-cell office:value-type="string" calcext:value-type="string">
            <text:p>聴講形式</text:p>
          </table:table-cell>
          <table:table-cell office:value-type="string" calcext:value-type="string">
            <text:p>無し</text:p>
          </table:table-cell>
          <table:table-cell office:value-type="string" calcext:value-type="string">
            <text:p>スマホでOK</text:p>
          </table:table-cell>
          <table:table-cell office:value-type="string" calcext:value-type="string">
            <text:p>就学前親子, 小学生, 中学生, 大人</text:p>
          </table:table-cell>
          <table:table-cell/>
          <table:table-cell office:value-type="string" calcext:value-type="string">
            <text:p>ネット</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いろんな性別 聞いてみよう</text:p>
          </table:table-cell>
          <table:table-cell office:value-type="string" calcext:value-type="string">
            <text:p>森村さやか</text:p>
          </table:table-cell>
          <table:table-cell office:value-type="string" calcext:value-type="string">
            <text:p>新設Cチーム企画</text:p>
          </table:table-cell>
          <table:table-cell/>
          <table:table-cell office:value-type="string" calcext:value-type="string">
            <text:p>8.こころ</text:p>
          </table:table-cell>
          <table:table-cell office:value-type="string" calcext:value-type="string">
            <text:p>あなたの性別は何ですか？それはどうしてですか？LGBTって言葉は何となくわかるけど。SOGIって何？いろんな性別について聞いてみよう。考えてみよう。</text:p>
          </table:table-cell>
          <table:table-cell office:value-type="string" calcext:value-type="string">
            <text:p>対話形式</text:p>
          </table:table-cell>
          <table:table-cell/>
          <table:table-cell office:value-type="string" calcext:value-type="string">
            <text:p>筆記用具</text:p>
          </table:table-cell>
          <table:table-cell office:value-type="string" calcext:value-type="string">
            <text:p>小学生, 中学生, 大人</text:p>
          </table:table-cell>
          <table:table-cell office:value-type="float" office:value="20" calcext:value-type="float">
            <text:p>20</text:p>
          </table:table-cell>
          <table:table-cell office:value-type="string" calcext:value-type="string">
            <text:p>ただく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人文学っておもしろいんですか？</text:p>
          </table:table-cell>
          <table:table-cell office:value-type="string" calcext:value-type="string">
            <text:p>柏原康人・上椙英之</text:p>
          </table:table-cell>
          <table:table-cell office:value-type="string" calcext:value-type="string">
            <text:p>大阪大谷大学／国文学研究資料館</text:p>
          </table:table-cell>
          <table:table-cell/>
          <table:table-cell office:value-type="string" calcext:value-type="string">
            <text:p>4.よのなか</text:p>
          </table:table-cell>
          <table:table-cell office:value-type="string" calcext:value-type="string">
            <text:p>文系（人文学）の研究者って、どんなふうに研究してるの？大学で本ばっか読んでそう？ていうか研究って何？石碑を追っかけている研究者とお寺で古い本を漁っている研究者が研究のホントのトコロと魅力を語ります。</text:p>
          </table:table-cell>
          <table:table-cell office:value-type="string" calcext:value-type="string">
            <text:p>対話形式, 聴講形式</text:p>
          </table:table-cell>
          <table:table-cell table:number-columns-repeated="2"/>
          <table:table-cell office:value-type="string" calcext:value-type="string">
            <text:p>中学生, 大人</text:p>
          </table:table-cell>
          <table:table-cell office:value-type="string" calcext:value-type="string">
            <text:p>20人</text:p>
          </table:table-cell>
          <table:table-cell office:value-type="string" calcext:value-type="string">
            <text:p>園田学園女子大学</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出張あまぴっとwithこかげ</text:p>
          </table:table-cell>
          <table:table-cell table:number-columns-repeated="2" office:value-type="string" calcext:value-type="string">
            <text:p>あまぴっと＆学習教室こかげ</text:p>
          </table:table-cell>
          <table:table-cell/>
          <table:table-cell office:value-type="string" calcext:value-type="string">
            <text:p>4.よのなか</text:p>
          </table:table-cell>
          <table:table-cell office:value-type="string" calcext:value-type="string">
            <text:p>赤ちゃんから安心して楽しめる居場所「出張あまぴっと」がサマセミに！授乳、オムツ替えができるベビーテントに加え、こかげからは「学び」にちなんだお楽しみも。子どもと一緒にのんびりゆったり過ごしましょう。</text:p>
          </table:table-cell>
          <table:table-cell office:value-type="string" calcext:value-type="string">
            <text:p>体験形式</text:p>
          </table:table-cell>
          <table:table-cell office:value-type="string" calcext:value-type="string">
            <text:p>一部ワークショップのみ100円程度</text:p>
          </table:table-cell>
          <table:table-cell office:value-type="string" calcext:value-type="string">
            <text:p>安心して過ごす為に必要なもの</text:p>
          </table:table-cell>
          <table:table-cell office:value-type="string" calcext:value-type="string">
            <text:p>就学前親子, 小学生, 中学生, 大人</text:p>
          </table:table-cell>
          <table:table-cell/>
          <table:table-cell office:value-type="string" calcext:value-type="string">
            <text:p>去年もしました。</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①普通教室</text:p>
          </table:table-cell>
          <table:table-cell/>
          <table:table-cell office:value-type="string" calcext:value-type="string">
            <text:p>連続（1つの講座に2コマ必要な授業）</text:p>
          </table:table-cell>
          <table:table-cell office:value-type="string" calcext:value-type="string">
            <text:p>2日間終日希望。</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みんなちがう」コーヒーを体感しよう</text:p>
          </table:table-cell>
          <table:table-cell office:value-type="string" calcext:value-type="string">
            <text:p>さい　じょんす</text:p>
          </table:table-cell>
          <table:table-cell office:value-type="string" calcext:value-type="string">
            <text:p>ライノ</text:p>
          </table:table-cell>
          <table:table-cell office:value-type="string" calcext:value-type="string">
            <text:p>https://www.facebook.com/rhino.osa/</text:p>
          </table:table-cell>
          <table:table-cell office:value-type="string" calcext:value-type="string">
            <text:p>9.くらし</text:p>
          </table:table-cell>
          <table:table-cell office:value-type="string" calcext:value-type="string">
            <text:p>コーヒーは、人によって全く味わい方が異なります。自分は好きだけど、他人はそうじゃない。世の中では流行ってるけど、自分の好みじゃない。あなたが好きなコーヒーは、きっとあなただけのもの。コーヒーから見えるあなた自身を、チャートを使って自己分析してみましょう。</text:p>
          </table:table-cell>
          <table:table-cell office:value-type="string" calcext:value-type="string">
            <text:p>体験形式</text:p>
          </table:table-cell>
          <table:table-cell office:value-type="string" calcext:value-type="string">
            <text:p>500円</text:p>
          </table:table-cell>
          <table:table-cell office:value-type="string" calcext:value-type="string">
            <text:p>ドリップコーヒー道具一式</text:p>
          </table:table-cell>
          <table:table-cell office:value-type="string" calcext:value-type="string">
            <text:p>中学生, 大人</text:p>
          </table:table-cell>
          <table:table-cell office:value-type="string" calcext:value-type="string">
            <text:p>開放式</text:p>
          </table:table-cell>
          <table:table-cell office:value-type="string" calcext:value-type="string">
            <text:p>facebook</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②特別教室（水道あり、机を動かせない部屋もあり）</text:p>
          </table:table-cell>
          <table:table-cell office:value-type="string" calcext:value-type="string">
            <text:p>調理器具（食器を除く） 20で③調理教室を選択した場合のみ 詳細を23へご記入下さい</text:p>
          </table:table-cell>
          <table:table-cell office:value-type="string" calcext:value-type="string">
            <text:p>連続（1つの講座に2コマ必要な授業）</text:p>
          </table:table-cell>
          <table:table-cell office:value-type="string" calcext:value-type="string">
            <text:p>特に２コマ必ず必要というわけではありません。４回ぐらいに分けて（各回３０分ぐらいずつ）、そこで自己分析をして自分だけのオリジナルブレンドコーヒーを作ってもらいたいと思っています。そこで、ちょっとしたコーヒーの豆知識と私が大事にしている理念などを伝えていければと思っています。</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学んで伝える介護食</text:p>
          </table:table-cell>
          <table:table-cell office:value-type="string" calcext:value-type="string">
            <text:p>石本 淳嗣</text:p>
          </table:table-cell>
          <table:table-cell office:value-type="string" calcext:value-type="string">
            <text:p>尼崎食支援研究会</text:p>
          </table:table-cell>
          <table:table-cell/>
          <table:table-cell office:value-type="string" calcext:value-type="string">
            <text:p>6.つくる</text:p>
          </table:table-cell>
          <table:table-cell office:value-type="string" calcext:value-type="string">
            <text:p>加齢などにより口から食べる事が難しくなってきた方へのお食事をサポートします。お口の中のお話、栄養の話に続き自宅でできる介護食の実習を行います</text:p>
          </table:table-cell>
          <table:table-cell office:value-type="string" calcext:value-type="string">
            <text:p>体験形式, 対話形式, 聴講形式</text:p>
          </table:table-cell>
          <table:table-cell table:number-columns-repeated="2"/>
          <table:table-cell office:value-type="string" calcext:value-type="string">
            <text:p>大人</text:p>
          </table:table-cell>
          <table:table-cell/>
          <table:table-cell office:value-type="string" calcext:value-type="string">
            <text:p>多田まさゆきさん</text:p>
          </table:table-cell>
          <table:table-cell office:value-type="string" calcext:value-type="string">
            <text:p>８月３日（土）1限目, ８月３日（土）2限目, ８月３日（土）3限目, ８月３日（土）4限目, ８月３日（土）5限目, ８月４日（日）1限目, ８月４日（日）2限目, ８月４日（日）3限目, ８月４日（日）4限目, ８月４日（日）5限目</text:p>
          </table:table-cell>
          <table:table-cell/>
          <table:table-cell office:value-type="string" calcext:value-type="string">
            <text:p>③調理教室</text:p>
          </table:table-cell>
          <table:table-cell office:value-type="string" calcext:value-type="string">
            <text:p>プロジェクター（VGA端子のみ）, 調理器具（食器を除く） 20で③調理教室を選択した場合のみ 詳細を23へご記入下さい</text:p>
          </table:table-cell>
          <table:table-cell office:value-type="string" calcext:value-type="string">
            <text:p>連続（1つの講座に2コマ必要な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初心者向け 自分で出来る簡単マッサージ</text:p>
          </table:table-cell>
          <table:table-cell office:value-type="string" calcext:value-type="string">
            <text:p>濱中遠藤金倉</text:p>
          </table:table-cell>
          <table:table-cell office:value-type="string" calcext:value-type="string">
            <text:p>園田学園つながりプロジェクト</text:p>
          </table:table-cell>
          <table:table-cell/>
          <table:table-cell office:value-type="string" calcext:value-type="string">
            <text:p>5.からだ</text:p>
          </table:table-cell>
          <table:table-cell office:value-type="string" calcext:value-type="string">
            <text:p>実体験を元に、自分なりの下半身マッサージを紹介します。個人差がありますが、独学で得た初心者向けのマッサージなので楽しくやりましょう！</text:p>
          </table:table-cell>
          <table:table-cell office:value-type="string" calcext:value-type="string">
            <text:p>体験形式</text:p>
          </table:table-cell>
          <table:table-cell table:number-columns-repeated="2"/>
          <table:table-cell office:value-type="string" calcext:value-type="string">
            <text:p>小学生, 中学生, 大人</text:p>
          </table:table-cell>
          <table:table-cell office:value-type="float" office:value="20" calcext:value-type="float">
            <text:p>20</text:p>
          </table:table-cell>
          <table:table-cell office:value-type="string" calcext:value-type="string">
            <text:p>若狭先生</text:p>
          </table:table-cell>
          <table:table-cell office:value-type="string" calcext:value-type="string">
            <text:p>８月３日（土）1限目, ８月３日（土）2限目, ８月３日（土）3限目, ８月３日（土）4限目, ８月４日（日）1限目, ８月４日（日）2限目, ８月４日（日）3限目, ８月４日（日）4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4">
          <table:table-cell office:value-type="string" calcext:value-type="string">
            <text:p>賛同する</text:p>
          </table:table-cell>
          <table:table-cell office:value-type="string" calcext:value-type="string">
            <text:p>親子で銭湯！赤ちゃんの銭湯デビュー講座</text:p>
          </table:table-cell>
          <table:table-cell office:value-type="string" calcext:value-type="string">
            <text:p>太田小夜里</text:p>
          </table:table-cell>
          <table:table-cell office:value-type="string" calcext:value-type="string">
            <text:p>尼崎温銭郷</text:p>
          </table:table-cell>
          <table:table-cell office:value-type="string" calcext:value-type="string">
            <text:p>http://ama1010.jp/</text:p>
          </table:table-cell>
          <table:table-cell office:value-type="string" calcext:value-type="string">
            <text:p>9.くらし</text:p>
          </table:table-cell>
          <table:table-cell office:value-type="string" calcext:value-type="string">
            <text:p>赤ちゃんと一緒に銭湯に入るための段取りを教えます。<text:line-break/>子どもは何歳から銭湯に連れて行っていいの？どうやって入れたらいい？とくにお父さんに知ってほしい赤ちゃんとの銭湯ライフのすすめ。</text:p>
          </table:table-cell>
          <table:table-cell office:value-type="string" calcext:value-type="string">
            <text:p>聴講形式</text:p>
          </table:table-cell>
          <table:table-cell/>
          <table:table-cell office:value-type="string" calcext:value-type="string">
            <text:p>なし</text:p>
          </table:table-cell>
          <table:table-cell office:value-type="string" calcext:value-type="string">
            <text:p>就学前親子, 大人</text:p>
          </table:table-cell>
          <table:table-cell office:value-type="string" calcext:value-type="string">
            <text:p>２０人</text:p>
          </table:table-cell>
          <table:table-cell office:value-type="string" calcext:value-type="string">
            <text:p>坂本恵利子さん、清田仁之さん</text:p>
          </table:table-cell>
          <table:table-cell office:value-type="string" calcext:value-type="string">
            <text:p>８月３日（土）1限目, ８月３日（土）2限目, ８月３日（土）3限目, ８月３日（土）4限目, ８月４日（日）1限目, ８月４日（日）2限目, ８月４日（日）3限目, ８月４日（日）4限目</text:p>
          </table:table-cell>
          <table:table-cell/>
          <table:table-cell office:value-type="string" calcext:value-type="string">
            <text:p>①普通教室</text:p>
          </table:table-cell>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3">
          <table:table-cell/>
          <table:table-cell office:value-type="string" calcext:value-type="string">
            <text:p>LED照明について</text:p>
          </table:table-cell>
          <table:table-cell office:value-type="string" calcext:value-type="string">
            <text:p>園　欣彌</text:p>
          </table:table-cell>
          <table:table-cell office:value-type="string" calcext:value-type="string">
            <text:p>NPO環境カウンセラー会兵庫</text:p>
          </table:table-cell>
          <table:table-cell office:value-type="string" calcext:value-type="string">
            <text:p>https://ech28.org/</text:p>
          </table:table-cell>
          <table:table-cell office:value-type="string" calcext:value-type="string">
            <text:p>９．くらし</text:p>
          </table:table-cell>
          <table:table-cell office:value-type="string" calcext:value-type="string">
            <text:p>照明設備の年間消費電力量は、家庭全体の約13％程度です。照明を最新のLED照明に変えた場合、明るさはそんままに、大幅な省エネをすることができます。</text:p>
          </table:table-cell>
          <table:table-cell office:value-type="string" calcext:value-type="string">
            <text:p>聴講形式</text:p>
          </table:table-cell>
          <table:table-cell office:value-type="string" calcext:value-type="string">
            <text:p>無料</text:p>
          </table:table-cell>
          <table:table-cell office:value-type="string" calcext:value-type="string">
            <text:p>筆記具</text:p>
          </table:table-cell>
          <table:table-cell office:value-type="string" calcext:value-type="string">
            <text:p>３．中高生　４．大人</text:p>
          </table:table-cell>
          <table:table-cell office:value-type="string" calcext:value-type="string">
            <text:p>２０人以内</text:p>
          </table:table-cell>
          <table:table-cell office:value-type="string" calcext:value-type="string">
            <text:p>事務局からのメール</text:p>
          </table:table-cell>
          <table:table-cell office:value-type="string" calcext:value-type="string">
            <text:p>８月３日（土）1限目, ８月３日（土）2限目, ８月３日（土）3限目, ８月３日（土）4限目, ８月４日（日）1限目, ８月４日（日）2限目, ８月４日（日）3限目, ８月４日（日）4限目<text:line-break/></text:p>
          </table:table-cell>
          <table:table-cell office:value-type="string" calcext:value-type="string">
            <text:p><text:s/>８月３日（土）5限目, ８月４日（日）5限目</text:p>
          </table:table-cell>
          <table:table-cell office:value-type="string" calcext:value-type="string">
            <text:p>①普通教室</text:p>
          </table:table-cell>
          <table:table-cell office:value-type="string" calcext:value-type="string">
            <text:p>プロジェクター</text:p>
          </table:table-cell>
          <table:table-cell table:number-columns-repeated="2"/>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まわりてめぐる 家族の幸せご飯</text:p>
          </table:table-cell>
          <table:table-cell office:value-type="string" calcext:value-type="string">
            <text:p>あっちゃん保健師</text:p>
          </table:table-cell>
          <table:table-cell office:value-type="string" calcext:value-type="string">
            <text:p>開業保健師協会</text:p>
          </table:table-cell>
          <table:table-cell/>
          <table:table-cell office:value-type="string" calcext:value-type="string">
            <text:p>5.からだ</text:p>
          </table:table-cell>
          <table:table-cell office:value-type="string" calcext:value-type="string">
            <text:p>私は喘息が改善、夫は－17kgダイエットに成功し5年間リバウンド無し、予防接種でしか受診しないことで知られている元気な子供達。そんな家族の健康を守るあっちゃんが調理・お話し・色んな質問にも答えちゃいます。</text:p>
          </table:table-cell>
          <table:table-cell office:value-type="string" calcext:value-type="string">
            <text:p>体験形式, 対話形式, 聴講形式</text:p>
          </table:table-cell>
          <table:table-cell office:value-type="string" calcext:value-type="string">
            <text:p>\500</text:p>
          </table:table-cell>
          <table:table-cell office:value-type="string" calcext:value-type="string">
            <text:p>エプロン、筆記用具</text:p>
          </table:table-cell>
          <table:table-cell office:value-type="string" calcext:value-type="string">
            <text:p>就学前親子, 小学生, 中学生, 大人</text:p>
          </table:table-cell>
          <table:table-cell office:value-type="string" calcext:value-type="string">
            <text:p>10人</text:p>
          </table:table-cell>
          <table:table-cell office:value-type="string" calcext:value-type="string">
            <text:p>坂本 恵利子さん</text:p>
          </table:table-cell>
          <table:table-cell office:value-type="string" calcext:value-type="string">
            <text:p>８月３日（土）1限目, ８月３日（土）2限目, ８月４日（日）1限目, ８月４日（日）2限目, ８月４日（日）3限目, ８月４日（日）4限目, ８月４日（日）5限目</text:p>
          </table:table-cell>
          <table:table-cell office:value-type="string" calcext:value-type="string">
            <text:p>８月３日（土）3限目, ８月３日（土）4限目, ８月３日（土）5限目</text:p>
          </table:table-cell>
          <table:table-cell office:value-type="string" calcext:value-type="string">
            <text:p>③調理教室</text:p>
          </table:table-cell>
          <table:table-cell office:value-type="string" calcext:value-type="string">
            <text:p>調理器具（食器を除く） 20で③調理教室を選択した場合のみ 詳細を23へご記入下さい</text:p>
          </table:table-cell>
          <table:table-cell office:value-type="string" calcext:value-type="string">
            <text:p>連続（1つの講座に2コマ必要な授業）</text:p>
          </table:table-cell>
          <table:table-cell office:value-type="string" calcext:value-type="string">
            <text:p>鍋、フライパン、おたま、菜箸、ボール、オーブン、炊飯器</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尼大縁起絵巻　サピエンチア タワーの秘密</text:p>
          </table:table-cell>
          <table:table-cell office:value-type="string" calcext:value-type="string">
            <text:p>薮野 正明</text:p>
          </table:table-cell>
          <table:table-cell table:number-columns-repeated="2"/>
          <table:table-cell office:value-type="string" calcext:value-type="string">
            <text:p>8.こころ</text:p>
          </table:table-cell>
          <table:table-cell office:value-type="string" calcext:value-type="string">
            <text:p>尼崎の中央にそびえ立つ叡智の塔。福知山脱線事故のあと、オウムにも通じた宗教学の権威がそこに見出したのは …将軍吉宗の享保の改革理念だった。新時代の方向 不確かな いま、時空を超えたコラボレーションに迫ります</text:p>
          </table:table-cell>
          <table:table-cell office:value-type="string" calcext:value-type="string">
            <text:p>聴講形式</text:p>
          </table:table-cell>
          <table:table-cell table:number-columns-repeated="2"/>
          <table:table-cell office:value-type="string" calcext:value-type="string">
            <text:p>中学生, 大人</text:p>
          </table:table-cell>
          <table:table-cell office:value-type="string" calcext:value-type="string">
            <text:p>立ち見 可</text:p>
          </table:table-cell>
          <table:table-cell office:value-type="string" calcext:value-type="string">
            <text:p>学 報</text:p>
          </table:table-cell>
          <table:table-cell office:value-type="string" calcext:value-type="string">
            <text:p>８月３日（土）1限目, ８月３日（土）2限目, ８月３日（土）3限目, ８月４日（日）1限目, ８月４日（日）2限目, ８月４日（日）3限目</text:p>
          </table:table-cell>
          <table:table-cell office:value-type="string" calcext:value-type="string">
            <text:p>８月３日（土）4限目, ８月３日（土）5限目, ８月４日（日）4限目, ８月４日（日）5限目</text:p>
          </table:table-cell>
          <table:table-cell office:value-type="string" calcext:value-type="string">
            <text:p>①普通教室</text:p>
          </table:table-cell>
          <table:table-cell table:number-columns-repeated="2"/>
          <table:table-cell office:value-type="string" calcext:value-type="string">
            <text:p>なるべく 幅広い考えや世代の方に 参加してほしい</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食べよう！！朝ごはん</text:p>
          </table:table-cell>
          <table:table-cell office:value-type="string" calcext:value-type="string">
            <text:p>中原、池田、山口、江崎</text:p>
          </table:table-cell>
          <table:table-cell office:value-type="string" calcext:value-type="string">
            <text:p>園田学園つながりプロジェクト</text:p>
          </table:table-cell>
          <table:table-cell/>
          <table:table-cell office:value-type="string" calcext:value-type="string">
            <text:p>9.くらし</text:p>
          </table:table-cell>
          <table:table-cell office:value-type="string" calcext:value-type="string">
            <text:p>皆さんは、朝ごはんを食べていますか？朝ごはんの大切さを知っていますか？朝ごはんを食べることでいっぱい良いことがあることをお話します！また、夏の敵、日焼けについてなど盛り沢山です！</text:p>
          </table:table-cell>
          <table:table-cell office:value-type="string" calcext:value-type="string">
            <text:p>対話形式</text:p>
          </table:table-cell>
          <table:table-cell table:number-columns-repeated="2"/>
          <table:table-cell office:value-type="string" calcext:value-type="string">
            <text:p>就学前親子, 小学生, 中学生, 大人</text:p>
          </table:table-cell>
          <table:table-cell/>
          <table:table-cell office:value-type="string" calcext:value-type="string">
            <text:p>実行員から</text:p>
          </table:table-cell>
          <table:table-cell office:value-type="string" calcext:value-type="string">
            <text:p>８月３日（土）1限目, ８月３日（土）2限目, ８月３日（土）3限目, ８月４日（日）1限目, ８月４日（日）2限目, ８月４日（日）3限目</text:p>
          </table:table-cell>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エコなガラスびんではーバリウムをろう！</text:p>
          </table:table-cell>
          <table:table-cell office:value-type="string" calcext:value-type="string">
            <text:p>・CSR</text:p>
          </table:table-cell>
          <table:table-cell office:value-type="string" calcext:value-type="string">
            <text:p>日本山村硝子株式会社</text:p>
          </table:table-cell>
          <table:table-cell office:value-type="string" calcext:value-type="string">
            <text:p>https://www.yamamura.co.jp/</text:p>
          </table:table-cell>
          <table:table-cell office:value-type="string" calcext:value-type="string">
            <text:p>6.つくる</text:p>
          </table:table-cell>
          <table:table-cell office:value-type="string" calcext:value-type="string">
            <text:p>のであるガラスびんの３R（リデュース・リユース・リサイクル）をびます。ガラスびんをってのハーバリウムりをしみましょう。</text:p>
          </table:table-cell>
          <table:table-cell office:value-type="string" calcext:value-type="string">
            <text:p>体験形式</text:p>
          </table:table-cell>
          <table:table-cell/>
          <table:table-cell office:value-type="string" calcext:value-type="string">
            <text:p>なし</text:p>
          </table:table-cell>
          <table:table-cell/>
          <table:table-cell office:value-type="float" office:value="20" calcext:value-type="float">
            <text:p>20</text:p>
          </table:table-cell>
          <table:table-cell office:value-type="string" calcext:value-type="string">
            <text:p>実行委員より</text:p>
          </table:table-cell>
          <table:table-cell office:value-type="string" calcext:value-type="string">
            <text:p>８月３日（土）1限目, ８月３日（土）2限目, ８月３日（土）3限目, ８月４日（日）1限目, ８月４日（日）2限目, ８月４日（日）3限目</text:p>
          </table:table-cell>
          <table:table-cell office:value-type="string" calcext:value-type="string">
            <text:p><text:s/>８月３日（土）4限目, ８月３日（土）5限目,８月４日（日）4限目, ８月４日（日）5限目</text:p>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office:value-type="string" calcext:value-type="string">
            <text:p>センセイセミナーけるとしいです。</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よくわかる成年後見制度</text:p>
          </table:table-cell>
          <table:table-cell office:value-type="string" calcext:value-type="string">
            <text:p>伊藤　剛史</text:p>
          </table:table-cell>
          <table:table-cell office:value-type="string" calcext:value-type="string">
            <text:p>尼崎市成年後見等支援センター</text:p>
          </table:table-cell>
          <table:table-cell/>
          <table:table-cell office:value-type="string" calcext:value-type="string">
            <text:p>9.くらし</text:p>
          </table:table-cell>
          <table:table-cell office:value-type="string" calcext:value-type="string">
            <text:p>日ごろ、成年後見制度や成年後見人といった言葉を見たり、聞いたりすることがあっても詳しくは良くわからないという人も多いのでは、ないでしょうか。どんな制度で、どうしたら利用できるのか、メリットやデメリットなど詳しく解説します。</text:p>
          </table:table-cell>
          <table:table-cell office:value-type="string" calcext:value-type="string">
            <text:p>聴講形式</text:p>
          </table:table-cell>
          <table:table-cell table:number-columns-repeated="2"/>
          <table:table-cell office:value-type="string" calcext:value-type="string">
            <text:p>大人</text:p>
          </table:table-cell>
          <table:table-cell office:value-type="string" calcext:value-type="string">
            <text:p>約２０人</text:p>
          </table:table-cell>
          <table:table-cell office:value-type="string" calcext:value-type="string">
            <text:p>本部からのメール</text:p>
          </table:table-cell>
          <table:table-cell office:value-type="string" calcext:value-type="string">
            <text:p>８月３日（土）1限目, ８月３日（土）2限目, ８月３日（土）3限目, ８月４日（日）1限目, ８月４日（日）2限目, ８月４日（日）3限目</text:p>
          </table:table-cell>
          <table:table-cell office:value-type="string" calcext:value-type="string">
            <text:p>８月３日（土）4限目, ８月３日（土）5限目, ８月４日（日）4限目, ８月４日（日）5限目</text:p>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狛犬から世界が見える</text:p>
          </table:table-cell>
          <table:table-cell office:value-type="string" calcext:value-type="string">
            <text:p>マキクニヒコ</text:p>
          </table:table-cell>
          <table:table-cell table:number-columns-repeated="2"/>
          <table:table-cell office:value-type="string" calcext:value-type="string">
            <text:p>10.アート</text:p>
          </table:table-cell>
          <table:table-cell office:value-type="string" calcext:value-type="string">
            <text:p>狛犬って、神社とかにあるあれですよ。何であれが置いてあるのか気になったことはないですか？ない人もある人も、あれから世界を覗いてみましょう。</text:p>
          </table:table-cell>
          <table:table-cell office:value-type="string" calcext:value-type="string">
            <text:p>聴講形式</text:p>
          </table:table-cell>
          <table:table-cell table:number-columns-repeated="2" office:value-type="string" calcext:value-type="string">
            <text:p>なし</text:p>
          </table:table-cell>
          <table:table-cell office:value-type="string" calcext:value-type="string">
            <text:p>小学生, 中学生, 大人</text:p>
          </table:table-cell>
          <table:table-cell/>
          <table:table-cell office:value-type="string" calcext:value-type="string">
            <text:p>清田くんから</text:p>
          </table:table-cell>
          <table:table-cell office:value-type="string" calcext:value-type="string">
            <text:p>８月３日（土）1限目, ８月３日（土）2限目, ８月３日（土）3限目, ８月３日（土）4限目, ８月４日（日）1限目, ８月４日（日）2限目</text:p>
          </table:table-cell>
          <table:table-cell office:value-type="string" calcext:value-type="string">
            <text:p>８月３日（土）5限目, ８月４日（日）3限目, ８月４日（日）4限目, ８月４日（日）5限目</text:p>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単発（1コマ（50分で完結する授業））</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災害時要配慮者の支援をどうするの？　防災・減災コミュニティ</text:p>
          </table:table-cell>
          <table:table-cell table:number-columns-repeated="2" office:value-type="string" calcext:value-type="string">
            <text:p>県立尼崎小田高校　看護医療・健康類型</text:p>
          </table:table-cell>
          <table:table-cell office:value-type="string" calcext:value-type="string">
            <text:p>https://www.hyogo-c.ed.jp/~amaoda-hs/</text:p>
          </table:table-cell>
          <table:table-cell office:value-type="string" calcext:value-type="string">
            <text:p>4.よのなか</text:p>
          </table:table-cell>
          <table:table-cell office:value-type="string" calcext:value-type="string">
            <text:p>災害時要配慮者の支援について地域でどのように行っていくのか、難しい問題です。地域コミュニティを築いていくしかないが、地域の繋がりは希薄化していくばかり、災害に強い地域コミュニティのために高校生がみなさんと話合いたいです。</text:p>
          </table:table-cell>
          <table:table-cell office:value-type="string" calcext:value-type="string">
            <text:p>対話形式</text:p>
          </table:table-cell>
          <table:table-cell table:number-columns-repeated="2"/>
          <table:table-cell office:value-type="string" calcext:value-type="string">
            <text:p>中学生, 大人</text:p>
          </table:table-cell>
          <table:table-cell/>
          <table:table-cell office:value-type="string" calcext:value-type="string">
            <text:p>昨年も参加。</text:p>
          </table:table-cell>
          <table:table-cell office:value-type="string" calcext:value-type="string">
            <text:p>８月３日（土）1限目, ８月３日（土）2限目, ８月３日（土）3限目, ８月４日（日）1限目, ８月４日（日）2限目</text:p>
          </table:table-cell>
          <table:table-cell office:value-type="string" calcext:value-type="string">
            <text:p>８月３日（土）4限目, ８月３日（土）5限目, ８月４日（日）3限目, ８月４日（日）4限目, ８月４日（日）5限目</text:p>
          </table:table-cell>
          <table:table-cell office:value-type="string" calcext:value-type="string">
            <text:p>①普通教室</text:p>
          </table:table-cell>
          <table:table-cell office:value-type="string" calcext:value-type="string">
            <text:p>プロジェクター（VGA端子のみ）</text:p>
          </table:table-cell>
          <table:table-cell office:value-type="string" calcext:value-type="string">
            <text:p>講座</text:p>
          </table:table-cell>
          <table:table-cell/>
          <table:table-cell office:value-type="string" calcext:value-type="string">
            <text:p>はい</text:p>
          </table:table-cell>
        </table:table-row>
        <table:table-row table:style-name="ro1">
          <table:table-cell/>
          <table:table-cell office:value-type="string" calcext:value-type="string">
            <text:p>今年も開催！水道ラボ　実験教室</text:p>
          </table:table-cell>
          <table:table-cell office:value-type="string" calcext:value-type="string">
            <text:p>公営企業局　上水管理課職員</text:p>
          </table:table-cell>
          <table:table-cell office:value-type="string" calcext:value-type="string">
            <text:p>公営企業局　浄水管理課</text:p>
          </table:table-cell>
          <table:table-cell office:value-type="string" calcext:value-type="string">
            <text:p>https://amasui.org/</text:p>
          </table:table-cell>
          <table:table-cell office:value-type="string" calcext:value-type="string">
            <text:p>９．くらし</text:p>
          </table:table-cell>
          <table:table-cell office:value-type="string" calcext:value-type="string">
            <text:p>じゃ口から出てくる水道水はいったいどのようにしてつくられているのでしょうか？水道水ができるまでを実験を通じて体感しませんか？水道水のおいしい飲み方も紹介します。</text:p>
          </table:table-cell>
          <table:table-cell office:value-type="string" calcext:value-type="string">
            <text:p>体験形式</text:p>
          </table:table-cell>
          <table:table-cell office:value-type="string" calcext:value-type="string">
            <text:p>無料</text:p>
          </table:table-cell>
          <table:table-cell/>
          <table:table-cell office:value-type="string" calcext:value-type="string">
            <text:p>１．就学前親子・小学生</text:p>
          </table:table-cell>
          <table:table-cell office:value-type="string" calcext:value-type="string">
            <text:p>１０組以内</text:p>
          </table:table-cell>
          <table:table-cell office:value-type="string" calcext:value-type="string">
            <text:p>サマセミHP</text:p>
          </table:table-cell>
          <table:table-cell office:value-type="string" calcext:value-type="string">
            <text:p>８月３日（土）1限目, ８月３日（土）3限目, ８月４日（日）1限目, ８月４日（日）3限目</text:p>
          </table:table-cell>
          <table:table-cell/>
          <table:table-cell office:value-type="string" calcext:value-type="string">
            <text:p>②特別教室（水道あり、机を動かせない部屋もあり）</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どこに行っても恥ずかしくない着付け講座・浴衣編</text:p>
          </table:table-cell>
          <table:table-cell office:value-type="string" calcext:value-type="string">
            <text:p>河井こずえ</text:p>
          </table:table-cell>
          <table:table-cell office:value-type="string" calcext:value-type="string">
            <text:p>日本和装協会認定着付師範</text:p>
          </table:table-cell>
          <table:table-cell/>
          <table:table-cell office:value-type="string" calcext:value-type="string">
            <text:p>9.くらし</text:p>
          </table:table-cell>
          <table:table-cell office:value-type="string" calcext:value-type="string">
            <text:p>綺麗・早い・苦しくない着付け講座です。着方ひとつで若さをだしたり、清楚にみせたり、色気をだしたり、自在です。万が一着崩れたときの対処法や、浴衣のたたみ方や、鏡がない場所でも自分でさっと着れるように伝授していきます。日本の和の美しさを若い方や小さな子供さんいるママさんも抵抗なく楽しんでいただきたいので開講します。今回は夏祭りに向けての浴衣講座です。</text:p>
          </table:table-cell>
          <table:table-cell office:value-type="string" calcext:value-type="string">
            <text:p>体験形式</text:p>
          </table:table-cell>
          <table:table-cell office:value-type="string" calcext:value-type="string">
            <text:p>500円</text:p>
          </table:table-cell>
          <table:table-cell office:value-type="string" calcext:value-type="string">
            <text:p>浴衣・帯・タオル2枚・腰紐3本</text:p>
          </table:table-cell>
          <table:table-cell office:value-type="string" calcext:value-type="string">
            <text:p>就学前親子, 小学生, 中学生, 大人</text:p>
          </table:table-cell>
          <table:table-cell office:value-type="string" calcext:value-type="string">
            <text:p>20人</text:p>
          </table:table-cell>
          <table:table-cell office:value-type="string" calcext:value-type="string">
            <text:p>生徒として参加したときにしりました</text:p>
          </table:table-cell>
          <table:table-cell office:value-type="string" calcext:value-type="string">
            <text:p>８月３日（土）1限目, ８月３日（土）2限目, ８月４日（日）1限目, ８月４日（日）2限目</text:p>
          </table:table-cell>
          <table:table-cell/>
          <table:table-cell office:value-type="string" calcext:value-type="string">
            <text:p>②特別教室（水道あり、机を動かせない部屋もあり）</text:p>
          </table:table-cell>
          <table:table-cell table:number-columns-repeated="2"/>
          <table:table-cell office:value-type="string" calcext:value-type="string">
            <text:p>できれば畳の部屋などがあればありがたいです</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伝統文化を楽しもう！いけばな体験</text:p>
          </table:table-cell>
          <table:table-cell office:value-type="string" calcext:value-type="string">
            <text:p>西 多美保</text:p>
          </table:table-cell>
          <table:table-cell office:value-type="string" calcext:value-type="string">
            <text:p>未生流笹岡 師範会</text:p>
          </table:table-cell>
          <table:table-cell/>
          <table:table-cell office:value-type="string" calcext:value-type="string">
            <text:p>10.アート</text:p>
          </table:table-cell>
          <table:table-cell office:value-type="string" calcext:value-type="string">
            <text:p>いけばなの歴史やお花をいける時のコツなどをお伝えしながら、生け花を体験していただきます。いけたお花はそのまま持って帰っていただきます。</text:p>
          </table:table-cell>
          <table:table-cell office:value-type="string" calcext:value-type="string">
            <text:p>体験形式</text:p>
          </table:table-cell>
          <table:table-cell office:value-type="string" calcext:value-type="string">
            <text:p>700円</text:p>
          </table:table-cell>
          <table:table-cell office:value-type="string" calcext:value-type="string">
            <text:p>ハンドタオルと筆記用具</text:p>
          </table:table-cell>
          <table:table-cell office:value-type="string" calcext:value-type="string">
            <text:p>就学前親子, 小学生, 中学生, 大人</text:p>
          </table:table-cell>
          <table:table-cell office:value-type="string" calcext:value-type="string">
            <text:p>10人</text:p>
          </table:table-cell>
          <table:table-cell office:value-type="string" calcext:value-type="string">
            <text:p>メール</text:p>
          </table:table-cell>
          <table:table-cell office:value-type="string" calcext:value-type="string">
            <text:p>８月４日（日）2限目, ８月４日（日）3限目, ８月４日（日）4限目</text:p>
          </table:table-cell>
          <table:table-cell office:value-type="string" calcext:value-type="string">
            <text:p>８月３日（土）1限目, ８月３日（土）2限目, ８月３日（土）3限目, ８月３日（土）4限目, ８月３日（土）5限目</text:p>
          </table:table-cell>
          <table:table-cell office:value-type="string" calcext:value-type="string">
            <text:p>②特別教室（水道あり、机を動かせない部屋もあり）</text:p>
          </table:table-cell>
          <table:table-cell/>
          <table:table-cell office:value-type="string" calcext:value-type="string">
            <text:p>単発（1コマ（50分で完結する授業））</text:p>
          </table:table-cell>
          <table:table-cell office:value-type="string" calcext:value-type="string">
            <text:p>同じ内容を2コマ希望します。近くにトイレなど水道があれば普通教室でも可能です。</text:p>
          </table:table-cell>
          <table:table-cell office:value-type="string" calcext:value-type="string">
            <text:p>はい</text:p>
          </table:table-cell>
        </table:table-row>
        <table:table-row table:style-name="ro1">
          <table:table-cell/>
          <table:table-cell office:value-type="string" calcext:value-type="string">
            <text:p>村野藤吾建築ガイド</text:p>
          </table:table-cell>
          <table:table-cell office:value-type="string" calcext:value-type="string">
            <text:p>中田　明義</text:p>
          </table:table-cell>
          <table:table-cell office:value-type="string" calcext:value-type="string">
            <text:p>大庄南生涯学習センターガイドボランティア</text:p>
          </table:table-cell>
          <table:table-cell/>
          <table:table-cell office:value-type="string" calcext:value-type="string">
            <text:p>９．くらし</text:p>
          </table:table-cell>
          <table:table-cell office:value-type="string" calcext:value-type="string">
            <text:p>今回は、村野藤吾建築の市庁舎について。その面白さについて。</text:p>
          </table:table-cell>
          <table:table-cell office:value-type="string" calcext:value-type="string">
            <text:p>聴講形式</text:p>
          </table:table-cell>
          <table:table-cell office:value-type="string" calcext:value-type="string">
            <text:p>無料</text:p>
          </table:table-cell>
          <table:table-cell/>
          <table:table-cell office:value-type="string" calcext:value-type="string">
            <text:p>３．中高生　４．大人</text:p>
          </table:table-cell>
          <table:table-cell office:value-type="string" calcext:value-type="string">
            <text:p>２０人以内</text:p>
          </table:table-cell>
          <table:table-cell office:value-type="string" calcext:value-type="string">
            <text:p>事務局より</text:p>
          </table:table-cell>
          <table:table-cell office:value-type="string" calcext:value-type="string">
            <text:p><text:s/>８月4日（土）4限目, ８月4日（土）5限目</text:p>
          </table:table-cell>
          <table:table-cell/>
          <table:table-cell office:value-type="string" calcext:value-type="string">
            <text:p>①普通教室</text:p>
          </table:table-cell>
          <table:table-cell/>
          <table:table-cell office:value-type="string" calcext:value-type="string">
            <text:p>単発講座</text:p>
          </table:table-cell>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おもしろ俳句談義</text:p>
          </table:table-cell>
          <table:table-cell office:value-type="string" calcext:value-type="string">
            <text:p>下村　透</text:p>
          </table:table-cell>
          <table:table-cell office:value-type="string" calcext:value-type="string">
            <text:p>JPIC読書アドバイザークラブ（JRAC）</text:p>
          </table:table-cell>
          <table:table-cell/>
          <table:table-cell office:value-type="string" calcext:value-type="string">
            <text:p>1.ことば</text:p>
          </table:table-cell>
          <table:table-cell office:value-type="string" calcext:value-type="string">
            <text:p>今年初めに、塚口在住の俳人伊丹三樹彦さん（当年１００歳　古書店を６２年間）にインタビューしました。インタビューの内容を踏まえつつ、様々な句を紹介する中から、その新しさ、面白さを伝えます。基本お喋り。作句を強要しませんのでご安心ください。</text:p>
          </table:table-cell>
          <table:table-cell office:value-type="string" calcext:value-type="string">
            <text:p>体験形式, 対話形式, 聴講形式</text:p>
          </table:table-cell>
          <table:table-cell table:number-columns-repeated="2"/>
          <table:table-cell office:value-type="string" calcext:value-type="string">
            <text:p>大人</text:p>
          </table:table-cell>
          <table:table-cell/>
          <table:table-cell office:value-type="string" calcext:value-type="string">
            <text:p>みんなの尼崎大学</text:p>
          </table:table-cell>
          <table:table-cell office:value-type="string" calcext:value-type="string">
            <text:p>８月４日（日）午後</text:p>
          </table:table-cell>
          <table:table-cell/>
          <table:table-cell office:value-type="string" calcext:value-type="string">
            <text:p>①普通教室</text:p>
          </table:table-cell>
          <table:table-cell table:number-columns-repeated="2"/>
          <table:table-cell office:value-type="string" calcext:value-type="string">
            <text:p>図書部が３日の午後の図書部とかぶらないように</text:p>
          </table:table-cell>
          <table:table-cell office:value-type="string" calcext:value-type="string">
            <text:p>はい</text:p>
          </table:table-cell>
        </table:table-row>
        <table:table-row table:style-name="ro1">
          <table:table-cell office:value-type="string" calcext:value-type="string">
            <text:p>賛同する</text:p>
          </table:table-cell>
          <table:table-cell office:value-type="string" calcext:value-type="string">
            <text:p>ほっこりといすYogaしませんか</text:p>
          </table:table-cell>
          <table:table-cell office:value-type="string" calcext:value-type="string">
            <text:p>神戸地域ビジョン委員会みんなでつながり支え会う会代表　清谷善子</text:p>
          </table:table-cell>
          <table:table-cell office:value-type="string" calcext:value-type="string">
            <text:p>神戸地域ビジョン委員会みんなでつながり支え会う会</text:p>
          </table:table-cell>
          <table:table-cell office:value-type="string" calcext:value-type="string">
            <text:p>https://ameblo.jp/hansinburok/entry-12383475161.html</text:p>
          </table:table-cell>
          <table:table-cell office:value-type="string" calcext:value-type="string">
            <text:p>5.からだ</text:p>
          </table:table-cell>
          <table:table-cell office:value-type="string" calcext:value-type="string">
            <text:p>ヨガのポーズと呼吸法で気もち良さを感じ、リラックス効果に期待！ヨガのポーズを行うことで足腰の筋力の衰えを防ごう！初心者向け☆楽しくイスヨガ楽しみましょう♪</text:p>
          </table:table-cell>
          <table:table-cell office:value-type="string" calcext:value-type="string">
            <text:p>体験形式</text:p>
          </table:table-cell>
          <table:table-cell office:value-type="string" calcext:value-type="string">
            <text:p>なし</text:p>
          </table:table-cell>
          <table:table-cell office:value-type="string" calcext:value-type="string">
            <text:p>各自で水分補給・動きやすい服装</text:p>
          </table:table-cell>
          <table:table-cell office:value-type="string" calcext:value-type="string">
            <text:p>就学前親子, 小学生, 中学生, 大人</text:p>
          </table:table-cell>
          <table:table-cell office:value-type="string" calcext:value-type="string">
            <text:p>10名程</text:p>
          </table:table-cell>
          <table:table-cell office:value-type="string" calcext:value-type="string">
            <text:p>尼崎市市の職員様と落語の吉田様</text:p>
          </table:table-cell>
          <table:table-cell office:value-type="string" calcext:value-type="string">
            <text:p>８月３日（土）４限目</text:p>
          </table:table-cell>
          <table:table-cell office:value-type="string" calcext:value-type="string">
            <text:p>８月３日（土）1限目, ８月３日（土）2限目, ８月３日（土）3限目, ８月３日（土）5限目, ８月４日（日）1限目, ８月４日（日）2限目, ８月４日（日）3限目</text:p>
          </table:table-cell>
          <table:table-cell office:value-type="string" calcext:value-type="string">
            <text:p>①普通教室</text:p>
          </table:table-cell>
          <table:table-cell/>
          <table:table-cell office:value-type="string" calcext:value-type="string">
            <text:p>単発（1コマ（50分で完結する授業））</text:p>
          </table:table-cell>
          <table:table-cell office:value-type="string" calcext:value-type="string">
            <text:p>CDデッキは持ち込み可能でしょうか、コンセント使用しても大丈夫でしょうか</text:p>
          </table:table-cell>
          <table:table-cell office:value-type="string" calcext:value-type="string">
            <text:p>はい</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date-style style:name="N112">
      <number:month/>
      <number:text>月</number:text>
      <number:day/>
      <number:text>日</number:text>
    </number:date-style>
    <number:number-style style:name="N114P0" style:volatile="true">
      <number:text>¥</number:text>
      <number:number number:decimal-places="0" loext:min-decimal-places="0" number:min-integer-digits="1" number:grouping="true"/>
    </number:number-style>
    <number:number-style style:name="N114">
      <number:text>¥-</number:text>
      <number:number number:decimal-places="0" loext:min-decimal-places="0" number:min-integer-digits="1" number:grouping="true"/>
      <style:map style:condition="value()&gt;=0" style:apply-style-name="N114P0"/>
    </number:number-style>
    <number:number-style style:name="N115P0" style:volatile="true">
      <number:text>¥</number:text>
      <number:number number:decimal-places="0" loext:min-decimal-places="0" number:min-integer-digits="1" number:grouping="true"/>
    </number:number-style>
    <number:number-style style:name="N115">
      <style:text-properties fo:color="#ff0000"/>
      <number:text>¥-</number:text>
      <number:number number:decimal-places="0" loext:min-decimal-places="0" number:min-integer-digits="1" number:grouping="true"/>
      <style:map style:condition="value()&gt;=0" style:apply-style-name="N115P0"/>
    </number:number-style>
    <number:number-style style:name="N117P0" style:volatile="true">
      <number:text>¥</number:text>
      <number:number number:decimal-places="2" loext:min-decimal-places="2" number:min-integer-digits="1" number:grouping="true"/>
    </number:number-style>
    <number:number-style style:name="N117">
      <number:text>¥-</number:text>
      <number:number number:decimal-places="2" loext:min-decimal-places="2" number:min-integer-digits="1" number:grouping="true"/>
      <style:map style:condition="value()&gt;=0" style:apply-style-name="N117P0"/>
    </number:number-style>
    <number:number-style style:name="N118P0" style:volatile="true">
      <number:text>¥</number:text>
      <number:number number:decimal-places="2" loext:min-decimal-places="2" number:min-integer-digits="1" number:grouping="true"/>
    </number:number-style>
    <number:number-style style:name="N118">
      <style:text-properties fo:color="#ff0000"/>
      <number:text>¥-</number:text>
      <number:number number:decimal-places="2" loext:min-decimal-places="2" number:min-integer-digits="1" number:grouping="true"/>
      <style:map style:condition="value()&gt;=0" style:apply-style-name="N118P0"/>
    </number:number-style>
    <number:number-style style:name="N120P0" style:volatile="true">
      <number:text>$</number:text>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number:text>
      <style:map style:condition="value()&gt;=0" style:apply-style-name="N120P0"/>
    </number:number-style>
    <number:number-style style:name="N121P0" style:volatile="true">
      <number:text>$</number:text>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number:text>
      <style:map style:condition="value()&gt;=0" style:apply-style-name="N121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fill-character> </loext:fill-character>
      <number:number number:decimal-places="0" loext:min-decimal-places="0" number:min-integer-digits="1" number:grouping="true"/>
      <number:text> </number:text>
    </number:number-style>
    <number:number-style style:name="N132P1" style:volatile="true">
      <loext:fill-character> </loext:fill-character>
      <number:text>-</number:text>
      <number:number number:decimal-places="0" loext:min-decimal-places="0" number:min-integer-digits="1" number:grouping="true"/>
      <number:text> </number:text>
    </number:number-style>
    <number:number-style style:name="N132P2" style:volatile="true">
      <loext:fill-character> </loext:fill-character>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0" loext:min-decimal-places="0" number:min-integer-digits="1" number:grouping="true"/>
      <number:text> </number:text>
    </number:number-style>
    <number:number-style style:name="N136P1" style:volatile="true">
      <loext:text> ¥</loext:text>
      <loext:fill-character> </loext:fill-character>
      <number:text>-</number:text>
      <number:number number:decimal-places="0" loext:min-decimal-places="0" number:min-integer-digits="1" number:grouping="true"/>
      <number:text> </number:text>
    </number:number-style>
    <number:number-style style:name="N136P2" style:volatile="true">
      <loext:text> ¥</loext:text>
      <loext:fill-character> </loext:fill-character>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fill-character> </loext:fill-character>
      <number:number number:decimal-places="2" loext:min-decimal-places="2" number:min-integer-digits="1" number:grouping="true"/>
      <number:text> </number:text>
    </number:number-style>
    <number:number-style style:name="N140P1" style:volatile="true">
      <loext:fill-character> </loext:fill-character>
      <number:text>-</number:text>
      <number:number number:decimal-places="2" loext:min-decimal-places="2" number:min-integer-digits="1" number:grouping="true"/>
      <number:text> </number:text>
    </number:number-style>
    <number:number-style style:name="N140P2" style:volatile="true">
      <loext:fill-character> </loext:fill-character>
      <number:text>-</number:text>
      <number:number number:decimal-places="0" loext:min-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 </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ext-properties style:font-name-asian="ＭＳ Ｐゴシック" style:font-family-asian="'ＭＳ Ｐゴシック'"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cale-to="1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7">0000/00/00</text:date>, <text:time style:data-style-name="N2" text:time-value="13:30:32.5135111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2:20:26.939000000</meta:creation-date>
    <dc:date>2019-05-17T14:12:32.050543749</dc:date>
    <meta:editing-duration>P4DT5H58M31S</meta:editing-duration>
    <meta:editing-cycles>299</meta:editing-cycles>
    <meta:generator>LibreOffice/6.2.3.2$Linux_X86_64 LibreOffice_project/20$Build-2</meta:generator>
    <meta:document-statistic meta:table-count="2" meta:cell-count="1265" meta:object-count="1"/>
  </office:meta>
</office:document-meta>
</file>

<file path=Basic/Standard/createTimeTable.xml><?xml version="1.0" encoding="utf-8"?>
<!DOCTYPE module  PUBLIC '-//OpenOffice.org//DTD OfficeDocument 1.0//EN'  'module.dtd'>
<script:module xmlns:script="http://openoffice.org/2000/script" script:name="createTimeTable" script:language="StarBasic">'
' Copyright (c) 2016 ただまさゆき
' This software is released under the MIT License.
' http://opensource.org/licenses/mit-license.php
' 自動割振ツール
'  普通教室の想定は５室　時間割シートの教室ｎ列を挿入削除する事で増減可能
'  プロジェクタとＰＣは７台の想定 設定セルを編集する事で増減可能
' まいこん Ver1.0 2016/04/02 新規作成
' まいこん Ver2.0 2018/04/20 同一時間の同一センセイ回避機能追加
'

Private classRoomMax As Integer
Private maxColumn As Integer
Private odsSheet As Object
Private Const MIN_ROW As Integer        = 2
Private Const MAX_ROW As Integer       = 12
Private Const MIN_COLUMN As Integer = 3
Private Const DAY_TIME_COLUMN As Integer = MIN_COLUMN - 1
Private Const CLASSROOM_ROW As Integer    = MIN_ROW - 1
Private prjStock As Integer
Private pcStock As Integer
Private Const PROJECTOR_COLUMN As Integer = MIN_COLUMN + 2
Private Const PROJECTOR_ROW As Integer        = MAX_ROW + 3
Private Const PC_COLUMN As Integer               = MIN_COLUMN + 2
Private Const PC_ROW As Integer                      = MAX_ROW + 4
Private errorTuition( ) As String
Private Const TMP_SHEET_NAME As String    = "一時シート"
Private Const ERROR_SHEET_NAME As String = "割り振れなかった授業"
Private tmpSheet As Object
Private crlf As String
Private delimiter As String
Private Const BLANK As String                = ""
Private Const SPACE As String                = " "
Private Const SHIFT_JIS As String           = "60"
Private Const UTF_8 As String                 = "76"
Private Const CSV_ENCODING As String = SHIFT_JIS
Private csvSheet As Object
Private csvCmp As Object
Private Const TUITION_PRIORITY_MIN As Integer        = 9
Private Const CLASSROOM_PRIORITY_MIN As Integer = 5
Private Const EQUIPMENT_PRIORITY_MIN As Integer = 3
Private Const TUITION_FORM_COLUMN As Integer    = 17	'R
Private Const CAN_TUITION_COLUMN  As Integer      = 13	'N
Private Const CANT_TUITION_COLUMN As Integer     = 14	'O
Private Const CLASSROOM_COLUMN    As Integer      = 15	'P
Private Const EQUIPMENT_COLUMN    As Integer       = 16	'Q
Private Const TITLE_COLUMN          As Integer            = 1	'B
Private Const TEACHER_COLUMN    As Integer            = 2	'C

'
' 主処理
'
Sub Main
	initialize( )
	
	sortTemporarySheet( csvCmp)
	
	Dim i As Integer: i = 1
	While tmpSheet.getCellByPosition( 1, i).String &lt;&gt; BLANK
		setTuition( tmpSheet, i)
		i = i + 1
	Wend
	
	destroy( csvCmp)
End Sub

'
' 初期化
'
Sub initialize
	Dim fileName As String: fileName = ThisComponent.getTitle( )
	Dim filePath As String: filePath = ConvertFromURL( ThisComponent.getLocation( ))
	Dim nextFile As String
	
	odsSheet = ThisComponent.CurrentController.ActiveSheet
	With odsSheet
'		プロジェクタ数とパソコン数を設定から取得
		prjStock = CInt( .getCellByPosition( PROJECTOR_COLUMN, PROJECTOR_ROW).String)
		pcStock = CInt( .getCellByPosition( PC_COLUMN, PC_ROW).String)
'		改行コード
		crlf = Chr$( 10)
		delimiter = ","	'・
	
		Dim j As Integer: j = MIN_COLUMN
'		教室の最大数を取得
		While .getCellByPosition( j, 1).String &lt;&gt; BLANK
'			print .getCellByPosition( j, 1).String
			If 0 &lt; InStr( .getCellByPosition( j, 1).String, "普通教室") Then
				classRoomMax = j
			End If
			j = j + 1
		Wend
		maxColumn = j - 1
		If 6 = MsgBox( "自動割り振りの前に初期化を実行しますか？" &amp; crlf &amp; _
		"手動で事前割り振りを行う場合は初期化しないで（いいえを選択して）下さい" &amp; crlf &amp; _
		"初期化すると既存の割り振りは削除されます", _
		36, "自動割り振りを開始します") Then
'			既存の時間割を削除（書式は残す）
			.getCellRangeByPosition( MIN_COLUMN, MIN_ROW, maxColumn, MAX_ROW).clearContents( _
				com.sun.star.sheet.CellFlags.STRING + _
				com.sun.star.sheet.CellFlags.VALUE)
		End If
	End With
	With ThisComponent.getSheets( )
'		エラーの初期化
		.removeByName( ERROR_SHEET_NAME)
		.insertNewByName( ERROR_SHEET_NAME, 1)
	End With
	
'	同じ階層の最初に見付けたCSVを開く
	nextFile = Dir( Left( filePath, Len( filePath) - Len( fileName)), 0)
	Do While nextFile &lt;&gt; BLANK
'		print Mid(nextFile, Len( nextFile) - 3)
		If Mid(nextFile, Len( nextFile) - 3) = ".csv" Then
			Exit Do
		End If
		nextFile = Dir
	Loop
	
	Dim csvPty( 1) As New com.sun.star.beans.PropertyValue
	csvPty( 0).Name  = "FilterName"
	csvPty( 0).Value = "Text - txt - csv (StarCalc)"
	csvPty( 1).Name  = "FilterOptions"
	csvPty( 1).Value = "44,34,"&amp; CSV_ENCODING &amp;",1"
'	print ConvertToURL( Left( filePath, Len( filePath) - Len( fileName)) &amp; nextFile)
	csvCmp = _
		StarDesktop.loadComponentFromURL( _
			ConvertToURL( Left( filePath, Len( filePath) - Len( fileName)) &amp; nextFile), _
			"_default", 0, csvPty)
	csvSheet = csvCmp.getSheets( ).getByIndex( 0)
	createTemporarySheet( csvCmp)
End Sub

'
' 授業割り振り
'
Sub setTuition( ByVal tmpSheet As Object, ByVal tmpRow As Integer)
	Dim tuitionForm As String: tuitionForm = tmpSheet.getCellByPosition( TUITION_FORM_COLUMN, tmpRow).String
	Dim canTuitions( 0) As String
	If tmpSheet.getCellByPosition( CAN_TUITION_COLUMN, tmpRow).String &lt;&gt; BLANK Then
		ReDim canTuitions( Ubound( Split( tmpSheet.getCellByPosition( CAN_TUITION_COLUMN, tmpRow).String, delimiter))) As String
		canTuitions = Split( tmpSheet.getCellByPosition( CAN_TUITION_COLUMN, tmpRow).String, delimiter)
	Else
		canTuitions( 0) = BLANK
	End If
	Dim cantTuitions( 0) As String
	If tmpSheet.getCellByPosition( CANT_TUITION_COLUMN, tmpRow).String &lt;&gt; BLANK Then
		ReDim cantTuitions( Ubound( Split( tmpSheet.getCellByPosition( CANT_TUITION_COLUMN, tmpRow).String, delimiter))) As String
		cantTuitions = Split( tmpSheet.getCellByPosition( CANT_TUITION_COLUMN, tmpRow).String, delimiter)
	Else
		cantTuitions( 0) = BLANK
	End If
	Dim classRooms( 0) As String
	If tmpSheet.getCellByPosition( CLASSROOM_COLUMN, tmpRow).String &lt;&gt; BLANK Then
		ReDim classRooms( Ubound( Split( tmpSheet.getCellByPosition( CLASSROOM_COLUMN, tmpRow).String, delimiter))) As String
		classRooms = Split( tmpSheet.getCellByPosition( CLASSROOM_COLUMN, tmpRow).String, delimiter)
	Else
		classRooms( 0) = BLANK
	End If
	Dim equipments( 0) As String
	If tmpSheet.getCellByPosition( EQUIPMENT_COLUMN, tmpRow).String &lt;&gt; BLANK Then
		ReDim equipments( Ubound( Split( tmpSheet.getCellByPosition( EQUIPMENT_COLUMN, tmpRow).String, delimiter))) As String
		equipments = Split( tmpSheet.getCellByPosition( EQUIPMENT_COLUMN, tmpRow).String, delimiter)
	Else
		equipments( 0) = BLANK
	End If
	
	Dim teacher As String: teacher = tmpSheet.getCellByPosition( TEACHER_COLUMN, tmpRow).String
	Dim detail As String: detail = _
		tmpSheet.getCellByPosition( TITLE_COLUMN, tmpRow).String &amp; crlf &amp;_
		teacher &amp; crlf &amp;_
		Replace( tmpSheet.getCellByPosition( EQUIPMENT_COLUMN, tmpRow).String, delimiter, SPACE)
		' TODO: その他の長文を短く
	
	For Each canTuition In canTuitions
		For i = MIN_ROW To MAX_ROW Step 1
			If odsSheet.getCellByPosition( DAY_TIME_COLUMN, i).String = Trim( canTuition) Or _
			canTuition = BLANK Then
				For Each classRoom In classRooms
					For j = MIN_COLUMN To maxColumn Step 1
						If odsSheet.getCellByPosition( j, i).String = BLANK And _
						0 &lt; InStr( odsSheet.getCellByPosition( j, CLASSROOM_ROW).String, Mid( Trim( classRoom), 2, 3)) And _
						checkEquipment( i, equipments) Then
							For k = MIN_COLUMN To j - 1 Step 1
'								同一時間同一センセイを回避
								If 0 &lt; InStr( odsSheet.getCellByPosition( k, i).String, teacher) Then
									GoTo Continue
								End If
							Next k
							If 0 &lt; InStr( tuitionForm, "単発") Or tuitionForm = BLANK Then
								odsSheet.getCellByPosition( j, i).String = detail
								Exit Sub
							Else
'								連続
								If i &lt;&gt; Int( ( MIN_ROW + MAX_ROW) / 2) And i &lt;&gt; MAX_ROW Then
									If odsSheet.getCellByPosition( j, i + 1).String = BLANK And _
									checkEquipment( i + 1, equipments) Then
										odsSheet.getCellByPosition( j, i).String = detail
										odsSheet.getCellByPosition( j, i + 1).String = detail
										Exit Sub
									End If
								End If
							End If
						End If
					Continue:
					Next j
				Next classRoom
			End If
		Next i
	Next canTuition
	
	addErrorTuition( tmpSheet, tmpRow)
End Sub

'
' 一時シート作成
'
Sub createTemporarySheet( ByVal csvCmp As Object)
	csvCmp.getSheets( ).copyByName( csvSheet.Name, TMP_SHEET_NAME, 1)
	tmpSheet = csvCmp.getSheets( ).getByName( TMP_SHEET_NAME)
End Sub

'
' CSVの並べ替え
'
Sub sortTemporarySheet( ByVal csvCmp As Object)
	Dim sortPty( 1) As New com.sun.star.beans.PropertyValue
	Dim sortField( 0) As New com.sun.star.util.SortField
	
	sortField( 0).Field = 1
	sortField( 0).SortAscending = True
	sortPty( 0).Name = "SortFields"
	sortPty( 0).Value = sortField( )
	sortPty( 1).Name = "ContainsHeader"
	sortPty( 1).Value = True
	
	Dim cursor As Object
	cursor = tmpSheet.createCursorByRange( tmpSheet.getCellByPosition( 0, 0))
	cursor.gotoEndOfUsedArea( True)
	
'	申し込み順に並べ替え
'	tmpSheet.getCellRangeByPosition( 0, 0, cursor.getColumns.Count, cursor.getRows.Count). _
'		sort( sortPty( ))
	
	Dim i As Integer: i = 1
	While tmpSheet.getCellByPosition( 1, i).String &lt;&gt; BLANK
		tmpSheet.getCellByPosition( cursor.getColumns.Count, i).String = _
			parsePriority( _
				tmpSheet.getCellByPosition( TUITION_FORM_COLUMN, i).String , _
				tmpSheet.getCellByPosition( CAN_TUITION_COLUMN, i).String , _
				tmpSheet.getCellByPosition( CANT_TUITION_COLUMN, i).String , _
				tmpSheet.getCellByPosition( CLASSROOM_COLUMN, i).String , _
				tmpSheet.getCellByPosition( EQUIPMENT_COLUMN, i).String _
			)
		i = i + 1
	Wend
	
'	優先順位順に並べ替え
	sortField( 0).Field = cursor.getColumns.Count
	sortPty( 0).Value = sortField( )
	tmpSheet.getCellRangeByPosition( 0, 0, cursor.getColumns.Count, cursor.getRows.Count). _
		sort( sortPty( ))
End Sub

'
' 一時シート削除
'
Sub deleteTemporarySheet( ByVal csvCmp As Object)
	csvCmp.getSheets( ).removeByName( TMP_SHEET_NAME)
End Sub

'
' エラー授業
'  既に埋まってて割り振れなかった授業を別シートへ出力する
'
Sub addErrorTuition( ByVal tmpSheet As Object, ByVal tmpRow As Integer)
	ReDim Preserve errorTuition( Ubound( errorTuition( )) + 1) As String
	errorTuition( Ubound( errorTuition( ))) = _
		tmpSheet.getCellByPosition( 1, tmpRow).String &amp; SPACE &amp; _
			tmpSheet.getCellByPosition( 2, tmpRow).String
	
	Dim cursor As Object
	cursor = tmpSheet.createCursorByRange( tmpSheet.getCellByPosition( 0, 0))
	cursor.gotoEndOfUsedArea( True)
		
	With ThisComponent.Sheets( 1)
		.Rows.insertByIndex( 0, 1)
		.getCellRangeByPosition( 0, 0, cursor.getColumns.Count - 2, 0).setDataArray( _
			tmpSheet.getCellRangeByPosition( _
				0, tmpRow, cursor.getColumns.Count - 2, tmpRow _
			).getDataArray( ) _
		)
	End With
End Sub

'
' 破棄処理
'
Sub destroy( ByVal csvCmp As Object)
	deleteTemporarySheet( csvCmp)
'	csvSheet.dispose( )
	csvCmp.dispose( )
	ThisComponent.store( )
	If 0 &lt;= Ubound( errorTuition( )) Then
		Dim errorMsg As String: errorMsg = crlf
		For Each tuition In errorTuition
			errorMsg = errorMsg &amp; tuition &amp; crlf
		Next tuition
		Msgbox( _
			"自動割り振りが異常終了しました。" &amp; crlf &amp; _
			"割り振れなかった授業はこちら…" &amp; crlf &amp; _
			errorMsg &amp; crlf &amp; _
			"割り振れなかった授業シートを確認して下さい。"_
		)
	Else
		Msgbox( "自動割り振りが正常終了しました。")
	End If
End Sub

'
' 優先順位の解析
'  開講できる日時、開講できない日時、希望教室　（複数選択可）、要望する機材など
'  を解析して優先順位を返す
'
Function parsePriority( _
	ByVal tuitionForm As String, _
	ByVal canTuition As String, _
	ByVal cantTuition As String, _
	ByVal classRoom As String, _
	ByVal equipment As String _
) As String
	Dim tuitionPri As Integer: tuitionPri = 0
	If 0 &lt; Len( canTuition) Then
'		開講できる日時が指定されている場合
		tuitionPri = Ubound( Split( canTuition, delimiter))
	ElseIf 0 &lt; Len( cantTuition) Then
'		開講できない日時が指定されている場合
		tuitionPri = TUITION_PRIORITY_MIN - Ubound( Split( cantTuition, delimiter))
	Else
'		できる日時もできない日時も指定されていない場合
		tuitionPri = TUITION_PRIORITY_MIN
	End If
	
'		連続講座優先
	Dim fromPri As Integer
	If tuitionForm = BLANK Then
'		省略されている場合は単発
		fromPri = 1
	Else
		fromPri = InStr( tuitionForm, "単発")
	End If
	
'	日時と教室は指定が多い程優先順位が低い
	Dim classRoomPri As Integer: classRoomPri = Ubound( Split( classRoom, delimiter))
	If 0 = Len( classRoom) Then
'		希望教室　（複数選択可）が指定されていない場合
		classRoomPri = CLASSROOM_PRIORITY_MIN
	End If
	
'	機材は指定が多い程優先順位が高い
	Dim equipmentPri As Integer: equipmentPri = 2 - Ubound( Split( equipment, delimiter))
	If 0 = Len( equipment) Then
'		要望する機材などが指定されていない場合
		equipmentPri = EQUIPMENT_PRIORITY_MIN
	End If
	parsePriority = CStr( tuitionPri) &amp; CStr( fromPri) &amp; CStr( classRoomPri) &amp; CStr( equipmentPri)
End Function

'
' 機材の確認
'  機材が有ればTrue 無ければFalseを返す
'
Function checkEquipment( ByVal i As Integer, ByVal equipments( ) As Variant) As Boolean
	Dim prjCount As Integer: prjCount = 0
	Dim pcCount As Integer: pcCount = 0
	
	For j = MIN_COLUMN To maxColumn Step 1
		If odsSheet.getCellByPosition( j, i).String = BLANK Then
'			未設定コマの場合
			GoTo Continue
		ElseIf Ubound( Split( odsSheet.getCellByPosition( j, i).String, crlf)) &lt; 2 Then
'			設定済だが機材無の場合
			GoTo Continue
		Else
			For Each equipment In Split( Split( odsSheet.getCellByPosition( j, i).String, crlf)( 2), SPACE)
				Select Case equipment
				Case "プロジェクター"
					prjCount = prjCount + 1
				Case "パソコン"
					pcCount = pcCount + 1
				End Select
			Next equipment
		End If
	Continue:
	Next j
	For Each equipment In equipments
		Select Case Trim( equipment)
		Case "プロジェクター（VGA端子のみ）"
			If prjCount = prjStock Then
				checkEquipment = False
			End If
		Case "パソコン"
			If pcCount = pcStock Then
				checkEquipment = False
			End If
		End Select
	Next equipment
	checkEquipment = True
End Function

Sub test
		Msgbox Mid( Trim( "①普通教室"), 2, 3)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reateTime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